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ELF <text:s text:c="13"/>&gt; <text:s text:c="12"/>@ <text:s text:c="7"/>б <text:s text:c="9"/>@ 8 <text:tab/> @ <text:s text:c="12"/>@ <text:s text:c="6"/>@ <text:s text:c="6"/>@ <text:s text:c="6"/>Ь <text:s text:c="6"/>Ь <text:s text:c="22"/>8 <text:s text:c="6"/>8 <text:s text:c="6"/>8 <text:s text:c="63"/>╦ <text:s text:c="6"/>╦ <text:s text:c="21"/>P╪ <text:s text:c="5"/>Pл <text:s text:c="5"/>Pл <text:s text:c="13"/>` <text:s text:c="22"/>x╪ <text:s text:c="5"/>xл <text:s text:c="5"/>xл <text:s text:c="37"/>T <text:s text:c="6"/>T <text:s text:c="6"/>T <text:s text:c="30"/>PЕtd <text:s text:c="3"/>$╤ <text:s text:c="5"/>$╤ <text:s text:c="5"/>$╤ <text:s text:c="5"/>Э <text:s text:c="6"/>Э <text:s text:c="14"/>QЕtd <text:s text:c="51"/>RЕtd <text:s text:c="3"/>P╪ <text:s text:c="5"/>Pл <text:s text:c="5"/>Pл <text:s text:c="5"/>╟ <text:s text:c="6"/>╟ <text:s text:c="14"/>/lib64/ld-linux-x86-64.so.2 <text:s text:c="12"/>GNU <text:s text:c="92"/>. <text:s text:c="22"/>I <text:s text:c="22"/>e <text:s text:c="46"/>└ <text:s text:c="22"/>┼ <text:s text:c="2"/>" <text:s text:c="18"/>≥ <text:s text:c="22"/>═ <text:s text:c="22"/>╖ <text:s text:c="22"/>╩ <text:s text:c="22"/>б <text:s text:c="22"/>и <text:s text:c="22"/>п <text:s text:c="22"/>ь <text:s text:c="22"/>ъ <text:s text:c="22"/>Ж <text:s text:c="22"/>Ч <text:s text:c="118"/># <text:s text:c="22"/>( <text:s text:c="22"/>. <text:s text:c="22"/>6 <text:s text:c="22"/>; <text:s text:c="22"/>B <text:s text:c="22"/>G <text:s text:c="22"/>N <text:s text:c="22"/>U <text:s text:c="22"/>[ <text:s text:c="22"/>a <text:s text:c="22"/>h <text:s text:c="22"/>┐ <text:s text:c="22"/>┬ <text:s text:c="22"/>▐ <text:s text:c="22"/>√ <text:s text:c="22"/>° <text:s text:c="22"/>╒ <text:s text:c="4"/>ЯЪ╟п <text:s text:c="13"/>╖ <text:s text:c="4"/>ЯЪ`п <text:s text:c="13"/>= <text:s text:c="4"/></text:span></text:p>
      <text:p text:style-name="P1"><text:span text:style-name="T1"><text:s/>ю <text:s text:c="14"/>╝ <text:s text:c="4"/>ЯЪ`п <text:s text:c="13"/>C <text:s text:c="4"/></text:span></text:p>
      <text:p text:style-name="P1"><text:span text:style-name="T1"><text:s/>x■ <text:s text:c="14"/>time GLIBC_2.2.5 libc.so.6 __libc_start_main __gmon_start__ _init _fini _ITM_deregisterTMCloneTable _ITM_registerTMCloneTable rand qsort __cxa_finalize rewind remove _Jv_RegisterClasses perror optind printf strncmp strlen system libpthread.so.0 strtoul sprintf snprintf strcmp stderr fopen feof fread fprintf atoi fclose exit optarg memset ftell fseek getopt __stack_chk_fail GLIBC_2.4 getc _ZdaPv _ZdlPv _Znam _Znwm _end _edata __bss_start libc++.so libm.so.6 libgcc_s.so.1 $ORIGIN/../lib64:$ORIGIN/lib64 <text:s text:c="9"/>) <text:s text:c="10"/>┬ю <text:s text:c="3"/>@<text:tab/>) <text:s text:c="2"/>+ <text:s text:c="2"/>- <text:s text:c="2"/>╨Ц▓|CEуЛ╦█Я ыqX КсО <text:s text:c="104"/>0 <text:s text:c="2"/>u i<text:tab/> <text:s text:c="12"/>ii</text:span></text:p>
      <text:p text:style-name="P1"><text:span text:style-name="T1"><text:s text:c="4"/>y <text:s text:c="10"/>Ф <text:s text:c="10"/>u i<text:tab/> <text:s text:c="15"/>┬н <text:s text:c="13"/>P■ <text:s text:c="5"/>░н <text:s text:c="13"/>ю⌠ <text:s text:c="5"/>≤н <text:s text:c="14"/>▒ <text:s text:c="6"/>п <text:s text:c="14"/>п <text:s text:c="6"/>п <text:s text:c="14"/>∙ <text:s text:c="6"/>п <text:s text:c="13"/>т≥ <text:s text:c="6"/>п <text:s text:c="13"/>Ф≥ <text:s text:c="5"/>(п <text:s text:c="13"/>-  <text:s text:c="5"/>0п <text:s text:c="13"/>ъ  <text:s text:c="5"/>@п <text:s text:c="13"/>▐² <text:s text:c="5"/>Hп <text:s text:c="13"/>⌠² <text:s text:c="5"/>Pп <text:s text:c="13"/>≈² <text:s text:c="5"/>Xп <text:s text:c="13"/>⌡² <text:s text:c="5"/>═н <text:s text:c="21"/>╗н <text:s text:c="21"/>╟н <text:s text:c="21"/>╦н <text:s text:c="21"/>юн <text:s text:c="9"/><text:line-break/> <text:s text:c="10"/>ьн <text:s text:c="9"/></text:span></text:p>
      <text:p text:style-name="P1"><text:span text:style-name="T1"><text:s text:c="11"/>хн <text:s text:c="21"/>пн <text:s text:c="21"/>Ьн <text:s text:c="22"/>о <text:s text:c="22"/>о <text:s text:c="22"/>о <text:s text:c="22"/>о <text:s text:c="22"/>о <text:s text:c="21"/>(о <text:s text:c="9"/>% <text:s text:c="10"/>0о <text:s text:c="9"/>&amp; <text:s text:c="10"/>8о <text:s text:c="21"/>@о <text:s text:c="21"/>Hо <text:s text:c="21"/>Pо <text:s text:c="21"/>Xо <text:s text:c="9"/>' <text:s text:c="10"/>`о <text:s text:c="9"/># <text:s text:c="10"/>hо <text:s text:c="21"/>pо <text:s text:c="9"/>( <text:s text:c="10"/>xо <text:s text:c="21"/>─о <text:s text:c="9"/>! <text:s text:c="10"/>┬о <text:s text:c="21"/>░о <text:s text:c="21"/>≤о <text:s text:c="9"/><text:tab/> <text:s text:c="10"/>═о <text:s text:c="21"/>╗о <text:s text:c="9"/>$ <text:s text:c="10"/>╟о <text:s text:c="21"/>╦о <text:s text:c="21"/>юо <text:s text:c="21"/>хо <text:s text:c="21"/>по <text:s text:c="21"/>ьо <text:s text:c="21"/>Юо <text:s text:c="21"/>Хо <text:s text:c="21"/>По <text:s text:c="9"/></text:span></text:p>
      <text:p text:style-name="P1"><text:span text:style-name="T1"><text:s text:c="11"/>Ьо <text:s text:c="9"/>" <text:s text:c="10"/>H┐Л Хc <text:s text:c="2"/>ХM <text:s text:c="2"/>Х│┘ <text:s/>H┐д ц <text:s text:c="7"/>Ъ5 ю <text:s/>Ъ% ю <text:s/>░░░░Ъ% ю <text:s/>h <text:s text:c="3"/>ИЮЪЪЪЪ%З© <text:s/>h <text:s text:c="3"/>ИпЪЪЪЪ%Р© <text:s/>h <text:s text:c="3"/>ИюЪЪЪЪ%Й© <text:s/>h <text:s text:c="3"/>И╟ЪЪЪЪ%Б© <text:s/>h <text:s text:c="3"/>И═ЪЪЪЪ%з© <text:s/>h <text:s text:c="3"/>И░ЪЪЪЪ%р© <text:s/>h <text:s text:c="3"/>И─ЪЪЪЪ%й© <text:s/>h <text:s text:c="3"/>ИpЪЪЪЪ%б© <text:s/>h <text:s text:c="3"/>И`ЪЪЪЪ%╨© <text:s/>h<text:tab/> <text:s text:c="2"/>ИPЪЪЪЪ%╡© <text:s/>h</text:span></text:p>
      <text:p text:style-name="P1"><text:span text:style-name="T1"><text:s text:c="3"/>И@ЪЪЪЪ%╙© <text:s/>h<text:line-break/> <text:s text:c="2"/>И0ЪЪЪЪ%╒© <text:s/>h <text:s text:c="3"/>И ЪЪЪЪ% © <text:s/>h</text:span></text:p>
      <text:p text:style-name="P1"><text:span text:style-name="T1"><text:s text:c="3"/>И ЪЪЪЪ%▓© <text:s/>h <text:s text:c="3"/>И ЪЪЪЪ%┼© <text:s/>h <text:s text:c="3"/>ИПЧЪЪЪ%┌© <text:s/>h <text:s text:c="3"/>ИЮЧЪЪЪ%z© <text:s/>h <text:s text:c="3"/>ИпЧЪЪЪ%r© <text:s/>h <text:s text:c="3"/>ИюЧЪЪЪ%j© <text:s/>h <text:s text:c="3"/>И╟ЧЪЪЪ%b© <text:s/>h <text:s text:c="3"/>И═ЧЪЪЪ%Z© <text:s/>h <text:s text:c="3"/>И░ЧЪЪЪ%R© <text:s/>h <text:s text:c="3"/>И─ЧЪЪЪ%J© <text:s/>h <text:s text:c="3"/>ИpЧЪЪЪ%B© <text:s/>h <text:s text:c="3"/>И`ЧЪЪЪ%:© <text:s/>h <text:s text:c="3"/>ИPЧЪЪЪ%2© <text:s/>h <text:s text:c="3"/>И@ЧЪЪЪ%*© <text:s/>h <text:s text:c="3"/>И0ЧЪЪЪ%"© <text:s/>h <text:s text:c="3"/>И ЧЪЪЪ% © <text:s/>h <text:s text:c="3"/>И ЧЪЪЪ% © <text:s/>h <text:s text:c="3"/>И ЧЪЪЪ%</text:span></text:p>
      <text:p text:style-name="P1"><text:span text:style-name="T1">© <text:s/>h <text:s text:c="3"/>ИПЩЪЪЪ% © <text:s/>h <text:s text:c="3"/>ИЮЩЪЪ1МI┴я^H┴БH┐ДПPTL▀ r╫ <text:s/>H▀</text:span></text:p>
      <text:p text:style-name="P1"><text:span text:style-name="T1">s╫ <text:s/>H▀=t╫ <text:s/>ХгЩЪЪТ░░H┐Л H▀ i╫ <text:s/>H┘юt ЪпH┐д ц░H█ <text:s/>© <text:s/>H█= © <text:s/>UH)ЬH┴ЕH┐Ь v H▀ B╫ <text:s/>H┘юt ]ЪЮ]цH█ И╬ <text:s/>H█=Б╬ <text:s/>╧ <text:s text:c="3"/>UH)ЬHаЬ H┴ЕH≥HВЫH┘юH┴фt H▀ <text:s/>╫ <text:s/>H┘рt ]ЪБ]ц─=╜╬ <text:s text:c="2"/>ueUH┐=З╪ <text:s text:c="2"/>H┴ЕATSt H▀=;╬ <text:s/>Х.ЩЪЪH█ ┤╨ <text:s/>H█ ┬╨ <text:s/>H)пI┴тHаЬ H█XЪH▀ s╬ <text:s/>H9зs HЪбH┴ d╬ <text:s/>AЪ тКДХ5ЪЪЪ[A\]ф F╬ <text:s text:c="2"/>цH┐=M╨ <text:s text:c="2"/>t H▀ ■╪ <text:s/>H┘юt UH█=7╨ <text:s/>H┴ЕЪп]И,ЪЪЪfff. <text:s/>└ <text:s text:c="4"/>UH┴ЕH┐Л0H┴}ПH┴uХ┴UДH▀uХH┴uьH┐}П <text:s/>┘</text:span></text:p>
      <text:p text:style-name="P1"><text:span text:style-name="T1"><text:s text:c="3"/>HгEЬ <text:s text:c="3"/>И</text:span></text:p>
      <text:p text:style-name="P1"><text:span text:style-name="T1"><text:s text:c="3"/>гEт <text:s text:c="3"/>H▀EП─8 <text:s/>└╧ <text:s text:c="2"/>H▀EП ╬ ┐Ы&lt; ┘g <text:s text:c="2"/>▀Eт┐ю ┴Eт▀Eт;EД ▄ <text:s text:c="3"/>И▐ <text:s text:c="2"/>H▀EХH┴аH┐а H┴MХф &amp;H▀EХH┴аH┐а H┴MХф lH▀EХH┴аH┐а H┴MХф tH▀EХH┴аH┐а H┴MХф ;И1 <text:s text:c="2"/>H▀EП ╬ ┐Ы&gt; ┘g <text:s text:c="2"/>▀Eт┐ю ┴Eт▀Eт;EД ▄ <text:s text:c="3"/>И <text:s text:c="3"/>H▀EХH┴аH┐а H┴MХф &amp;H▀EХH┴аH┐а H┴MХф gH▀EХH┴аH┐а H┴MХф tH▀EХH┴аH┐а H┴MХф ;И╨ <text:s text:c="2"/>H▀EП ╬ ┐Ы&amp; ┘y <text:s text:c="2"/>▀Eт┐ю ┴Eт▀Eт;EД ▄ <text:s text:c="3"/>И║ <text:s text:c="2"/>H▀EХH┴аH┐а H┴MХф &amp;H▀EХH┴аH┐а H┴MХф aH▀EХH┴аH┐а H┴MХф mH▀EХH┴аH┐а H┴MХф pH▀EХH┴аH┐а H┴MХф ;И1 <text:s text:c="2"/>▀Eт┐ю ┴Eт▀Eт;EД ▄ <text:s text:c="3"/>И( <text:s text:c="2"/>H▀EП┼ H▀EХH┴бH┐б H┴UХ┬ H▀EПH┐ю H┴EПИ:ЧЪЪ▀Eт;EД ▄% <text:s text:c="2"/>H█5Е├ <text:s/>H▀ ^╨ <text:s/>H▀8╟ Х°ЗЪЪ© <text:s text:c="3"/>┴EпХ÷ЗЪЪH▀EХф <text:s/>H▀EьH┴EЬH▀EЬH┐д0]цf <text:s/>D <text:s/>UH┴ЕH┐Л@H▀E H┴}ЬH┴uПH┴UХH┴MЮL┴EьL┴MпH┴EхH▀EПH▀MЬH┴ H▀EХH▀MЬH┴A H▀EЮH▀MЬH┴A H▀EьH▀MЬH┴A H▀EпH▀MЬH┴A H┐}х <text:s/>└ <text:s text:c="3"/>H▀}хХ ЗЪЪ┴EдИ</text:span></text:p>
      <text:p text:style-name="P1"><text:span text:style-name="T1"><text:s text:c="3"/>╦ЪЪЪЪ┴EдИ <text:s text:c="3"/>▀EдH▀MЬ┴A(H▀MЬHгA0 <text:s text:c="3"/>H▀MЬHгA8 <text:s text:c="3"/>H▀MЬHгA@ <text:s text:c="3"/>H▀MЬHгAH <text:s text:c="3"/>H▀MЬHгAP <text:s text:c="3"/>H▀MЬHгAX <text:s text:c="3"/>H▀MЬHгA` <text:s text:c="3"/>H▀MЬHгAh <text:s text:c="3"/>H▀MЬгAp <text:s text:c="3"/>H▀MЬгAt <text:s text:c="3"/>H▀MЬгAx <text:s text:c="3"/>H▀MЬгA| <text:s text:c="3"/>H┐д@]ц <text:s/>└ <text:s text:c="4"/>UH┴ЕH┐ЛPH┴}ПH┴uХH▀uПH▀6H┴uЮH▀uХH▀6H┴uьH▀uЮH▀v0H┴uпH▀uьH▀v0H┴uхH▀uпH;uх ┐ <text:s text:c="3"/>гEЭ <text:s text:c="3"/>ИП <text:s text:c="2"/>H▀EпH;Eх ├ <text:s text:c="3"/>гEЭЪЪЪЪИж <text:s text:c="2"/>H▀EЮH▀x H▀EьH▀p ХИЬЪЪ┴Eд┐}д <text:s/>┘╝ <text:s text:c="2"/>H▀EЮH┐x <text:s text:c="2"/>└ <text:s text:c="3"/>H▀EьH┐x <text:s text:c="2"/>┘V <text:s text:c="2"/>H▀EЮH▀ H┴E╦H▀EьH▀ H┴E╟H▀E╦H;E╟ █ <text:s text:c="3"/>гEЭЪЪЪЪИf <text:s text:c="2"/>H▀E╦H;E╟ ▌ <text:s text:c="3"/>гEЭ <text:s text:c="3"/>ИL <text:s text:c="2"/>гEЭ <text:s text:c="3"/>И@ <text:s text:c="2"/>H▀EЮH▀x H▀EьH▀p ХSЬЪЪ┴Eд┐}д <text:s/>┘ <text:s text:c="3"/>H▀EЮH▀x H▀EьH▀p Х1ЬЪЪ┴Eд▀Eд┴EЭ▀EЭH┐дP]цffffff. <text:s/>└ <text:s text:c="4"/>UH┴ЕH┐ЛPH┴}ПH┴uХH▀uПH▀6H┴uЮH▀uХH▀6H┴uьH▀uЮH▀v8H┴uпH▀uьH▀v8H┴uхH▀uпH;uх ┐ <text:s text:c="3"/>гEЭ <text:s text:c="3"/>ИП <text:s text:c="2"/>H▀EпH;Eх ├ <text:s text:c="3"/>гEЭЪЪЪЪИж <text:s text:c="2"/>H▀EЮH▀x H▀EьH▀p Х┴ВЪЪ┴Eд┐}д <text:s/>┘╝ <text:s text:c="2"/>H▀EЮH┐x <text:s text:c="2"/>└ <text:s text:c="3"/>H▀EьH┐x <text:s text:c="2"/>┘V <text:s text:c="2"/>H▀EЮH▀ H┴E╦H▀EьH▀ H┴E╟H▀E╦H;E╟ █ <text:s text:c="3"/>гEЭЪЪЪЪИf <text:s text:c="2"/>H▀E╦H;E╟ ▌ <text:s text:c="3"/>гEЭ <text:s text:c="3"/>ИL <text:s text:c="2"/>гEЭ <text:s text:c="3"/>И@ <text:s text:c="2"/>H▀EЮH▀x H▀EьH▀p ХСЖЪЪ┴Eд┐}д <text:s/>┘ <text:s text:c="3"/>H▀EЮH▀x H▀EьH▀p ХяЖЪЪ┴Eд▀Eд┴EЭ▀EЭH┐дP]цffffff. <text:s/>└ <text:s text:c="4"/>UH┴ЕH┐Л`H┴}ПH┴uХH▀uПH┴uЮH▀uХH┴uьH▀uЮH▀v H┴uпH▀uьH▀v H┴uхH▀uпH;uх ┐ <text:s text:c="3"/>гEЭ <text:s text:c="3"/>И <text:s text:c="3"/>H▀EпH;Eх ├ <text:s text:c="3"/>гEЭЪЪЪЪИН <text:s text:c="2"/>H▀EЮH▀@ H┴EюH▀EьH▀@ H┴E╦H▀EюH▀x H▀E╦H▀p Х ЖЪЪ┴E╢┐}╢ <text:s/>┘╝ <text:s text:c="2"/>H▀EюH┐x <text:s text:c="2"/>└ <text:s text:c="3"/>H▀E╦H┐x <text:s text:c="2"/>┘V <text:s text:c="2"/>H▀EюH▀ H┴E╗H▀E╦H▀ H┴E═H▀E╗H;E═ █ <text:s text:c="3"/>гEЭЪЪЪЪИf <text:s text:c="2"/>H▀E╗H;E═ ▌ <text:s text:c="3"/>гEЭ <text:s text:c="3"/>ИL <text:s text:c="2"/>гEЭ <text:s text:c="3"/>И@ <text:s text:c="2"/>H▀EюH▀x H▀E╦H▀p Х│УЪЪ┴E╢┐}╢ <text:s/>┘ <text:s text:c="3"/>H▀EюH▀x H▀E╦H▀p Х_УЪЪ┴E╢▀E╢┴EЭ▀EЭH┐д`]цffff. <text:s/>└ <text:s text:c="4"/>UH┴ЕH┐Л@H┴}ПH┴uХH▀uПH▀6H┴uЮH▀uХH▀6H┴uьH▀uЮH▀~ H▀uьH▀v Х УЪЪ┴Eт┐}т <text:s/>┘V <text:s text:c="2"/>H▀EЮH▀ H┴EхH▀EьH▀ H┴EюH▀EхH;Eю █ <text:s text:c="3"/>гEЭЪЪЪЪИ, <text:s text:c="2"/>H▀EхH;Eю ▌ <text:s text:c="3"/>гEЭ <text:s text:c="3"/>И <text:s text:c="3"/>гEЭ <text:s text:c="3"/>И <text:s text:c="3"/>▀Eт┴EЭ▀EЭH┐д@]ц <text:s text:c="2"/>UH┴ЕH┐ЛPH┴}ПH┴uХH▀uПH▀6H┴uЮH▀uХH▀6H┴uьH▀uЮH▀v H┴uпH▀uьH▀v H┴uхH▀uпH;uх ┐ <text:s text:c="3"/>гEЭ <text:s text:c="3"/>И╓ <text:s text:c="2"/>H▀EпH;Eх ├ <text:s text:c="3"/>гEЭЪЪЪЪИ┼ <text:s text:c="2"/>H▀EЮH▀8H▀EьH▀0Х<text:line-break/>ТЪЪ┴Eд┐}д <text:s/>┘d <text:s text:c="2"/>H▀EЮH▀@ H▀ H▀ H┴E╦H▀EьH▀@ H▀ H▀ H┴E╟H▀E╦H;E╟ █ <text:s text:c="3"/>гEЭЪЪЪЪИ, <text:s text:c="2"/>H▀E╦H;E╟ ▌ <text:s text:c="3"/>гEЭ <text:s text:c="3"/>И <text:s text:c="3"/>гEЭ <text:s text:c="3"/>И <text:s text:c="3"/>▀Eд┴EЭ▀EЭH┐дP]цff. <text:s/>└ <text:s text:c="4"/>UH┴ЕH┐Л@H┴}ПH┴uХH▀uПH▀6H┴uЮH▀uХH▀6H┴uьH▀uЮH┐~ <text:s text:c="2"/>└ <text:s text:c="3"/>H▀EьH┐x <text:s text:c="2"/>┘ <text:s text:c="3"/>H▀}ПH▀uХХОЩЪЪ┴EЭИ═ <text:s text:c="2"/>H▀EЮH▀x H▀EьH▀p Х СЪЪ┴Eт┐}т <text:s/>┘x <text:s text:c="2"/>H▀EЮH▀x H▀EьH▀p ХПРЪЪ┴Eт┐}т <text:s/>┘V <text:s text:c="2"/>H▀EЮH▀ H┴EхH▀EьH▀ H┴EюH▀EхH;Eю █ <text:s text:c="3"/>гEЭЪЪЪЪИ, <text:s text:c="2"/>H▀EхH;Eю ▌ <text:s text:c="3"/>гEЭ <text:s text:c="3"/>И <text:s text:c="3"/>гEЭ <text:s text:c="3"/>И <text:s text:c="3"/>▀Eт┴EЭ▀EЭH┐д@]цfffff. <text:s/>└ <text:s text:c="4"/>UH┴ЕH┐ЛPH┴}ПH┴uХH▀uПH▀6H┴uЮH▀uХH▀6H┴uьH▀uЮH▀6H┴uпH▀uьH▀6H┴uхH▀uпH;uх ┐ <text:s text:c="3"/>гEЭ <text:s text:c="3"/>И╢ <text:s text:c="2"/>H▀EпH;Eх ├ <text:s text:c="3"/>гEЭЪЪЪЪИ  <text:s text:c="2"/>H▀EЮH▀@ H▀ H▀x H▀EьH▀@ H▀ H▀p ХщЯЪЪ┴Eд┐}д <text:s/>┘d <text:s text:c="2"/>H▀EЮH▀@ H▀ H▀ H┴E╦H▀EьH▀@ H▀ H▀ H┴E╟H▀E╦H;E╟ █ <text:s text:c="3"/>гEЭЪЪЪЪИ, <text:s text:c="2"/>H▀E╦H;E╟ ▌ <text:s text:c="3"/>гEЭ <text:s text:c="3"/>И <text:s text:c="3"/>гEЭ <text:s text:c="3"/>И <text:s text:c="3"/>▀Eд┴EЭ▀EЭH┐дP]цffff. <text:s/>└ <text:s text:c="4"/>UH┴ЕH┐Л0H┴}ЬH┐}Ь <text:s/>┘ <text:s text:c="3"/>И─ <text:s text:c="2"/>H▀EЬH▀ H┐Ь H┴EП └<text:tab/> <text:s text:c="2"/>H▀}ПХ&amp;ЯЪЪH▀EЬH▀@ H┐Ь H┴EХ └ <text:s text:c="3"/>H▀EХH┴гХ ЯЪЪH▀EЬH▀@(H┐Ь H┴EЮ └ <text:s text:c="3"/>H▀EЮH┴гХБПЪЪH▀EЬH┐Ь H┴Eь └ <text:s text:c="3"/>H▀EьH┴гХтПЪЪH┐д0]цfffff. <text:s/>└ <text:s text:c="4"/>UH┴Е┬пH┴}П┴uЛ┬EКH▀}ПH┴}Ю┐}Л <text:s/>▌B <text:s text:c="2"/>H▀EП ╬ <text:s/>╬UК9я ┘ <text:s text:c="3"/>H▀EПH▀MЮH)х┴б┴UЭИ! <text:s text:c="2"/>H▀EПH┐ю H┴EП▀MЛ┐аЪ┴MЛИ╢ЪЪЪгEЭЪЪЪЪ▀EЭ]цUH┴ЕH┐Л H┴}П┴uЛгEХ <text:s text:c="3"/>H▀EП ╬ ┐Ы* └Z <text:s text:c="2"/>╨</text:span></text:p>
      <text:p text:style-name="P1"><text:span text:style-name="T1"><text:s text:c="3"/>H▀}П▀uЛХYЪЪЪ┴EД┐}Д <text:s/>█ <text:s text:c="3"/>гEЭЪЪЪЪИ6 <text:s text:c="2"/>▀EХ┐ю ┴EХ▀EД┐ю H▀MПHcпH яH┴MП▀EД┐ю ▀uЛ)ф┴uЛИ√ЪЪЪ▀EХ┴EЭ▀EЭH┐д ]ц░UH┴ЕH┐Л0H┴}П┴uЛH┴UЮH▀}ЮХ╢ОЪЪ┴ф┴uэH▀EП ╬0┐Ч* └/ <text:s text:c="2"/>H█5▐{ <text:s/>H▀ И╝ <text:s/>H▀8H▀UЮH▀MП╟ Х ОЪЪгEЭЪЪЪЪ┴EтИ▒ <text:s text:c="2"/>╨</text:span></text:p>
      <text:p text:style-name="P1"><text:span text:style-name="T1"><text:s text:c="3"/>H▀}П▀uЛХ▐ЧЪЪ┴Eь▀Eь▀Uэ┐б 9п █ <text:s text:c="3"/>гEЭЪЪЪЪИ` <text:s text:c="2"/>H▀EПH┐ю H▀uЮHcUэH┴гХ7ОЪЪ┐Ь <text:s/>└6 <text:s text:c="2"/>H█59{ <text:s/>H▀ h╝ <text:s/>H▀8H▀UЮH▀EПH┐ю H┴а╟ Х≈НЪЪгEЭЪЪЪЪ┴EпИ<text:tab/> <text:s text:c="2"/>▀Eь┐ю ┴EЭ▀EЭH┐д0]цf <text:s/>D <text:s/>UH┴ЕH┐ЛPH┴}ПH┴uХ┴UДH┐}Х <text:s/>█</text:span></text:p>
      <text:p text:style-name="P1"><text:span text:style-name="T1"><text:s text:c="3"/>HгEЬЪЪЪЪИц <text:s text:c="2"/>H█ Дz <text:s/>H▀EПH▀ H EХH┴EьH▀EПH▀ H▀MПH A H┴EпH▀}ьH▀EпH▀MьH)х┴фХ√ЧЪЪ┴Eл┐}л <text:s/>▐</text:span></text:p>
      <text:p text:style-name="P1"><text:span text:style-name="T1"><text:s text:c="3"/>HгEЬЪЪЪЪИj <text:s text:c="2"/>▀EлH▀MьHcпH яH┴MьH▀}ьH▀MпH▀UьH)я┴х┴фХцЩЪЪ┴Eх┐}х <text:s/>▐+ <text:s text:c="2"/>H█5]z <text:s/>H▀ `╜ <text:s/>H▀8▀Uх╟ Х⌡МЪЪHгEЬЪЪЪЪ┴EюИ<text:tab/> <text:s text:c="2"/>╨</text:span></text:p>
      <text:p text:style-name="P1"><text:span text:style-name="T1"><text:s text:c="3"/>H▀}ьH▀EпH▀MьH)х┴фХ ЩЪЪ┴Eл┐}л <text:s/>█</text:span></text:p>
      <text:p text:style-name="P1"><text:span text:style-name="T1"><text:s text:c="3"/>HгEЬЪЪЪЪИт <text:s text:c="2"/>1ю┴ф1рHcMлH▀}ьф <text:s text:c="2"/>H▀}ьХ╩МЪЪ┴б┴ ⌠╝ <text:s/>┐}Д <text:s/>└ <text:s text:c="3"/>H█= z <text:s/>▀5|╝ <text:s/>╟ Х╔МЪЪ┴E╪▀Eл┐ю H▀MьHcпH яH┴MьгEд <text:s text:c="3"/>▀Eд;Eх █W <text:s text:c="2"/>╨</text:span></text:p>
      <text:p text:style-name="P1"><text:span text:style-name="T1"><text:s text:c="3"/>H▀}ьH▀EпH▀MьH)х┴фХ`ЭЪЪ┴Eл┐}л <text:s/>█</text:span></text:p>
      <text:p text:style-name="P1"><text:soft-page-break/><text:span text:style-name="T1"><text:s text:c="3"/>HгEЬЪЪЪЪИ4 <text:s text:c="2"/>▀Eл┐ю H▀MьHcпH яH┴Mь▀Eд┐ю ┴EдИ²ЪЪЪH▀EьH▀MПH▀<text:tab/>H)хH┴EЬH▀EЬH┐дP]ц <text:s/>└ <text:s text:c="4"/>UH┴ЕH┐ЛPH┴}ПH┴uХH┐}Х <text:s/>█</text:span></text:p>
      <text:p text:style-name="P1"><text:span text:style-name="T1"><text:s text:c="3"/>HгEЬЪЪЪЪИт <text:s text:c="2"/>H█ ,y <text:s/>H▀EПH▀ H EХH┴EЮH▀EПH▀ H▀MПH A H┴EьH▀}ЮH▀EьH▀MЮH)х┴фХ≥ЭЪЪ┴Eт▀EтH▀MЮHcпH яH┴MЮH▀}ЮH▀MьH▀UЮH)я┴х┴фХщШЪЪ┴Eп┐}п <text:s/>▐+ <text:s text:c="2"/>H█5╪x <text:s/>H▀ z╚ <text:s/>H▀8▀Uп╟ Х╣КЪЪHгEЬЪЪЪЪ┴EдИ1 <text:s text:c="2"/>HгюЪЪЪЪ╧ <text:s text:c="3"/>┴йHcuпH┴E╦H┴ПHВБ@ ░гH▀u╦H @ф@┬}╥H┴гХ ЛЪЪH▀uПH┴F H▀EПH┐x <text:s text:c="2"/>┘</text:span></text:p>
      <text:p text:style-name="P1"><text:span text:style-name="T1"><text:s text:c="3"/>HгEЬЪЪЪЪИы <text:s text:c="2"/>гEл <text:s text:c="3"/>▀Eл;Eп █╙ <text:s text:c="2"/>╨</text:span></text:p>
      <text:p text:style-name="P1"><text:span text:style-name="T1"><text:s text:c="3"/>H▀}ЮH▀EьH▀MЮH)х┴фХ╞ЗЪЪ╨<text:tab/> <text:s text:c="2"/>┴EтHcMтH▀}Юф <text:s text:c="2"/>H▀}Ю▀uтХ▐ЗЪЪ┴EхHcMхH▀}Юф <text:s text:c="2"/>H▀}ЮХ КЪЪHcMлH▀}ПHаА H O ┴ H▀MЮHc}хH ЫH┐а Hc}лL▀EПHаГ I x H┴O ▀Eт┐ю H▀MЮHcЬH ЫH┴MЮ▀Eл┐ю ┴EлИJЪЪЪ▀EпH▀MП┴A H▀MЮH▀UПH▀ H)яH┴MЬH▀EЬH┐дP]цf. <text:s/>└ <text:s text:c="4"/>UH┴ЕH│Лю <text:s text:c="2"/>dH▀ %( <text:s text:c="2"/>H┴EЬH┴}ЮH┴uьH┐}ь <text:s/>█</text:span></text:p>
      <text:p text:style-name="P1"><text:span text:style-name="T1"><text:s text:c="3"/>HгEХЪЪЪЪИa <text:s text:c="2"/>H█ Dw <text:s/>H▀EЮH▀ H EьH┴EпH▀EЮH▀ H▀MЮH A H┴EхH▀}пH▀EхH▀MпH)х┴фХyЗЪЪ┴Eд┐}д <text:s/>█</text:span></text:p>
      <text:p text:style-name="P1"><text:span text:style-name="T1"><text:s text:c="3"/>HгEХЪЪЪЪИ <text:s text:c="3"/>▀EдH▀MпHcпH яH┴MпH▀}пH▀MхH▀UпH)я┴х┴фХ╕ЫЪЪ┴Eю┐}ю <text:s/>▐+ <text:s text:c="2"/>H█5╫v <text:s/>H▀ C╘ <text:s/>H▀8▀Uю╟ Х~ИЪЪHгEХЪЪЪЪ┴E°И╖ <text:s text:c="2"/>HгюЪЪЪЪ╧┬ <text:s text:c="2"/>┴й▀Mю┐а ┴MюHcuюH┴E░H┴ПHВБ@ ░гH▀u░H @ф@┬}▐H┴гХяИЪЪH▀uЮH┴F(H▀EЮH┐x( <text:s/>┘</text:span></text:p>
      <text:p text:style-name="P1"><text:span text:style-name="T1"><text:s text:c="3"/>HгEХЪЪЪЪИF <text:s text:c="2"/>HгфЧЪЪЪH█ Zv <text:s/>1ю┴аH▀}ЮH▀ (H┴M─L▀E─L▀M─Hг $ <text:s text:c="3"/>ХjНЪЪHгфЪЪЪЪH█ 2v <text:s/>1ю┴аH▀}ЮH▀ (H│г┬ <text:s text:c="2"/>H┴█xЪЪЪL▀┘xЪЪЪL▀█xЪЪЪHг $ <text:s text:c="3"/>Х'НЪЪгE╪ <text:s text:c="3"/>▀E╪;Eю █║ <text:s text:c="2"/>╨</text:span></text:p>
      <text:p text:style-name="P1"><text:span text:style-name="T1"><text:s text:c="3"/>H▀}пH▀EхH▀MпH)х┴фХЫВЪЪ╨<text:tab/> <text:s text:c="2"/>┴EдHcMдH▀}пф <text:s text:c="2"/>H▀}п▀uдХыВЪЪ╨<text:tab/> <text:s text:c="2"/>┴E╦H▀Mп▀E╦┐ю HcЬH Ы▀Eд▀u╦┐ф )ПH┴о┴фХ╛ВЪЪ╨<text:tab/> <text:s text:c="2"/>┴E╢H▀Mп▀E╦ E╢┐ю HcЬH Ы▀Eд▀u╦ u╢┐ф )ПH┴о┴фХyВЪЪ╨<text:tab/> <text:s text:c="2"/>┴E╟H▀Mп▀E╦ E╢ E╟┐ю HcЬH Ы▀Eд▀u╦ u╢ u╟┐ф )ПH┴о┴фХ@ВЪЪ╨<text:tab/> <text:s text:c="2"/>┴E╛H▀Mп▀E╦ E╢ E╟ E╛┐ю HcЬH Ы▀Eд▀u╦ u╢ u╟ u╛┐ф )ПH┴о┴фХ ВЪЪ┴E╗┐}╦ <text:s/>█/ <text:s text:c="2"/>H█5мt <text:s/>H▀ <text:s/>╖ <text:s/>H▀8H▀Uп╟ ХHГЪЪHгEХЪЪЪЪ┴┘tЪЪЪИn <text:s text:c="2"/>H█uП1рHcE╦H▀Mпф <text:s text:c="2"/>H▀}пХ ГЪЪH┴E═H▀EП ╬ ┐З <text:s/>└/ <text:s text:c="2"/>H█5 t <text:s/>H▀ ╟╕ <text:s/>H▀8H▀Uп╟ ХЙФЪЪHгEХЪЪЪЪ┴┘pЪЪЪИ <text:s text:c="3"/>┐}╢ <text:s/>▌k <text:s text:c="2"/>┐}╟ <text:s/>▌a <text:s text:c="2"/>▀E╦┐ю <text:s/>E╢┴E╢▀E╢┐ю <text:s/>E╟┴E╟HcM╟H▀Uпф </text:span></text:p>
      <text:p text:style-name="P1"><text:span text:style-name="T1"><text:s/>HcM╢H▀Uпф </text:span></text:p>
      <text:p text:style-name="P1"><text:span text:style-name="T1"><text:s/>┐}╛ <text:s/>▌╩ <text:s text:c="2"/>┐}╗ <text:s/>▌╠ <text:s text:c="2"/>▀E╟┐ю <text:s/>E╛┴E╛▀E╛┐ю <text:s/>E╗┴E╗HcM╗H▀Uпф </text:span></text:p>
      <text:p text:style-name="P1"><text:span text:style-name="T1"><text:s/>HcM╛H▀Uпф </text:span></text:p>
      <text:p text:style-name="P1"><text:span text:style-name="T1"><text:s/>HcM╪H▀UЮHiи┬ <text:s text:c="2"/>H J(H▀u═H▀UпHc}╦H ЗH┐б H▀}пLcE╢L гH┐г L▀EпLcM╟M хI┐ю L▀MпLcU╛M яI┐а L▀UпLc]╗M зI┐б H┴╫hЪЪЪH┴оH▀█hЪЪЪL┴ $ХcКЪЪИи <text:s text:c="2"/>1юA┴аHcM╪H▀UЮHiи┬ <text:s text:c="2"/>H J(H▀u═H▀UпHc}╦H ЗH┐б H▀}пLcE╢L гH┐г L▀EпLcU╟M пI┐ю H┴╫`ЪЪЪH┴оH▀█`ЪЪЪHг $ <text:s text:c="3"/>ХВЙЪЪИ] <text:s text:c="2"/>1ю┴аHcU╪H▀uЮHiр┬ <text:s text:c="2"/>H V(H▀u═H▀}пLcE╦L гH┐г H┴╫XЪЪЪH┴вH▀∙XЪЪЪH┴█PЪЪЪL▀┘PЪЪЪL▀█PЪЪЪHг $ <text:s text:c="3"/>Х∙ЙЪЪ▀Eд┐ю H▀MпHcпH яH┴Mп▀E╪┐ю ┴E╪ИSЭЪЪ▀EюH▀MЮ┴A H▀MпH▀UЮH▀ H)яH┴MХH▀EХdH▀ %( <text:s text:c="2"/>H▀UЬH9яH┴┘HЪЪЪ ┘ <text:s text:c="3"/>H▀┘HЪЪЪH│дю <text:s text:c="2"/>]цХAЕЪЪ░UH┴ЕH┐Л0H┴}ПH┴uХH┐}Х <text:s/>█</text:span></text:p>
      <text:p text:style-name="P1"><text:span text:style-name="T1"><text:s text:c="3"/>HгEЬЪЪЪЪИ| <text:s text:c="2"/>H█ <text:s/>r <text:s/>H▀EПH▀ H EХH┴EЮH▀EПH▀ H▀MПH A H┴EьH▀}ЮH▀EьH▀MЮH)х┴фХ╧ТЪЪ┴Eт┐}т <text:s/>█</text:span></text:p>
      <text:p text:style-name="P1"><text:span text:style-name="T1"><text:s text:c="3"/>HгEЬЪЪЪЪИ# <text:s text:c="2"/>▀EтH▀MЮHcпH яH┴MЮH▀MЮH▀UПH▀ H)яH┴MЬH▀EЬH┐д0]цf░UH┴ЕH┐Л ╦ <text:s text:c="3"/>┴бH█</text:span></text:p>
      <text:p text:style-name="P1"><text:span text:style-name="T1">* <text:s text:c="2"/>H┴}ЬH▀}ЬH▀ <text:s/>H▀uЬHcv ХqДЪЪH┐д ]цff. <text:s/>└ <text:s text:c="4"/>UH┴ЕH┴}ЬH┴uПH▀uЬ▀ H▀uП+ ]цf <text:s/>D <text:s/>UH┴ЕH┐Л ╦┬ <text:s text:c="2"/>┴бH█</text:span></text:p>
      <text:p text:style-name="P1"><text:span text:style-name="T1">* <text:s text:c="2"/>H┴}ЬH▀}ЬH▀ (H▀uЬHcv Х ДЪЪH┐д ]цff. <text:s/>└ <text:s text:c="4"/>UH┴ЕH┴}ПH┴uХH▀uПH▀6H┴uЮH▀uХH▀6H┴uьH▀uЮH;uь █ <text:s text:c="3"/>гEЭЪЪЪЪИ! <text:s text:c="2"/>H▀EЮH;Eь ▌ <text:s text:c="3"/>гEЭ <text:s text:c="3"/>И <text:s text:c="3"/>гEЭ <text:s text:c="3"/>▀EЭ]цfffff. <text:s/>└ <text:s text:c="4"/>UH┴ЕH┐Лp╦0 <text:s text:c="2"/>┴аH┴}П┴uЛH┴оХ┌ЦЪЪ1Ж╨0 <text:s text:c="2"/>H┴аH┴оH┴EхХ|ЦЪЪH▀EхH┴EьH┐}ь <text:s/>┘</text:span></text:p>
      <text:p text:style-name="P1"><text:span text:style-name="T1"><text:s text:c="3"/>HгEЬ <text:s text:c="3"/>И╒ <text:s text:c="2"/>1ю┴ф╨ <text:s text:c="3"/>1ю╧0 <text:s text:c="2"/>┴оL▀EьH┴}юL┴гH┴u╦┴фL▀Eю┴U╢L┴бХ*ЦЪЪH▀}ПH▀u╦▀U╢Х*ЦЪЪ┐Ь <text:s/>└" <text:s text:c="2"/>H█=Дo <text:s/>Х%ЦЪЪH▀}ьХЭПЪЪHгEЬ <text:s text:c="3"/>И5 <text:s text:c="2"/>H▀}ПХ ЦЪЪH▀}ьH┴G H▀EьH┐x <text:s text:c="2"/>┘1 <text:s text:c="2"/>H█5╗o <text:s/>H▀ ≥║ <text:s/>H▀8╟ ХвАЪЪH▀}ь┴E╟Х╚ПЪЪHгEЬ <text:s text:c="3"/>ИД <text:s text:c="2"/>H▀}ПХуБЪЪH▀}ьH▀ <text:s/>ХHБЪЪH▀}ьH┴ H▀EьH┐8 <text:s/>┘9 <text:s text:c="2"/>H█5`o <text:s/>H▀ =║ <text:s/>H▀8H▀EьH▀P ╟ ХsАЪЪH▀}ь┴E╛ХGПЪЪHгEЬ <text:s text:c="3"/>И─ <text:s text:c="2"/>╦ <text:s text:c="3"/>┴фH▀MьH▀9H▀MьH▀Q H▀MПХkБЪЪH▀MьH;A <text:s/>└9 <text:s text:c="2"/>H█5 o <text:s/>H▀ в═ <text:s/>H▀8H▀EьH▀P ╟ Х</text:span></text:p>
      <text:p text:style-name="P1"><text:span text:style-name="T1">АЪЪH▀}ь┴E╗ХАОЪЪHгEЬ <text:s text:c="3"/>И <text:s text:c="3"/>HгEЮ <text:s text:c="3"/>H▀}ьH▀uЮ▀UЛХlРЪЪH┴EЮH▀}ьH▀uЮХ[ТЪЪH┴EЮH▀}ьH▀uЮХZЖЪЪH┴EЮH▀}ьH▀uЮХ ЭЪЪH┴EЮH┐}Ю <text:s/>█ <text:s text:c="3"/>H▀}ьХqОЪЪHгEЬ <text:s text:c="3"/>И╙ <text:s text:c="2"/>1рH▀}ПH▀uЮХeАЪЪH▀}ь┴E╓Х┴ЭЪЪH▀}ьХЮЭЪЪ┐}Л <text:s/>└t <text:s text:c="2"/>H█=vn <text:s/>H▀Eь▀p ╟ ХяЮЪЪгEт <text:s text:c="3"/>┴E═▀EтH▀Mь;A <text:s/>█E <text:s text:c="2"/>H█=Vn <text:s/>HcEтH▀MьHаЮ H A ▀0HcEтH▀MьHаЮ H A H▀P ╟ Х┐ЮЪЪ┴E°▀Eт┐ю ┴EтИ╚ЪЪЪH▀EьH┴EЬH▀EЬH┐дp]цUH┴ЕH┐Л H┴}ЬH▀}ЬХШЮЪЪ┴EТH▀}ЬХОЮЪЪаЮ <text:line-break/>EТ┴EТ▀EТH┐д ]цffff. <text:s/>└ <text:s text:c="4"/>UH┴ЕH┐Л H┴}ЬH▀}ЬХ╩ЮЪЪ┴EТH▀}ЬХ╞ЮЪЪаЮ <text:line-break/>EТ┴EТH▀}ЬХ²ЮЪЪаЮ <text:line-break/>EТ┴EТH▀}ЬХ▀ЮЪЪаЮ <text:line-break/>EТ┴EТ▀EТH┐д ]цf <text:s/>└ <text:s text:c="4"/>UH┴ЕH┐Л H┴}ЬH▀}ЬХ[ЮЪЪHcЬH┴}ПH▀}ЬХKЮЪЪHcЬHаГ H<text:line-break/>}ПH┴}ПH▀}ЬХ3ЮЪЪHcЬHаГ H<text:line-break/>}ПH┴}ПH▀}ЬХ ЮЪЪHcЬHаГ H<text:line-break/>}ПH┴}ПH▀}ЬХ ЮЪЪHcЬHаГ H<text:line-break/>}ПH┴}ПH▀}ЬХКъЪЪHcЬHаГ(H<text:line-break/>}ПH┴}ПH▀}ЬХсъЪЪHcЬHаГ0H<text:line-break/>}ПH┴}ПH▀}ЬХ╩ъЪЪHcЬHаГ8H<text:line-break/>}ПH┴}ПH▀EПH┐д ]цf░UH┴ЕH┐Л H┴}ПH┴uХH▀}ПХ╥ЧЪЪH▀uХ┴ H▀}ПХhЧЪЪf┴аH▀uХf┴N H▀}ПХTЧЪЪf┴аH▀uХf┴N H▀}ПХЮЧЪЪH▀uХH┴F H▀EХ ©P ┐Й ┴UДH▀EХ ©P ┐З <text:s/>┘ <text:s text:c="3"/>H▀EХfг@ <text:tab/> И┌ <text:s text:c="2"/>H▀EХ ©H ┐Ы <text:s/>┘ <text:s text:c="3"/>H▀EХfг@ </text:span></text:p>
      <text:p text:style-name="P1"><text:span text:style-name="T1"><text:s/>Иb <text:s text:c="2"/>H▀EХ ©H ┐Ы <text:s/>┘" <text:s text:c="2"/>H▀}ПХпЩЪЪf┴аH▀}Хf┴O ▀EД┐Х ┴EДИ/ <text:s text:c="2"/>H█5╬k <text:s/>H▀ 1² <text:s/>H▀8H▀EХ ©P ╟ ХgщЪЪгEЭЪЪЪЪ┴EЮИ. <text:s text:c="2"/>╨ <text:s text:c="3"/>H▀}ПHcuДХ6чЪЪ┐Ь <text:s/>└ <text:s text:c="3"/>гEЭЪЪЪЪИ <text:s text:c="3"/>гEЭ <text:s text:c="3"/>▀EЭH┐д ]ц░UH┴ЕH┴}ПH┴uХгEД <text:s text:c="3"/>H▀uП▀F ┐Х ┴EЮ▀EЮ;EД ▄┤ <text:s text:c="2"/>╦ <text:s text:c="3"/>▀MЮ MД┴Eл┴х≥▀MлВЫ┴EэHcuэH▀}ПHiЖ┬ <text:s text:c="2"/>H w(H▀6H┴uпH▀uпH;uХ ┘ <text:s text:c="3"/>HcEэH▀MПHiю┬ <text:s text:c="2"/>H A(H┴EЬИ2 <text:s text:c="2"/>H▀EпH;EХ █ <text:s text:c="3"/>▀Eэ┐ю ┴EДИ<text:tab/> <text:s text:c="2"/>▀Eэ┐Х ┴EЮИmЪЪЪHгEЬ <text:s text:c="3"/>H▀EЬ]цffffff. <text:s/>└ <text:s text:c="4"/>UH┴ЕH┐Л@H┴}ПH┴uХH┴UЮH┴MьL┴EпH▀MХ ©A ┴EхH▀MХ ©A ┐Ь <text:s/>┘ <text:s text:c="3"/>H▀}ПХOщЪЪ┴Eл▀Eх┐Х ┴EхИ <text:s text:c="3"/>H▀}ПХ%ЭЪЪ┴Eл▀Eх┐Х ┴Eх┐}лЪ ┘ <text:s text:c="3"/>гEЭ <text:s text:c="3"/>И  <text:s text:c="2"/>▀EлH▀MЮ┴ H▀}ПХ1ЭЪЪH▀Mь┴ H▀}ПХ"ЭЪЪ┴ю┴аH▀}пH┴ ▀Eх┐Х ┴Eх▀Eх┴а┐аЪ┴Mх┐Ь <text:s/>▌ <text:s text:c="3"/>H▀}ПХаэЪЪ┴EдИшЪЪЪH▀}ПХюэЪЪ┐Ь <text:s/>└' <text:s text:c="2"/>H█5бi <text:s/>H▀ <text:s/>⌡ <text:s/>H▀8╟ ХOшЪЪгEЭ <text:s text:c="3"/>┴EюИ <text:s text:c="3"/>гEЭ <text:s text:c="3"/>▀EЭH┐д@]цUH┴ЕAVSH│Лp) <text:s/>╬. <text:s text:c="2"/>╦ ' <text:s/>┴бH█╫пвЫЪH█</text:span></text:p>
      <text:p text:style-name="P1"><text:span text:style-name="T1">⌠i <text:s/>1юA╦┬ <text:s text:c="2"/>E┴аL█∙`ЪЪЪdL▀ %( <text:s text:c="2"/>L┴]ХH┴╫XвЫЪL┴в┴╣TвЫЪ┴фH┴∙HвЫЪL┴йH┴█@вЫЪХ║шЪЪH▀█@вЫЪH┴█hЪЪЪH┴█pЪЪЪH┴█xЪЪЪH┴M─гE┬ЪЪЪЪгEЮЪЪЪЪH▀╫XвЫЪ▀╣TвЫЪH▀∙HвЫЪХZшЪЪф┘ЮЧЫЪ г┘╓вЫЪ <text:s text:c="3"/>│╫╓вЫЪ ─ <text:s text:c="2"/>█&amp; <text:s text:c="2"/>Hc┘╓вЫЪг└┘ ЪЩЪ <text:s text:c="3"/>▀┘╓вЫЪ┐ю ┴┘╓вЫЪИйЪЪЪH█5╩h <text:s/>H▀=█⌡ <text:s/>Х─шЪЪH┴┘≤вЫЪH┐╫≤вЫЪ <text:s/>┘ <text:s text:c="3"/>И© <text:s text:c="2"/>╬ <text:s text:c="3"/>H▀╫≤вЫЪХ%ВЪЪH┴┘░вЫЪH┐╫░вЫЪ <text:s/>┘ <text:s text:c="3"/>H▀╫≤вЫЪХDшЪЪ┴┘&lt;вЫЪИ┌ <text:s text:c="2"/>H█╣╦вЫЪH▀╫≤вЫЪХVШЪЪ┐Ь <text:s/>█# <text:s text:c="2"/>H▀╫≤вЫЪХ шЪЪH▀╫░вЫЪ┴┘8вЫЪХoХЪЪИC <text:s text:c="2"/>H█= h <text:s/>╟ Х зЪЪ┴┘4вЫЪH█╣╦вЫЪH█∙╢вЫЪH██╟вЫЪL█┘╗вЫЪH▀╫≤вЫЪХЧЭЪЪ┐Ь <text:s/>└ <text:s text:c="3"/>Иш <text:s text:c="2"/>▀┘╟вЫЪ┐Ю ┴┘▄вЫЪ▀┘╟вЫЪ┐ЮЭ┴ю┴аH┴█─вЫЪHг┘xвЫЪ <text:s text:c="3"/>г┘tвЫЪ <text:s text:c="3"/>┐╫▄вЫЪ <text:s/>┘+ <text:s text:c="2"/>Hc┘╢вЫЪ▀▄┘ ЪЩЪ┐а ┴▄┘ ЪЩЪH▀┘─вЫЪH┴┘xвЫЪИ, <text:s text:c="2"/>H┐╫xвЫЪ <text:s/>└ <text:s text:c="3"/>H▀┘xвЫЪH;┘─вЫЪ └</text:span></text:p>
      <text:p text:style-name="P1"><text:span text:style-name="T1"><text:s text:c="3"/>г┘tвЫЪ <text:s text:c="3"/>Hc┘╢вЫЪ▀▄┘ ЪЩЪ┴█pвЫЪф┘oвЫЪ ┐╫pвЫЪ <text:s/>█ <text:s text:c="3"/>г┘pвЫЪ <text:s text:c="3"/>ф┘oвЫЪ-И! <text:s text:c="2"/>│╫pвЫЪ ' <text:s text:c="2"/>▌ <text:s text:c="3"/>г┘pвЫЪ ' <text:s/>ф┘oвЫЪ+H▀╫░вЫЪH▀╣─вЫЪХ ШЪЪH┴┘`вЫЪH┐╫`вЫЪ <text:s/>┘B <text:s text:c="2"/>H█5ъf <text:s/>H█╫ ЪЪЪH█┘`ЪЪЪH┴┘`вЫЪH▀∙─вЫЪ╟ ХsыЪЪH█∙ ЪЪЪH▀╣`вЫЪH┴V ┴┘0вЫЪH▀┘`вЫЪH┐x <text:s text:c="2"/>└% <text:s text:c="2"/>H█= f <text:s/>╦ ' <text:s/>H██пвЫЪ╡!@╤ L█ з≤ <text:s/>D▀█╢вЫЪLc∙▄вЫЪO▀ п┐╫tвЫЪ H┴╫(вЫЪ┴┘$вЫЪH┴█ вЫЪL┴┘ вЫЪ@┬╣ вЫЪD┴█ вЫЪ┬∙ вЫЪ ┘ <text:s text:c="3"/>┼┘ вЫЪ┬┘ вЫЪ┼┘ вЫЪ ╬хL▀┘╗вЫЪD ╬█oвЫЪ▀∙$вЫЪ+∙pвЫЪHcРH▀╫ вЫЪH ВH▀╣`вЫЪH▀v L▀∙`вЫЪM▀R L▀²`вЫЪM▀[ H▀²(вЫЪH┴╫ЬжЫЪH┴ъ▀∙ вЫЪH┴╣ПжЫЪ┴жH▀∙ вЫЪL▀╣ЬжЫЪL┴4$L▀╣ПжЫЪL┴t$ L┴T$ L┴\$ ╟ Х?вЪЪ┴┘ЛжЫЪИ <text:s text:c="3"/>H█=░e <text:s/>╦ ' <text:s/>H██пвЫЪ╡!@╤ L█ ╣≈ <text:s/>D▀█╢вЫЪLc∙▄вЫЪO▀ п┐╫tвЫЪ H┴╫ЮжЫЪ┴┘эжЫЪH┴█пжЫЪL┴┘хжЫЪ@┬╣гжЫЪD┴█южЫЪ┬∙©жЫЪ ┘ <text:s text:c="3"/>┼┘гжЫЪ┬┘©жЫЪ┼┘©жЫЪ ╬хL▀┘╗вЫЪD ╬█oвЫЪ▀∙эжЫЪ+∙pвЫЪHcРH▀╫пжЫЪH ВH▀╣`вЫЪH▀v L▀∙ЮжЫЪH┴╫╟жЫЪL┴в▀∙южЫЪH┴╣╗жЫЪ┴жH▀∙хжЫЪL▀²╟жЫЪL┴ $L▀²╗жЫЪL┴\$ ╟ Х:жЪЪ┴┘╓жЫЪ┐╫▄вЫЪ <text:s/>└# <text:s text:c="2"/>Hc┘╢вЫЪ▀▄┘ ЪЩЪ┐аЪ┴▄┘ ЪЩЪHг┘xвЫЪ <text:s text:c="3"/>г┘tвЫЪ <text:s text:c="3"/>ИОШЪЪH▀╫≤вЫЪХижЪЪH▀╫░вЫЪ┴┘═жЫЪХ'ДЪЪdH▀ %( <text:s text:c="2"/>H▀MХH9х ┘ <text:s text:c="3"/>H│дp) <text:s/>[A^]цХпуЪЪUH┴ЕH┐ЛPH┴}ЬH┴uПH┴UХH▀UП┐z| <text:s/>÷ю$ <text:s/>╤х┴MДH▀UЬ┐z| <text:s/>÷ю$ <text:s/>╤х┴MЮH▀UП┐z| <text:s/>┘ <text:s text:c="3"/>H▀EХH▀MПH A8H┴A8И <text:s text:c="3"/>H▀EП┐x| <text:s/>┘ <text:s text:c="3"/>H▀EХH▀MПH AHH┴AHHcEДH▀MП▀T│p┐б ┴T│pHcEЮH▀MЬH▀Dа`H┴EпH▀EпH┴EьH┐}ь <text:s/>└I <text:s text:c="2"/>H▀EьH▀@ H;EП ┘" <text:s text:c="2"/>H▀EХH▀MьH A H┴A H▀Eь▀P ┐б ┴P И <text:s text:c="3"/>И <text:s text:c="3"/>H▀EьH▀ H┴EьИ╛ЪЪЪH┐}ь <text:s/>┘h <text:s text:c="2"/>╦ <text:s text:c="3"/>┴гХчтЪЪ1Ж╧ <text:s text:c="3"/>┴йH┴гH┴EюХытЪЪH▀EюH┴EьH▀UХH▀}ьH┴W H▀UьгB <text:s text:c="4"/>H▀UПH▀}ьH┴W H▀UпH▀}ьH┴ H▀UьHc}ЮL▀EЬI┴TЬ`HcEДH▀MПH▀DаPH┴EхH▀EхH┴EьH┐}ь <text:s/>└I <text:s text:c="2"/>H▀EьH▀@ H;EЬ ┘" <text:s text:c="2"/>H▀EХH▀MьH A H┴A H▀Eь▀P ┐б ┴P И <text:s text:c="3"/>И <text:s text:c="3"/>H▀EьH▀ H┴EьИ╛ЪЪЪH┐}ь <text:s/>┘h <text:s text:c="2"/>╦ <text:s text:c="3"/>┴гХЧсЪЪ1Ж╧ <text:s text:c="3"/>┴йH┴гH┴E╦ХЫсЪЪH▀E╦H┴EьH▀UХH▀}ьH┴W H▀UьгB <text:s text:c="4"/>H▀UЬH▀}ьH┴W H▀UхH▀}ьH┴ H▀UьHc}ДL▀EПI┴TЬPH┐дP]цfff. <text:s/>└ <text:s text:c="4"/>UH┴ЕH┐ЛPH┴}ПH┴uХгEэ <text:s text:c="3"/>H▀uПH┴uЮH┐}Ю <text:s/>└ <text:s text:c="3"/>▀Eэ┐ю ┴EэH▀EЮH▀ H┴EЮИэЪЪЪ▀EэH▀MХ┴ ┐}э <text:s/>┘</text:span></text:p>
      <text:p text:style-name="P1"><text:soft-page-break/><text:span text:style-name="T1"><text:s text:c="3"/>HгEЬ <text:s text:c="3"/>И% <text:s text:c="2"/>HгюЪЪЪЪ╧ <text:s text:c="3"/>┴йHcuэH┴EхH┴ПHВБ@ ░гH▀uхH @ф@┬}гH┴гХирЪЪH┴EпгEь <text:s text:c="3"/>H▀EПH┴EЮH┐}Ю <text:s/>└G <text:s text:c="2"/>HcEьHаЮ H EпH▀MЮH▀ H┴ H▀Q H┴P H▀Q H┴P H▀I H┴H H▀EЮH▀ H┴EЮ▀Mь┐а ┴MьИ╝ЪЪЪ╦ <text:s text:c="3"/>┴бH█</text:span></text:p>
      <text:p text:style-name="P1"><text:span text:style-name="T1">6шЪЪH▀uпHc}эH┴}╦H┴ВH▀u╦Х^рЪЪгEь <text:s text:c="3"/>▀Eь▀Mэ┐И 9х █. <text:s text:c="2"/>▀Eь┐ю HcхHаА H MпHcUьHаБ H UпH┴</text:span></text:p>
      <text:p text:style-name="P1"><text:span text:style-name="T1">▀Eь┐ю ┴EьИаЪЪЪ▀Eэ┐Х HcхHаА H MпHг <text:s text:c="4"/>H▀MпH┴MЬH▀EЬH┐дP]цfffff. <text:s/>└ <text:s text:c="4"/>UH┴ЕAWAVSH│Лxy <text:s/>H█ <text:s/>` <text:s/>L█ </text:span></text:p>
      <text:p text:style-name="P1"><text:span text:style-name="T1">` <text:s/>dL▀ %( <text:s text:c="2"/>L┴MЮH┴╫─┤ЪЪH┴╣x┤ЪЪ┴∙t┤ЪЪ┴█p┤ЪЪL┴┘h┤ЪЪH┴┘`┤ЪЪH▀╫`┤ЪЪХ!яЪЪ┴а┴█\┤ЪЪHc┘\┤ЪЪH ┘`┤ЪЪH┴┘P┤ЪЪ┐=%▓ <text:s text:c="3"/>└ <text:s text:c="3"/>H█ ═_ <text:s/>H┴┘h┤ЪЪH▀╫x┤ЪЪH█╣▄┤ЪЪХ╤ЩЪЪH┴┘H┤ЪЪH▀┘─┤ЪЪС ~@8 (</text:span></text:p>
      <text:p text:style-name="P1"><text:span text:style-name="T1">ЛU <text:s/>f bаf (</text:span></text:p>
      <text:p text:style-name="P1"><text:span text:style-name="T1">ПU <text:s/>f \аf pхNf XхР <text:s/>█@┤ЪЪH▀┘H┤ЪЪH┴┘8┤ЪЪH┐╫8┤ЪЪ <text:s/>└░ <text:s text:c="2"/>H█5-_ <text:s/>H█}░Р <text:s text:c="2"/>╪U <text:s/>H▀┘8┤ЪЪH▀@ H┴┘0┤ЪЪH▀@ H┴┘(┤ЪЪH▀┘0┤ЪЪH▀@ H┴┘ ┤ЪЪH▀┘0┤ЪЪH▀@ H┴┘ ┤ЪЪH▀┘8┤ЪЪС ~H <text:s/>( HU <text:s/>f bйf ( LU <text:s/>f \йf pяNf XяР YбР ^┘@┤ЪЪР <text:s/>┘ ┤ЪЪH▀┘0┤ЪЪ▀Px╟ ХЗпЪЪ┐=Ш░ <text:s text:c="2"/>┴┘ ┤ЪЪ └м <text:s text:c="2"/>H█}░Х╬оЪЪ┴а┴█ ┤ЪЪ▀█ ┤ЪЪ;█\┤ЪЪ ▌ <text:s text:c="3"/>▀┘\┤ЪЪ┴┘ ┤ЪЪH█5K^ <text:s/>H█}░H▀┘0┤ЪЪ▀PxH▀┘0┤ЪЪ▀Hx╟ Х▓пЪЪ╨ ( <text:s/>H█╣░вЪЪHc╫ ┤ЪЪH ╫`┤ЪЪH┴╫P┤ЪЪH▀╫(┤ЪЪ┴┘ ┤ЪЪХ рЪЪ╨ ( <text:s/>H█╣░╞ЪЪH┴┘(┤ЪЪH▀╫ ┤ЪЪХ рЪЪ╨ ( <text:s/>H█╣░┤ЪЪH┴┘ ┤ЪЪH▀╫ ┤ЪЪХАяЪЪH┴┘ ┤ЪЪ▀┘t┤ЪЪ┴┘ ┤ЪЪ┐╫ ┤ЪЪ <text:s/>┘ <text:s text:c="3"/>H▀┘0┤ЪЪ▀HpH▀┘0┤ЪЪ Ht┴█ ┤ЪЪH▀┘0┤ЪЪH┐x <text:s text:c="2"/>└r <text:s text:c="2"/>▀┘p┤ЪЪ┐Ю ┐Ь <text:s/>└╥ <text:s text:c="2"/>H█=j] <text:s/>H█ =] <text:s/>L█M░L▀┘P┤ЪЪH▀█h┤ЪЪH▀∙8┤ЪЪ▀r D▀∙ ┤ЪЪH▀∙8┤ЪЪH▀R L▀²(┤ЪЪH▀² ┤ЪЪL▀╣ ┤ЪЪ┴╣Э├ЪЪH┴фH┴∙П├ЪЪH┴бH┴█Х├ЪЪH┴аH▀┘Х├ЪЪH┴ $D▀╫Э├ЪЪD┴|$ D┴T$ H▀┘П├ЪЪH┴D$ L┴\$ H┴\$(L┴t$0╟ Х'нЪЪ┴┘Д├ЪЪИБ <text:s text:c="2"/>H█=А\ <text:s/>H█ ├\ <text:s/>L█E░Р <text:s/>┘ ┤ЪЪH▀█P┤ЪЪL▀█h┤ЪЪH▀∙8┤ЪЪ▀r D▀∙ ┤ЪЪH▀∙8┤ЪЪH▀R L▀²(┤ЪЪH▀² ┤ЪЪL▀╣ ┤ЪЪ┴╣Ю├ЪЪH┴фH┴∙ь├ЪЪH┴бD▀╫Ю├ЪЪD┴&lt;$D┴T$ H▀┘ь├ЪЪH┴D$ L┴\$ H┴\$ L┴t$(╟ Х~мЪЪ┴┘т├ЪЪИ9 <text:s text:c="2"/>▀┘p┤ЪЪ┐Ю ┐Ь <text:s/>└² <text:s text:c="2"/>H█=X\ <text:s/>H█ к[ <text:s/>L█M░L▀┘P┤ЪЪH▀█h┤ЪЪH▀∙8┤ЪЪ▀r D▀∙ ┤ЪЪH▀∙8┤ЪЪH▀R L▀²(┤ЪЪ┴╣п├ЪЪH┴фH┴∙х├ЪЪH┴бH┴█ю├ЪЪH┴аH▀┘ю├ЪЪH┴ $▀²п├ЪЪ┴\$ D┴T$ H▀┘х├ЪЪH┴D$ L┴\$ ╟ ХолЪЪ┴┘╪├ЪЪИ┼ <text:s text:c="2"/>H█=Ц[ <text:s/>H█ .[ <text:s/>L█E░Р <text:s/>┘ ┤ЪЪH▀█P┤ЪЪL▀█h┤ЪЪH▀∙8┤ЪЪ▀r D▀∙ ┤ЪЪH▀∙8┤ЪЪH▀R L▀²(┤ЪЪ┴╣╦├ЪЪH┴фH┴∙╟├ЪЪH┴б▀²╦├ЪЪ┴ $D┴T$ H▀┘╟├ЪЪH┴D$ L┴\$ ╟ Х@лЪЪ┴┘╛├ЪЪИ <text:s text:c="3"/>H▀┘8┤ЪЪH▀ H┴┘8┤ЪЪИbШЪЪdH▀ %( <text:s text:c="2"/>H▀MЮH9х ┘ <text:s text:c="3"/>H│дxy <text:s/>[A^A_]цХ лЪЪf <text:s/>D <text:s/>UH┴ЕH┴}Ь┴uТH┴UХH▀UХгB| <text:s text:c="3"/>гEД <text:s text:c="3"/>▀EД;EТ █@ <text:s text:c="2"/>HcEДH▀MЬH┐а HаЮ H аH▀ H;EХ ┘</text:span></text:p>
      <text:p text:style-name="P1"><text:span text:style-name="T1"><text:s text:c="3"/>H▀EХ▀H|┐а ┴H|И <text:s text:c="3"/>▀EД┐ю ┴EДИ╢ЪЪЪ]ц░UH┴ЕH┐Л0H┴}Ь┴uТгEП <text:s text:c="3"/>▀EП;EТ █д <text:s text:c="2"/>HcEПH▀MЬH┐а HаЮ H аH▀ H┴EХHcEПH▀MЬH┐а HаЮ H аH▀A H┴EЮH▀EХH┐x <text:s text:c="2"/>└C <text:s text:c="2"/>H█5eZ <text:s/>H▀ 4┼ <text:s/>H▀8▀UПH▀MЮH▀EХL▀@ H▀EХL▀H H▀EХH▀@ H┴ $╟ ХOйЪЪ┴EэИ* <text:s text:c="2"/>H█58Z <text:s/>H▀ Я┴ <text:s/>H▀8▀UПH▀MЮH▀EХL▀@ ╟ Х йЪЪ┴EьИ <text:s text:c="3"/>▀EП┐ю ┴EПИ0ЪЪЪH┐д0]ц <text:s/>@ UH┴ЕH┐Л H█=ЫY <text:s/>╟ ХzйЪЪH█= Z <text:s/>┴EЭ╟ ХiйЪЪH█= Z <text:s/>┴EЬ╟ ХXйЪЪH█= Z <text:s/>┴EТ╟ ХGйЪЪH█=*Z <text:s/>┴EП╟ Х6йЪЪH█=PZ <text:s/>┴EЛ╟ Х%йЪЪH█=uZ <text:s/>┴EХ╟ Х йЪЪH█=⌡Z <text:s/>┴EД╟ Х йЪЪ┴EЮH┐д ]цf. <text:s/>└ <text:s text:c="4"/>UH┴ЕH┐Л H█=wZ <text:s/>╟ ХзиЪЪH█=┬Z <text:s/>┴EЭ╟ ХииЪЪH█=²Z <text:s/>┴EЬ╟ Х╦иЪЪH█=╡Z <text:s/>┴EТ╟ Х╖иЪЪH█=©Z <text:s/>┴EП╟ Х√иЪЪH█=нZ <text:s/>┴EЛ╟ Х┘иЪЪ┴EХH┐д ]цfff. <text:s/>└ <text:s text:c="4"/>UH┴ЕH│Л0y <text:s/>H█ жW <text:s/>dH▀ %( <text:s text:c="2"/>H┴MЬH┴╫≤┤ЪЪ┴╣■┤ЪЪH┴∙┬┤ЪЪH┴┘─┤ЪЪф┘═┤ЪЪ ┐= ┼ <text:s text:c="3"/>└@ <text:s text:c="2"/>H█=dZ <text:s/>H█ ■W <text:s/>H┴┘─┤ЪЪ╟ Х иЪЪH█=bZ <text:s/>┴┘,┤ЪЪ╟ ХРхЪЪ┴┘(┤ЪЪХВЧЪЪИ <text:s text:c="3"/>H█=DZ <text:s/>H▀5T┴ <text:s/>╟ ХмхЪЪ┴┘$┤ЪЪ╦ <text:s text:c="3"/>┴бH█</text:span></text:p>
      <text:p text:style-name="P1"><text:span text:style-name="T1">IпЪЪH▀╣≤┤ЪЪHc╫■┤ЪЪH┴╫ ┤ЪЪH┴ВH▀╣ ┤ЪЪХехЪЪг┘|┤ЪЪ <text:s text:c="3"/>▀┘|┤ЪЪ;┘■┤ЪЪ █/ <text:s text:c="2"/>▀┘|┤ЪЪHc█|┤ЪЪH▀∙≤┤ЪЪH▀ й┴Ax▀┘|┤ЪЪ┐ю ┴┘|┤ЪЪИ©ЪЪЪ╦ <text:s text:c="3"/>┴бH█</text:span></text:p>
      <text:p text:style-name="P1"><text:span text:style-name="T1">lнЪЪH▀╣≤┤ЪЪHc╫■┤ЪЪH┴╫ ┤ЪЪH┴ВH▀╣ ┤ЪЪХHхЪЪH█= Y <text:s/>H▀╣┬┤ЪЪ╟ Х хЪЪ┐=Т┬ <text:s text:c="2"/>┴┘ ┤ЪЪ └ <text:s text:c="3"/>H█=(Y <text:s/>╟ ХБгЪЪ┴┘ ┤ЪЪH█=WY <text:s/>╟ ХнгЪЪH█=▐Y <text:s/>┴┘ ┤ЪЪ╟ Х╨гЪЪ┐=╚┬ <text:s text:c="2"/>┴┘ ┤ЪЪ └ <text:s text:c="3"/>H█=▌Y <text:s/>╟ Х≥гЪЪ┴┘Э├ЪЪH█=┼Y <text:s/>1ю┬а┬хХ│гЪЪHг┘p┤ЪЪ <text:s text:c="4"/>( oL <text:s/>С ~█┬┤ЪЪf bхf ( kL <text:s/>f \хf pаNf XаР <text:s/>┘h┤ЪЪг┘d┤ЪЪ <text:s text:c="3"/>┴┘Ь├ЪЪ▀┘d┤ЪЪ;┘■┤ЪЪ █l <text:s text:c="2"/>Hc┘d┤ЪЪH▀█≤┤ЪЪH▀ аH┴┘X┤ЪЪH▀┘X┤ЪЪH┐x0 <text:s/>┘ <text:s text:c="3"/>И&lt; <text:s text:c="2"/>Р <text:s text:c="3"/>L <text:s/>H▀┘X┤ЪЪH▀@ H┴┘P┤ЪЪH▀┘X┤ЪЪH▀@ H┴┘H┤ЪЪH▀┘X┤ЪЪH▀@ H┴┘@┤ЪЪH▀┘X┤ЪЪС ~H0 ( ёK <text:s/>f bйf ( ╖K <text:s/>f \кf pАNf XАР <text:s/>█p┤ЪЪР XлР <text:s/>█p┤ЪЪH▀┘X┤ЪЪС ~H0f bйf \кf pяNf Xя (хР YйР ^█h┤ЪЪР <text:s/>█8┤ЪЪР Y┘p┤ЪЪР ^┘h┤ЪЪР <text:s/>┘0┤ЪЪ┐= ┤ <text:s text:c="3"/>└┌ <text:s text:c="2"/>H█58X <text:s/>H█╫═┤ЪЪH▀┘X┤ЪЪ▀Px╟ ХНфЪЪ╨ ( <text:s/>H█╣ПвЪЪH▀╫P┤ЪЪ┴┘Т├ЪЪХ░хЪЪ╨ ( <text:s/>H█╣П╞ЪЪH┴┘P┤ЪЪH▀╫H┤ЪЪХqхЪЪ╨ ( <text:s/>H█╣П┤ЪЪH┴┘H┤ЪЪH▀╫@┤ЪЪХRхЪЪH┴┘@┤ЪЪH▀┘X┤ЪЪH┐x <text:s text:c="2"/>└j <text:s text:c="2"/>H█=╢W <text:s/>H█∙═┤ЪЪH▀┘X┤ЪЪH▀p0Р <text:s/>┘8┤ЪЪР <text:s/>█0┤ЪЪH▀┘X┤ЪЪ▀HxL▀┘─┤ЪЪL▀█P┤ЪЪH▀┘H┤ЪЪL▀∙@┤ЪЪH┴ $L┴T$ ╟ Х*еЪЪ┴┘П├ЪЪИN <text:s text:c="2"/>H█=pW <text:s/>H█∙═┤ЪЪH▀┘X┤ЪЪH▀p0Р <text:s/>┘8┤ЪЪР <text:s/>█0┤ЪЪH▀┘X┤ЪЪ▀HxL▀┘─┤ЪЪL▀█P┤ЪЪ╟ ХвдЪЪ┴┘Л├ЪЪИ <text:s text:c="3"/>▀┘d┤ЪЪ┐ю ┴┘d┤ЪЪИ┌ЩЪЪ┐=╘┘ <text:s text:c="3"/>└ <text:s text:c="3"/>H█= W <text:s/>╟ Х²дЪЪ┴┘Х├ЪЪdH▀ %( <text:s text:c="2"/>H▀MЬH9х ┘<text:tab/> <text:s text:c="2"/>H│д0y <text:s/>]цХ⌠дЪЪ <text:s text:c="2"/>UH┴Е╦ <text:s text:c="3"/>1иР <text:s text:c="2"/>}I <text:s/>H┴}ЬH┴uПH▀uЬС ~N8 ( EI <text:s/>f bйf ( II <text:s/>f \кf pАNf XАf <text:s/>eХH▀uПС ~N8f bйf \кf pяNf XяР <text:s/>UЮР <text:s/>MЮР ^MХР YхРH ,ЯH┴uьH▀uьHc=Н└ <text:s/>H9Ч Lа]цfffff. <text:s/>└ <text:s text:c="4"/>UH┴ЕAVSH┐Л`H█ &gt;V <text:s/>╧Х <text:s text:c="2"/>┴йH┴}ХH┴uЮH▀}ХH▀uЮ▀NxH▀uЮD▀FxH▀uЮH▀v L▀MЮM▀I L▀UЮM▀R8H┴EхL┴пE1шH┴UюD┴зL▀UюIВРH▀]ЮH▀[0H┴E╦H┴ьE1шD┴зIВРH▀]ЮD▀[pH▀]хH┴u╟H┴ч┴йD┴аL▀E╟L▀u╦L┴4$H┴D$ D┴\$ ╟ Х▐бЪЪH▀uЮг├─ <text:s text:c="6"/>H▀uЮH▀v`H┴uь┴E╛H┐}ь <text:s/>└^ <text:s text:c="2"/>H▀EьH▀@ H┴EпH▀Eп▀┬─ <text:s text:c="2"/>┐А ┐Ы <text:s/>┘' <text:s text:c="2"/>H▀}ЮH▀uпХXЧЪЪ┐Ь <text:s/>└ <text:s text:c="3"/>H▀}ХH▀EьH▀p ХчЧЪЪИ <text:s text:c="3"/>H▀EьH▀ H┴EьИ≈ЪЪЪH┐д`[A^]цUH┴ЕH┐Л0H┴}ЬH┴uПH▀uП▀├─ <text:s text:c="2"/>┐х ┴├─ <text:s text:c="2"/>H▀uПH▀v`H┴uХH┐}Х <text:s/>└┴ <text:s text:c="2"/>H▀EХH▀@ H┴EЮH▀}ПH▀EХH▀p ХиЩЪЪ┐Ь <text:s/>└N <text:s text:c="2"/>H█5жT <text:s/>H▀}ЬH▀EП▀PxH▀EХH▀@ ▀Hx╟ Х|аЪЪH▀uЮ▀▌─ <text:s text:c="2"/>┐А ┐Ы ┴Eэ ┘ <text:s text:c="3"/>H▀}ЬH▀EХH▀p ХRЪЪЪИ <text:s text:c="3"/>H▀EХH▀ H┴EХИlЪЪЪH┐д0]ц <text:s/>─ <text:s text:c="3"/>UH┴ЕH│ЛP <text:s text:c="2"/>dH▀ %( <text:s text:c="2"/>H┴EЬH┴╫ХКЪЪ┐=┼┌ <text:s text:c="3"/>└. <text:s text:c="2"/>╦ <text:s text:c="3"/>┴фH█ ET <text:s/>H█╫ПОЪЪH▀</text:span></text:p>
      <text:p text:style-name="P1"><text:span text:style-name="T1">`┌ <text:s/>╟ ХqбЪЪ┴┘эКЪЪИO <text:s text:c="2"/>1ю┴гH██ПОЪЪH┴█пКЪЪХ_бЪЪ┴б┴∙лКЪЪХbбЪЪ╨ <text:s text:c="3"/>┴жH█ ЗS <text:s/>H▀╫пКЪЪ▀█лКЪЪA┴ю╟ Х бЪЪ┴┘хКЪЪH█5ДS <text:s/>H█╫ПОЪЪХтаЪЪH█5тS <text:s/>H┴┘ЮКЪЪH▀╫ЮКЪЪ╟ ХXюЪЪH▀╫ЮКЪЪH▀╣ХКЪЪH▀v(┴┘дКЪЪХШЭЪЪH▀╫ЮКЪЪH▀╣ХКЪЪH▀v(Х$ЧЪЪH█5╡S <text:s/>H▀╫ЮКЪЪ╟ Х юЪЪH▀╫ЮКЪЪ┴┘юКЪЪХmаЪЪ╧ <text:s text:c="3"/>┴нH█ ├S <text:s/>L█┘ПОЪЪH█╫ПКЪЪH▀</text:span></text:p>
      <text:p text:style-name="P1"><text:span text:style-name="T1">R│ <text:s/>┴┘╪КЪЪ╟ Х]аЪЪH█╫ПКЪЪ┴┘╦КЪЪХ{аЪЪ┐=4│ <text:s text:c="2"/>┴┘╢КЪЪ ┘ <text:s text:c="3"/>H█╫ПОЪЪХlаЪЪ┴┘╟КЪЪdH▀ %( <text:s text:c="2"/>H▀MЬH9х ┘<text:tab/> <text:s text:c="2"/>H│дP <text:s text:c="2"/>]цХ"юЪЪf░UH┴ЕH│Л═y <text:s/>H█ fN <text:s/>dH▀ %( <text:s text:c="2"/>H┴MЬH┴╫h┤ЪЪ┴╣d┤ЪЪH┴∙X┤ЪЪH┴┘P┤ЪЪф┘═┤ЪЪ ┐=╟─ <text:s text:c="3"/>└@ <text:s text:c="2"/>H█=иR <text:s/>H█ $N <text:s/>H┴┘P┤ЪЪ╟ Х√©ЪЪH█=РP <text:s/>┴┘ ┤ЪЪ╟ Х┌©ЪЪ┴┘ ┤ЪЪХ┤УЪЪИ <text:s text:c="3"/>H█=тP <text:s/>H▀5Д <text:s text:c="2"/>╟ Х]©ЪЪ┴┘Э├ЪЪ╦ <text:s text:c="3"/>┴бH█</text:span></text:p>
      <text:p text:style-name="P1"><text:span text:style-name="T1">ыфЪЪH▀╣h┤ЪЪHc╫d┤ЪЪH┴╫П├ЪЪH┴ВH▀╣П├ЪЪХU©ЪЪH█=VR <text:s/>╟ Х ©ЪЪH█=░R <text:s/>┴┘Л├ЪЪ╟ Х ©ЪЪ┐=Т <text:s text:c="3"/>┴┘Х├ЪЪ └ <text:s text:c="3"/>H█=вP <text:s/>╟ ХБ╬ЪЪ┴┘Д├ЪЪH█=qR <text:s/>1ю┬а┬хХй╬ЪЪ ( цC <text:s/>С ~█X┤ЪЪf bхf ( ©C <text:s/>f \хf pаNf XаР <text:s/>┘H┤ЪЪг┘D┤ЪЪ <text:s text:c="3"/>┴┘Ю├ЪЪ▀┘D┤ЪЪ;┘d┤ЪЪ █? <text:s text:c="2"/>Hc┘D┤ЪЪH▀█h┤ЪЪH▀ аH┴┘8┤ЪЪH▀┘8┤ЪЪH┐x8 <text:s/>┘ <text:s text:c="3"/>И <text:s text:c="3"/>H▀┘8┤ЪЪH▀@ H┴┘0┤ЪЪH▀┘8┤ЪЪH▀@ H┴┘(┤ЪЪH▀┘8┤ЪЪH▀@ H┴┘ ┤ЪЪ┐= <text:s text:c="5"/>└{ <text:s text:c="2"/>H█=вQ <text:s/>H▀┘8┤ЪЪ▀px╟ ХМ╫ЪЪ╨ ( <text:s/>H█╣ПвЪЪH▀╫0┤ЪЪ┴┘э├ЪЪХ юЪЪ╨ ( <text:s/>H█╣П╞ЪЪH┴┘0┤ЪЪH▀╫(┤ЪЪХ`юЪЪ╨ ( <text:s/>H█╣П┤ЪЪH┴┘(┤ЪЪH▀╫ ┤ЪЪХAюЪЪH┴┘ ┤ЪЪH█=oQ <text:s/>╟ Х|╫ЪЪ1иH▀╫8┤ЪЪ▀WpH▀╫8┤ЪЪ Wt┴∙ ┤ЪЪH▀╫8┤ЪЪH▀╣8┤ЪЪH▀vP▀∙ ┤ЪЪ┴┘ь├ЪЪХ█КЪЪH▀╣8┤ЪЪH┐~X <text:s/>└6 <text:s text:c="2"/>H█=FQ <text:s/>╟ Х ╫ЪЪ╧ <text:s text:c="3"/>H▀╫8┤ЪЪH▀∙8┤ЪЪH▀rX▀∙ ┤ЪЪ┴┘т├ЪЪХEКЪЪH█5sK <text:s/>H█╫p┤ЪЪР <text:s text:c="2"/>ЪA <text:s/>H▀┘8┤ЪЪС ~H8 ( лA <text:s/>f bйf ( пA <text:s/>f \йf pяNf XяР YбР ^┘H┤ЪЪР <text:s/>┘ ┤ЪЪ▀∙D┤ЪЪ╟ Х┌╫ЪЪH▀╣8┤ЪЪH┐~ <text:s/>┴┘п├ЪЪ └  <text:s text:c="2"/>H█=©P <text:s/>H█ ДJ <text:s/>H█╣p┤ЪЪР <text:s/>┘ ┤ЪЪH▀█8┤ЪЪD▀ApH▀█8┤ЪЪD▀ItH▀█8┤ЪЪH▀I8H▀∙0┤ЪЪL▀∙(┤ЪЪL▀² ┤ЪЪH┴∙х├ЪЪH┴бH┴█ю├ЪЪH┴аH▀┘ю├ЪЪH┴ $H▀┘х├ЪЪH┴D$ L┴T$ L┴\$ ╟ ХК╩ЪЪ┴┘╪├ЪЪИ} <text:s text:c="2"/>H█=TP <text:s/>H█ JJ <text:s/>H█╣p┤ЪЪР <text:s/>┘ ┤ЪЪH▀█8┤ЪЪD▀ApH▀█8┤ЪЪD▀ItH▀█8┤ЪЪH▀I8H▀∙0┤ЪЪH┴∙╟├ЪЪH┴бH┴█╗├ЪЪH┴аH▀┘╗├ЪЪH┴ $H▀┘╟├ЪЪH┴D$ ╟ Хi╩ЪЪ┴┘╓├ЪЪH█= P <text:s/>H█ мI <text:s/>H█</text:span></text:p>
      <text:p text:style-name="P1"><text:span text:style-name="T1"><text:s/>P <text:s/>H▀∙8┤ЪЪС ~B@ (</text:span></text:p>
      <text:p text:style-name="P1"><text:span text:style-name="T1">;@ <text:s/>f bаf ( ?@ <text:s/>f \бf pьNf XьР <text:s text:c="2"/>:@ <text:s/>Р YьС ~B8f bаf \бf pхNf XхР ^ыР <text:s/>² ┤ЪЪР <text:s/>┘ ┤ЪЪH▀∙8┤ЪЪH▀R@H┴фH┴∙≤├ЪЪH┴бI┴юI┴аH▀┘≤├ЪЪH┴ $╟ Х╪╨ЪЪE1рH▀╫8┤ЪЪH▀█8┤ЪЪH▀q`D┴рD┴я┴┘■├ЪЪХФХЪЪH▀╣8┤ЪЪH┐~h <text:s/>└2 <text:s text:c="2"/>H█=÷N <text:s/>╟ Хv╨ЪЪ1р╧ <text:s text:c="3"/>H▀╫8┤ЪЪH▀╣8┤ЪЪH▀vh┴┘░├ЪЪХ╒ХЪЪИ <text:s text:c="3"/>▀┘D┤ЪЪ┐ю ┴┘D┤ЪЪИ╞ШЪЪ┐=*{ <text:s text:c="3"/>└ <text:s text:c="3"/>H█=²L <text:s/>╟ Х ╨ЪЪ┴┘▄├ЪЪdH▀ %( <text:s text:c="2"/>H▀MЬH9х ┘<text:tab/> <text:s text:c="2"/>H│д═y <text:s/>]цХ ╨ЪЪ <text:s/>@ UH┴ЕH│Л─ <text:s text:c="2"/>╦ <text:s text:c="3"/>┴аL█ 7дЪЪH┴}ЬH┴uП┴UЛH▀uПHc}ЛH┴}╟H┴ВH▀u╟H┴йL┴аХч╧ЪЪH█</text:span></text:p>
      <text:p text:style-name="P1"><text:span text:style-name="T1"><text:s/>H <text:s/>H┴MЮHгEь <text:s text:c="3"/>H▀MЬг <text:s text:c="4"/>гEт <text:s text:c="3"/>▀Eт;EЛ █▐ <text:s text:c="2"/>HcEтH▀MПH▀ аH┐x <text:s text:c="2"/>┘ <text:s text:c="3"/>Иe <text:s text:c="2"/>HcEтH▀MПH▀ аH▀x H▀uЮХИ╦ЪЪ┐Ь <text:s/>└&gt; <text:s text:c="2"/>H┐}ь <text:s/>┘ <text:s text:c="3"/>HcEтH▀MПH▀ аH▀@ H┴EьH▀EЬ▀ ┐а ┴ HcEтH▀UПH▀ бH▀@ H┴EЮИ <text:s text:c="3"/>▀Eт┐ю ┴EтИeЪЪЪH▀EЬ┐8 <text:s/>┘ <text:s text:c="3"/>H▀EЬHг@ <text:s text:c="4"/>ИU <text:s text:c="2"/>HгюЪЪЪЪ╧( <text:s text:c="2"/>┴йH▀uЬHc6H┴E╗H┴ПHВБ@ ░гH▀u╗H @ф@┬}╖H┴гХ╙╦ЪЪ1ЖH▀}ЬH┴G H▀EЬH▀@ H▀}ЬHc?HkЪ(H┴}≤H┴гH▀E≤H┴бХ╨╦ЪЪH▀EЬH▀@ H┴EхH▀EьH┴EЮH▀UхH┴ гEд <text:s text:c="3"/>гEю <text:s text:c="3"/>▀Eю;EЛ ██ <text:s text:c="2"/>HcEюH▀MПH▀ аH┐x <text:s text:c="2"/>┘ <text:s text:c="3"/>Иc <text:s text:c="2"/>HcEюH▀MПH▀ аH▀x H▀uЮХ═╥ЪЪ┐Ь <text:s/>└8 <text:s text:c="2"/>▀EдH▀Mх┴A HcMюH▀UПH▀ йH▀I H┴MЮH▀UхH┴жH┐ф(H┴uхH┴J(гEд <text:s text:c="3"/>▀Eд┐ю ┴Eд▀Eю┐ю ┴EюИgЪЪЪH█ <text:s/>F <text:s/>▀MдH▀Uх┴J HгEх <text:s text:c="3"/>H┴EЮгE╪ <text:s text:c="3"/>гE╦ <text:s text:c="3"/>▀E╦;EЛ █У <text:s text:c="2"/>HcE╦H▀MПH▀ аH┐x <text:s text:c="2"/>┘ <text:s text:c="3"/>Ик <text:s text:c="2"/>HcE╦H▀MПH▀ аH▀x H▀uЮХэ╤ЪЪ┐Ь <text:s/>└┐ <text:s text:c="2"/>HcE╦H▀MПH▀ аH▀@ H┴EЮH┐}х <text:s/>┘ <text:s text:c="3"/>H▀EЬH▀@ H┴EхИ <text:s text:c="3"/>H▀EхH┐ю(H┴EхHгюЪЪЪЪ╧ <text:s text:c="3"/>┴йH▀uхHcv H┴E░H┴ПHВБ@ ░гH▀u░H @ф@┬}▐H┴гХо╤ЪЪH▀uхH┴F гE╪ <text:s text:c="3"/>HcE╦H▀MПH▀ а▀U╪┴ж┐ф ┴u╪HcйH▀}хH▀ <text:s/>H┴ о▀E╦┐ю ┴E╦ИЪЧЪЪH│д─ <text:s text:c="2"/>]ц <text:s text:c="2"/>UH┴ЕH┐Л0H┴}Ь┴uТгEП <text:s text:c="3"/>┐}Т <text:s/>█ <text:s text:c="3"/>1ю+EТ┴EТгEП <text:s text:c="3"/>H▀}ЬХ ╤ЪЪ┴а┴MЛ▀MТ+MЛ┴MХ┐}Х <text:s/>▐ <text:s text:c="3"/>H█=ФJ <text:s/>H▀uЬ╟ Х ╤ЪЪ┴EЮИp <text:s text:c="2"/>┐}П <text:s/>┘ <text:s text:c="3"/>H█=бJ <text:s/>H▀uЬ╟ ХЙ╣ЪЪ┴EэгEД <text:s text:c="3"/>▀EД;EХ █ <text:s text:c="3"/>H█=²J <text:s/>╟ Хф╣ЪЪ┴Eь▀EД┐ю ┴EДИуЪЪЪ┐}П <text:s/>┘ <text:s text:c="3"/>H█=qJ <text:s/>H▀uЬ╟ Х≥╣ЪЪ┴EтH┐д0]цUH┴ЕH│Л@z <text:s/>dH▀ %( <text:s text:c="2"/>H┴EЬH┴╫H┤ЪЪH┴╣@┤ЪЪ┐=[v <text:s text:c="3"/>└2 <text:s text:c="2"/>H█=-J <text:s/>╟ ХO╣ЪЪH█=╚F <text:s/>┴┘╓├ЪЪ╟ Х;╣ЪЪ┴┘═├ЪЪХ@КЪЪИ <text:s text:c="3"/>H█=█F <text:s/>H▀5²u <text:s/>╟ Х ╣ЪЪ┴┘°├ЪЪH▀┘H┤ЪЪ┐8 <text:s/>┘: <text:s text:c="2"/>H█=ФI <text:s/>╟ ХР╢ЪЪ┐=Цu <text:s text:c="2"/>┴┘≤├ЪЪ └ <text:s text:c="3"/>H█= F <text:s/>╟ Хя╢ЪЪ┴┘■├ЪЪИё</text:span></text:p>
      <text:p text:style-name="P1"><text:span text:style-name="T1"><text:s text:c="2"/>H█=╨I <text:s/>╟ Х╦╢ЪЪH█=ЯI <text:s/>┴┘░├ЪЪ╟ Х╓╢ЪЪ┐=∙u <text:s text:c="2"/>┴┘▄├ЪЪ └ <text:s text:c="3"/>H█=иE <text:s/>╟ Х┐╢ЪЪ┴┘┬├ЪЪH▀┘H┤ЪЪH▀@ H┴┘8┤ЪЪг┘4┤ЪЪ <text:s text:c="3"/>▀┘4┤ЪЪH▀█H┤ЪЪ; <text:s/>█ <text:s text:c="3"/>H▀┘8┤ЪЪ▀H ┴█0┤ЪЪг┘,┤ЪЪ <text:s text:c="3"/>▀┘,┤ЪЪ;┘0┤ЪЪ █y <text:s text:c="2"/>Hc┘,┤ЪЪH▀█8┤ЪЪH▀I H▀ аH┴┘ ┤ЪЪH▀┘ ┤ЪЪH▀@0H▀█8┤ЪЪH A H┴A H▀┘ ┤ЪЪ▀PpH▀┘8┤ЪЪ P ┴P H▀┘ ┤ЪЪ▀PtH▀┘8┤ЪЪ P$┴P$▀┘,┤ЪЪ┐ю ┴┘,┤ЪЪИuЪЪЪ╦ <text:s text:c="3"/>┴бH█</text:span></text:p>
      <text:p text:style-name="P1"><text:span text:style-name="T1">и╧ЪЪH▀╣8┤ЪЪH▀v Hc╫0┤ЪЪH┴╫─├ЪЪH┴ВH▀╣─├ЪЪХ║ЁЪЪ▀┘4┤ЪЪ┐ю ┴┘4┤ЪЪH▀█8┤ЪЪH┐а(H┴█8┤ЪЪИЙЧЪЪHгюЪЪЪЪ╧ <text:s text:c="3"/>┴йH▀╣H┤ЪЪHc6H┴┘x├ЪЪH┴ПHВБ@ ░гH▀╣x├ЪЪH @ф@┬╫w├ЪЪH┴гХ ЁЪЪH┴┘ ┤ЪЪг┘ ┤ЪЪ <text:s text:c="3"/>▀┘ ┤ЪЪH▀█H┤ЪЪ; <text:s/>█&lt; <text:s text:c="2"/>Hc┘ ┤ЪЪH▀█H┤ЪЪHkю(H A Hc█ ┤ЪЪH▀∙ ┤ЪЪH┴ й▀┘ ┤ЪЪ┐ю ┴┘ ┤ЪЪИ╞ЪЪЪ╦ <text:s text:c="3"/>┴бH█</text:span></text:p>
      <text:p text:style-name="P1"><text:span text:style-name="T1">╗╫ЪЪH▀╣ ┤ЪЪH▀╫H┤ЪЪHc?H┴╫h├ЪЪH┴ВH▀╣h├ЪЪХ║╡ЪЪ┐=bs <text:s text:c="3"/>└- <text:s text:c="2"/>H█=╜G <text:s/>╟ ХV╡ЪЪH█=ХG <text:s/>┴┘d├ЪЪ╟ ХB╡ЪЪ┴┘`├ЪЪИ <text:s text:c="3"/>H█= H <text:s/>╟ Х)╡ЪЪ┴┘\├ЪЪHг┘ ┤ЪЪ <text:s text:c="4"/>( <text:s/>7 <text:s/>С ~█@┤ЪЪf bхf ( </text:span></text:p>
      <text:p text:style-name="P1"><text:span text:style-name="T1">7 <text:s/>f \хf pаNf XаР <text:s/>┘ ┤ЪЪг┘Э├ЪЪ <text:s text:c="3"/>▀┘Э├ЪЪH▀█H┤ЪЪ; <text:s/>█╕ <text:s text:c="2"/>Hc┘Э├ЪЪH▀█ ┤ЪЪH▀ аH┴┘8┤ЪЪH▀┘8┤ЪЪH┐x <text:s text:c="2"/>┘ <text:s text:c="3"/>Иv <text:s text:c="2"/>Р <text:s text:c="2"/>╠6 <text:s/>H▀┘8┤ЪЪС ~H <text:s/>( ~6 <text:s/>f bйf ( ┌6 <text:s/>f \кf pАNf XАР <text:s/>█ ┤ЪЪР XлР <text:s/>█ ┤ЪЪH▀┘8┤ЪЪС ~H f bйf \кf pяNf Xя (хР YйР ^█ ┤ЪЪР <text:s/>█П├ЪЪР Y┘ ┤ЪЪР ^┘ ┤ЪЪР <text:s/>┘Х├ЪЪH▀┘8┤ЪЪH▀ H┴┘Ю├ЪЪ┐=Еq <text:s text:c="3"/>└Э <text:s text:c="2"/>╨ ( <text:s/>H█╣ПвЪЪH▀╫Ю├ЪЪХ ЁЪЪH█=пF <text:s/>H┴┘Ю├ЪЪ▀╣Э├ЪЪ▀∙Э├ЪЪ╟ Х╝╟ЪЪH█5`G <text:s/>H█╫═┤ЪЪH▀█8┤ЪЪH▀Q ┴┘X├ЪЪ╟ Хx╠ЪЪ╬<text:tab/> <text:s text:c="2"/>H█╫═┤ЪЪ┴┘T├ЪЪХ ЗЪЪH█='G <text:s/>╟ Хc╟ЪЪH█5 G <text:s/>H█╫═┤ЪЪР <text:s/>┘П├ЪЪ┴┘P├ЪЪ╟ Х0╠ЪЪ╬ <text:s text:c="3"/>H█╫═┤ЪЪ┴┘L├ЪЪХ╧ЫЪЪH█=ъF <text:s/>╟ Х ╟ЪЪH█5сF <text:s/>H█╫═┤ЪЪР <text:s/>┘Х├ЪЪ┴┘H├ЪЪ╟ ХХ╟ЪЪ╬ <text:s text:c="3"/>H█╫═┤ЪЪ┴┘D├ЪЪХqЫЪЪH█=≈F <text:s/>╟ Хс╞ЪЪH█5░F <text:s/>H█╫═┤ЪЪH▀█8┤ЪЪ▀Q ┴┘@├ЪЪ╟ Х·╟ЪЪ╬ <text:s text:c="3"/>H█╫═┤ЪЪ┴┘&lt;├ЪЪХ'ЫЪЪH█=WF <text:s/>╟ Х┴╞ЪЪH█5FF <text:s/>H█╫═┤ЪЪH▀█8┤ЪЪ▀Q$┴┘8├ЪЪ╟ ХT╟ЪЪ╬ЗЪЪЪH█╫═┤ЪЪ┴┘4├ЪЪХщЬЪЪH█= F <text:s/>╟ Х?╞ЪЪH█= D <text:s/>H▀╣Ю├ЪЪ┴┘0├ЪЪ╟ Х$╞ЪЪH█=ФE <text:s/>┴┘,├ЪЪ╟ Х ╞ЪЪH█=зE <text:s/>▀╣Э├ЪЪ┴┘(├ЪЪ╟ ХЖ╝ЪЪ┴┘$├ЪЪИ^ <text:s text:c="2"/>H█=тE <text:s/>╟ Хщ╝ЪЪH█=УE <text:s/>H▀█8┤ЪЪH▀q Р <text:s/>┘П├ЪЪР <text:s/>█Х├ЪЪH▀█8┤ЪЪ▀Q H▀█8┤ЪЪ▀I$L▀┘Ю├ЪЪ┴┘ ├ЪЪ╟ Х⌠╝ЪЪ┴┘ ├ЪЪ WюH▀┘8┤ЪЪ▀H ┴█э├ЪЪH▀┘8┤ЪЪС ~H <text:s/>( g3 <text:s/>f bйf ( k3 <text:s/>f \йf pяNf XяР <text:s/>∙п├ЪЪР <text:s/>┘х├ЪЪг┘д├ЪЪ <text:s text:c="3"/>▀┘д├ЪЪ;┘э├ЪЪ █е <text:s text:c="2"/>Р <text:s text:c="2"/>:3 <text:s/>Hc┘д├ЪЪH▀█8┤ЪЪH▀I H▀ аH┴┘╦├ЪЪH▀@ H┴┘╟├ЪЪH▀┘╦├ЪЪH▀@ H┴┘╗├ЪЪH▀┘╦├ЪЪС ~H0 ( м2 <text:s/>f bйf ( я2 <text:s/>f \кf pАNf XАР <text:s/></text:span></text:p>
      <text:p text:style-name="P1"><text:span text:style-name="T1">л2 <text:s/>Р YАР <text:s/>█п├ЪЪР ^АР <text:s/>╔П├ЪЪH▀┘╦├ЪЪС ~H0f bйf \кf pяNf XяР X∙х├ЪЪР <text:s/>∙х├ЪЪР Y┘х├ЪЪР ^┘п├ЪЪР <text:s/>┘Х├ЪЪ┐=@n <text:s text:c="3"/>└[ <text:s text:c="2"/>╨ ( <text:s/>H█╣П╞ЪЪH▀╫╟├ЪЪХз╞ЪЪ╨ ( <text:s/>H█╣П┤ЪЪH┴┘╟├ЪЪH▀╫╗├ЪЪХ╩╞ЪЪH█=AD <text:s/>H┴┘╗├ЪЪ╟ ХЖ╛ЪЪH█5╗C <text:s/>H█╫P┤ЪЪH▀█╦├ЪЪH▀Q0┴┘ ├ЪЪ╟ Хю╜ЪЪ╬<text:tab/> <text:s text:c="2"/>H█╫P┤ЪЪ┴┘ ├ЪЪХIЖЪЪH█=┌A <text:s/>╟ Х╚╛ЪЪH█5]C <text:s/>H█╫P┤ЪЪH▀█╦├ЪЪH▀Q8┴┘ ├ЪЪ╟ Хu╜ЪЪ╬<text:tab/> <text:s text:c="2"/>H█╫P┤ЪЪ┴┘ ├ЪЪХЧУЪЪH█=7A <text:s/>╟ Х`╛ЪЪH█5 C <text:s/>H█╫P┤ЪЪР <text:s/>┘П├ЪЪ┴┘ ├ЪЪ╟ Х-╜ЪЪ╬ <text:s text:c="3"/>H█╫P┤ЪЪ┴┘ ├ЪЪХ╤УЪЪH█=О@ <text:s/>╟ Х ╛ЪЪH█5пB <text:s/>H█╫P┤ЪЪР <text:s/>┘Х├ЪЪ┴┘ ├ЪЪ╟ ХЕ╛ЪЪ╬ <text:s text:c="3"/>H█╫P┤ЪЪ┴┘Э┘ЪЪХnУЪЪH█=╖@ <text:s/>╟ Хп╚ЪЪH█5█B <text:s/>H█╫P┤ЪЪH▀█╦├ЪЪ▀Qp┴┘Ь┘ЪЪ╟ Х⌡╛ЪЪ╬ <text:s text:c="3"/>H█╫P┤ЪЪ┴┘Т┘ЪЪХ$УЪЪH█=TB <text:s/>╟ Х├╚ЪЪH█5CB <text:s/>H█╫P┤ЪЪH▀█╦├ЪЪ▀Qt┴┘П┘ЪЪ╟ ХQ╛ЪЪ╬ЗЪЪЪH█╫P┤ЪЪ┴┘Л┘ЪЪХзТЪЪH█= @ <text:s/>╟ Х&lt;╚ЪЪH█=╔B <text:s/>H▀█╦├ЪЪ▀qxH▀█╦├ЪЪ▀QxH▀█╟├ЪЪL▀┘╗├ЪЪ┴┘Х┘ЪЪ╟ Х ╚ЪЪH█=хA <text:s/>┴┘Д┘ЪЪ╟ ХР╙ЪЪ┴┘Ю┘ЪЪИq <text:s text:c="2"/>H█=xB <text:s/>H▀┘╦├ЪЪH▀p0H▀┘╦├ЪЪH▀P8Р <text:s/>┘П├ЪЪР <text:s/>█Х├ЪЪH▀┘╦├ЪЪ▀HpH▀┘╦├ЪЪD▀@tH▀┘╦├ЪЪD▀HxH▀┘╟├ЪЪL▀∙╗├ЪЪH┴ $L┴T$ ╟ Х|╙ЪЪ┴┘э┘ЪЪИ <text:s text:c="3"/>▀┘д├ЪЪ┐ю ┴┘д├ЪЪИ)ЭЪЪ┐=Nk <text:s text:c="3"/>└ <text:s text:c="3"/>H█= A <text:s/>╟ ХB╙ЪЪ┴┘ь┘ЪЪИ <text:s text:c="3"/>▀┘Э├ЪЪ┐ю ┴┘Э├ЪЪИEЬЪЪdH▀ %( <text:s text:c="2"/>H▀MЬH9х ┘<text:tab/> <text:s text:c="2"/>H│д@z <text:s/>]цХ ╙ЪЪffffff. <text:s/>└ <text:s text:c="4"/>UH┴ЕH┐Лp╦ <text:s text:c="3"/>┴аL█ З╣ЪЪH┴}ЬH┴uП┴UЛH▀uПHc}ЛH┴}╦H┴ВH▀u╦H┴йL┴аХА╘ЪЪH█</text:span></text:p>
      <text:p text:style-name="P1"><text:span text:style-name="T1">"8 <text:s/>H┴MЮH▀MЬг│ <text:s text:c="7"/>гEэ <text:s text:c="3"/>▀Eэ;EЛ █x <text:s text:c="2"/>HcEэH▀MПH▀ аH┐x <text:s text:c="2"/>┘ <text:s text:c="3"/>ИN <text:s text:c="2"/>HcEэH▀MПH▀ аH▀x H▀uЮХП╗ЪЪ┐Ь <text:s/>└' <text:s text:c="2"/>H▀EЬ▀┬ <text:s text:c="3"/>┐а ┴┬ <text:s text:c="3"/>HcEэH▀UПH▀ бH▀@ H┴EЮИ <text:s text:c="3"/>▀Eэ┐ю ┴EэИ|ЪЪЪH▀EЬ┐╦ <text:s text:c="5"/>┘ <text:s text:c="3"/>Иz <text:s text:c="2"/>HгюЪЪЪЪ╧ <text:s text:c="3"/>┴йH▀uЬHc╤ <text:s text:c="3"/>H┴E╟H┴ПHВБ@ ░гH▀u╟H @ф@┬}╞H┴гХл╗ЪЪ1ЖH▀}ЬH┴┤ <text:s text:c="3"/>H▀EЬH▀─ <text:s text:c="3"/>H▀}ЬHc© <text:s text:c="3"/>HаГ H┴}═H┴гH▀E═H┴бХр╗ЪЪH▀EЬH▀─ <text:s text:c="3"/>H┴EпHгEЮ <text:s text:c="3"/>гEл <text:s text:c="3"/>гEх <text:s text:c="3"/>▀Eх;EЛ █╔ <text:s text:c="2"/>HcEхH▀MПH▀ аH┐x <text:s text:c="2"/>┘ <text:s text:c="3"/>И{ <text:s text:c="2"/>H┐}Ю <text:s/>┘ <text:s text:c="3"/>HcEхH▀MПH▀ аH▀@ H┴EЮHcEхH▀MПH▀ аH▀x H▀uЮХ²╖ЪЪ┐Ь <text:s/>└1 <text:s text:c="2"/>HcEхH▀MПH▀ аH▀@ H┴EЮ▀UлH▀Eп┴P H▀EпH┐ю H┴EпгEл <text:s text:c="3"/>▀Eл┐ю ┴Eл▀Eх┐ю ┴EхИOЪЪЪH█ <text:s/>6 <text:s/>▀MлH▀Uп┴J HгEп <text:s text:c="3"/>H┴EЮгEд <text:s text:c="3"/>гEю <text:s text:c="3"/>▀Eю;EЛ █Ь <text:s text:c="2"/>HcEюH▀MПH▀ аH┐x <text:s text:c="2"/>┘ <text:s text:c="3"/>Ин <text:s text:c="2"/>HcEюH▀MПH▀ аH▀x H▀uЮХЮ╕ЪЪ┐Ь <text:s/>└├ <text:s text:c="2"/>HcEюH▀MПH▀ аH▀@ H┴EЮH┐}п <text:s/>┘ <text:s text:c="3"/>H▀EЬH▀─ <text:s text:c="3"/>H┴EпИ <text:s text:c="3"/>H▀EпH┐ю H┴EпHгюЪЪЪЪ╧ <text:s text:c="3"/>┴йH▀uпHcv H┴E≤H┴ПHВБ@ ░гH▀u≤H @ф@┬}≈H┴гХп╕ЪЪH▀uпH┴F гEд <text:s text:c="3"/>HcEюH▀MПH▀ а▀Uд┴ж┐ф ┴uдHcйH▀}пH▀ <text:s/>H┴ о▀Eю┐ю ┴EюИЭЧЪЪH┐дp]ц <text:s/>─ <text:s text:c="3"/>UH┴ЕH│Л@z <text:s/>dH▀ %( <text:s text:c="2"/>H┴EЬH┴╫H┤ЪЪH┴╣@┤ЪЪH▀┘H┤ЪЪ┐╦ <text:s text:c="5"/>┘ <text:s text:c="3"/>И*<text:line-break/> <text:s/>┐="g <text:s text:c="3"/>└2 <text:s text:c="2"/>H█=Ю= <text:s/>╟ Х ╕ЪЪH█=r7 <text:s/>┴┘╓├ЪЪ╟ Х ╕ЪЪ┴┘═├ЪЪХ эЪЪИ <text:s text:c="3"/>H█=T7 <text:s/>H▀5df <text:s/>╟ Хщ╔ЪЪ┴┘°├ЪЪH█=╙= <text:s/>╟ Хи╔ЪЪH█=Б= <text:s/>┴┘≤├ЪЪ╟ Х╣╔ЪЪ┐=╕f <text:s text:c="2"/>┴┘■├ЪЪ └ <text:s text:c="3"/>H█=з6 <text:s/>╟ Х■╔ЪЪ┴┘░├ЪЪH▀┘H┤ЪЪH▀─ <text:s text:c="3"/>H┴┘8┤ЪЪг┘4┤ЪЪ <text:s text:c="3"/>▀┘4┤ЪЪH▀█H┤ЪЪ;│ <text:s text:c="4"/>█Ъ <text:s text:c="2"/>H▀┘8┤ЪЪ▀H ┴█0┤ЪЪг┘,┤ЪЪ <text:s text:c="3"/>▀┘,┤ЪЪ;┘0┤ЪЪ █w <text:s text:c="2"/>Hc┘,┤ЪЪH▀█8┤ЪЪH▀I H▀ аH┴┘ ┤ЪЪH▀┘ ┤ЪЪH▀@0H▀█8┤ЪЪH <text:s/>H┴ H▀┘ ┤ЪЪ▀PpH▀┘8┤ЪЪ P ┴P H▀┘ ┤ЪЪ▀PtH▀┘8┤ЪЪ P ┴P ▀┘,┤ЪЪ┐ю ┴┘,┤ЪЪИwЪЪЪ╦ <text:s text:c="3"/>┴бH█</text:span></text:p>
      <text:p text:style-name="P1"><text:soft-page-break/><text:span text:style-name="T1">у╙ЪЪH▀╣8┤ЪЪH▀v Hc╫0┤ЪЪH┴╫┬├ЪЪH┴ВH▀╣┬├ЪЪХ╜╓ЪЪ▀┘4┤ЪЪ┐ю ┴┘4┤ЪЪH▀█8┤ЪЪH┐а H┴█8┤ЪЪИХЧЪЪHгюЪЪЪЪ╧ <text:s text:c="3"/>┴йH▀╣H┤ЪЪHc╤ <text:s text:c="3"/>H┴┘─├ЪЪH┴ПHВБ@ ░гH▀╣─├ЪЪH @ф@┬╫ ├ЪЪH┴гХ ╓ЪЪH┴┘ ┤ЪЪг┘ ┤ЪЪ <text:s text:c="3"/>▀┘ ┤ЪЪH▀█H┤ЪЪ;│ <text:s text:c="4"/>█? <text:s text:c="2"/>Hc┘ ┤ЪЪH▀█H┤ЪЪHаЮ H │ <text:s text:c="3"/>Hc█ ┤ЪЪH▀∙ ┤ЪЪH┴ й▀┘ ┤ЪЪ┐ю ┴┘ ┤ЪЪИ╗ЪЪЪ╦ <text:s text:c="3"/>┴бH█</text:span></text:p>
      <text:p text:style-name="P1"><text:span text:style-name="T1">и╟ЪЪH▀╣ ┤ЪЪH▀╫H┤ЪЪHc© <text:s text:c="3"/>H┴╫p├ЪЪH┴ВH▀╣p├ЪЪХ·ёЪЪ┐=_d <text:s text:c="3"/>└- <text:s text:c="2"/>H█=╙8 <text:s/>╟ ХSёЪЪH█=≤; <text:s/>┴┘l├ЪЪ╟ Х?ёЪЪ┴┘h├ЪЪИ <text:s text:c="3"/>H█=╦; <text:s/>╟ Х&amp;ёЪЪ┴┘d├ЪЪHг┘ ┤ЪЪ <text:s text:c="4"/>( <text:s/>( <text:s/>С ~█@┤ЪЪf bхf ( </text:span></text:p>
      <text:p text:style-name="P1"><text:span text:style-name="T1">( <text:s/>f \хf pаNf XаР <text:s/>┘ ┤ЪЪг┘Э├ЪЪ <text:s text:c="3"/>▀┘Э├ЪЪH▀█H┤ЪЪ;│ <text:s text:c="4"/>█╩ <text:s text:c="2"/>Hc┘Э├ЪЪH▀█ ┤ЪЪH▀ аH┴┘8┤ЪЪH▀┘8┤ЪЪH┐8 <text:s/>┘ <text:s text:c="3"/>И▄ <text:s text:c="2"/>Р <text:s text:c="2"/>╚' <text:s/>H▀┘8┤ЪЪС ~ <text:s/>( y' <text:s/>f bйf ( }' <text:s/>f \кf pАNf XАР <text:s/>█ ┤ЪЪР XлР <text:s/>█ ┤ЪЪH▀┘8┤ЪЪС ~ f bйf \кf pяNf Xя (хР YйР ^█ ┤ЪЪР <text:s/>█П├ЪЪР Y┘ ┤ЪЪР ^┘ ┤ЪЪР <text:s/>┘Х├ЪЪH▀┘8┤ЪЪH▀@ H▀ H▀@ H┴┘Ю├ЪЪ┐=ыb <text:s text:c="3"/>└Ш <text:s text:c="2"/>╨ ( <text:s/>H█╣П╞ЪЪH▀╫Ю├ЪЪХs╓ЪЪH█=y: <text:s/>H┴┘Ю├ЪЪ▀╣Э├ЪЪ▀∙Э├ЪЪ╟ Х╒║ЪЪH█5T8 <text:s/>H█╫═┤ЪЪH▀█8┤ЪЪH▀ ┴┘`├ЪЪ╟ Хm╒ЪЪ╬<text:tab/> <text:s text:c="2"/>H█╫═┤ЪЪ┴┘\├ЪЪХЖЙЪЪH█= 8 <text:s/>╟ ХX║ЪЪH█5 8 <text:s/>H█╫═┤ЪЪР <text:s/>┘П├ЪЪ┴┘X├ЪЪ╟ Х%╒ЪЪ╬ <text:s text:c="3"/>H█╫═┤ЪЪ┴┘T├ЪЪХ╝ЙЪЪH█=т7 <text:s/>╟ Х ║ЪЪH█5х7 <text:s/>H█╫═┤ЪЪР <text:s/>┘Х├ЪЪ┴┘P├ЪЪ╟ Хщ║ЪЪ╬ <text:s text:c="3"/>H█╫═┤ЪЪ┴┘L├ЪЪХfЙЪЪH█=▄7 <text:s/>╟ Хх═ЪЪH█5┘7 <text:s/>H█╫═┤ЪЪH▀█8┤ЪЪ▀Q ┴┘H├ЪЪ╟ Х⌠║ЪЪ╬ <text:s text:c="3"/>H█╫═┤ЪЪ┴┘D├ЪЪХ ЙЪЪH█=L7 <text:s/>╟ Х~═ЪЪH█5;7 <text:s/>H█╫═┤ЪЪH▀█8┤ЪЪ▀Q ┴┘@├ЪЪ╟ ХI║ЪЪ╬ЗЪЪЪH█╫═┤ЪЪ┴┘&lt;├ЪЪХрИЪЪH█=Ь6 <text:s/>╟ Х4═ЪЪH█=З4 <text:s/>H▀╣Ю├ЪЪ┴┘8├ЪЪ╟ Х ═ЪЪH█=ш6 <text:s/>┴┘4├ЪЪ╟ Х ═ЪЪH█=l9 <text:s/>▀╣Э├ЪЪ┴┘0├ЪЪ╟ ХК÷ЪЪ┴┘,├ЪЪИ] <text:s text:c="2"/>H█=и6 <text:s/>╟ Хр÷ЪЪH█=Й6 <text:s/>H▀█8┤ЪЪH▀1Р <text:s/>┘П├ЪЪР <text:s/>█Х├ЪЪH▀█8┤ЪЪ▀Q H▀█8┤ЪЪ▀I L▀┘Ю├ЪЪ┴┘(├ЪЪ╟ Х┴÷ЪЪ┴┘$├ЪЪ WюH▀┘8┤ЪЪ▀H ┴█э├ЪЪH▀┘8┤ЪЪС ~ <text:s/>( ^$ <text:s/>f bйf ( b$ <text:s/>f \йf pяNf XяР <text:s/>∙п├ЪЪР <text:s/>┘х├ЪЪг┘д├ЪЪ <text:s text:c="3"/>▀┘д├ЪЪ;┘э├ЪЪ █ь <text:s text:c="2"/>Р <text:s text:c="2"/>1$ <text:s/>Hc┘д├ЪЪH▀█8┤ЪЪH▀I H▀ аH┴┘╦├ЪЪH▀@ H┴┘╟├ЪЪH▀┘╦├ЪЪH▀@ H┴┘╗├ЪЪH▀┘╦├ЪЪС ~H0 ( д# <text:s/>f bйf ( х# <text:s/>f \кf pАNf XАР <text:s/></text:span></text:p>
      <text:p text:style-name="P1"><text:span text:style-name="T1">ц# <text:s/>Р YАР <text:s/>█п├ЪЪР ^АР <text:s/>╔П├ЪЪH▀┘╦├ЪЪС ~H0f bйf \кf pяNf XяР X∙х├ЪЪР <text:s/>∙х├ЪЪР Y┘х├ЪЪР ^┘п├ЪЪР <text:s/>┘Х├ЪЪ┐=7_ <text:s text:c="3"/>└b <text:s text:c="2"/>╨ ( <text:s/>H█╣ПвЪЪH▀╫╟├ЪЪХя═ЪЪ╨ ( <text:s/>H█╣П┤ЪЪH┴┘╟├ЪЪH▀╫╗├ЪЪХ╡═ЪЪH█=85 <text:s/>H┴┘╗├ЪЪ╟ ХМ²ЪЪH█5÷4 <text:s/>H█╫P┤ЪЪH▀█╦├ЪЪH▀Q0┴┘ ├ЪЪ╟ Х╥·ЪЪ╬<text:tab/> <text:s text:c="2"/>H█╫P┤ЪЪ┴┘ ├ЪЪХ@ГЪЪH█=y2 <text:s/>╟ Х╒²ЪЪH█5T4 <text:s/>H█╫P┤ЪЪH▀█╦├ЪЪH▀Q8┴┘ ├ЪЪ╟ Хl·ЪЪ╬<text:tab/> <text:s text:c="2"/>H█╫P┤ЪЪ┴┘ ├ЪЪХУФЪЪH█=.2 <text:s/>╟ ХW²ЪЪH█5 4 <text:s/>H█╫P┤ЪЪР <text:s/>┘П├ЪЪ┴┘ ├ЪЪ╟ Х$·ЪЪ╬ <text:s text:c="3"/>H█╫P┤ЪЪ┴┘ ├ЪЪХ╜ФЪЪH█=Ф1 <text:s/>╟ Х ²ЪЪH█5г3 <text:s/>H█╫P┤ЪЪР <text:s/>┘Х├ЪЪ┴┘ ├ЪЪ╟ Хэ²ЪЪ╬ <text:s text:c="3"/>H█╫P┤ЪЪ┴┘ ├ЪЪХeФЪЪH█=·1 <text:s/>╟ Хг°ЪЪH█5└3 <text:s/>H█╫P┤ЪЪH▀█╦├ЪЪ▀Qp┴┘ ├ЪЪ╟ Х▓²ЪЪ╬ <text:s text:c="3"/>H█╫P┤ЪЪ┴┘Э┘ЪЪХ ФЪЪH█=K3 <text:s/>╟ Х}°ЪЪH█5:3 <text:s/>H█╫P┤ЪЪH▀█╦├ЪЪ▀Qt┴┘Ь┘ЪЪ╟ ХH²ЪЪ╬ЗЪЪЪH█╫P┤ЪЪ┴┘Т┘ЪЪХяЕЪЪH█=</text:span></text:p>
      <text:p text:style-name="P1"><text:span text:style-name="T1">1 <text:s/>╟ Х3°ЪЪH█=╧5 <text:s/>H▀█╦├ЪЪ▀qxH▀█╦├ЪЪ▀QxH▀█╟├ЪЪL▀┘Ю├ЪЪL▀█╗├ЪЪ┴┘П┘ЪЪ╟ ХЖ⌡ЪЪH█=╦2 <text:s/>┴┘Л┘ЪЪ╟ ХБ⌡ЪЪ┴┘Х┘ЪЪИ} <text:s text:c="2"/>H█=┬5 <text:s/>H▀┘╦├ЪЪH▀p0H▀┘╦├ЪЪH▀P8Р <text:s/>┘П├ЪЪР <text:s/>█Х├ЪЪH▀┘╦├ЪЪ▀HpH▀┘╦├ЪЪD▀@tH▀┘╦├ЪЪD▀HxH▀┘╟├ЪЪL▀∙Ю├ЪЪL▀²╗├ЪЪH┴ $L┴T$ L┴\$ ╟ Х`⌡ЪЪ┴┘Д┘ЪЪИ <text:s text:c="3"/>▀┘д├ЪЪ┐ю ┴┘д├ЪЪИ ЭЪЪ┐=2\ <text:s text:c="3"/>└ <text:s text:c="3"/>H█=Ж1 <text:s/>╟ Х&amp;⌡ЪЪ┴┘Ю┘ЪЪИ <text:s text:c="3"/>▀┘Э├ЪЪ┐ю ┴┘Э├ЪЪИ,ЬЪЪdH▀ %( <text:s text:c="2"/>H▀MЬH9х ┘<text:tab/> <text:s text:c="2"/>H│д@z <text:s/>]цХ ⌡ЪЪ <text:s text:c="2"/>UH┴ЕH│Л <text:s text:c="3"/>H█ м( <text:s/>dH▀ %( <text:s text:c="2"/>H┴MЬH┴}юH┴u╦H┴U╟H▀}╦H┴фХy⌡ЪЪH┴E═H┐}═ <text:s/>┘</text:span></text:p>
      <text:p text:style-name="P1"><text:span text:style-name="T1"><text:s text:c="3"/>HгEх <text:s text:c="3"/>И├ <text:s text:c="2"/>1ЖH▀}═Х"╥ЪЪH┴E≤H┐}≤ <text:s/>┘ <text:s text:c="3"/>H▀}═ХJ⌡ЪЪHгEх <text:s text:c="3"/>┴┘,ЪЪЪИP <text:s text:c="2"/>H█uЮH▀}═ХZ╩ЪЪ┐Ь <text:s/>█ <text:s text:c="3"/>H▀}═Х ⌡ЪЪH▀}≤H┴}х┴┘(ЪЪЪИ <text:s text:c="3"/>И <text:s text:c="3"/>H█uЮH█UэH█MьL█EпH▀}═Х'╫ЪЪ┐Ь <text:s/>└ <text:s text:c="3"/>ИЖ <text:s text:c="2"/>▀Eь┐Ю ┴E■▀Eь┐ЮЭ┴ю┴аH┴M┬HcMэH▀UюH▀Lй H┴M─H┐}─ <text:s/>┘h <text:s text:c="2"/>╦ q <text:s/>┴гХЗ≥ЪЪ1Ж╧ q <text:s/>┴йH┴гH┴┘ ЪЪЪХР≥ЪЪH▀┘ ЪЪЪH┴E─H▀U─г <text:s text:c="4"/>H▀UпH▀}─H┴≈ q <text:s/>H▀UпH▀}─H┴≈ q <text:s/>H▀U─Hc}эL▀EюI┴TЬ H▀}≤H▀u┬Х║╩ЪЪH┴┘xЪЪЪH┐╫xЪЪЪ <text:s/>┘ <text:s text:c="3"/>H▀E≤H▀@(H ┬ <text:s text:c="2"/>H┴┘xЪЪЪ┐}■ <text:s/>┘ <text:s text:c="3"/>H▀E─│8 ' <text:s text:c="2"/>▄- <text:s text:c="2"/>H█5Л2 <text:s/>╨ ' <text:s/>H▀ "X <text:s/>H▀8╟ Х`≤ЪЪ© <text:s text:c="3"/>┴┘ ЪЪЪХ`≤ЪЪH▀E─┐8 <text:s/>▄' <text:s text:c="2"/>H▀E─▀ ┐И HcаH▀U─H┐б HаЮ H бH▀ H┴E╗И <text:s text:c="3"/>H▀E≤H▀@(H┴E╗H▀}─H▀E─▀0H▀U╗Х²лЪЪH▀EпH▀U─H+┌ q <text:s/>H▀U╗H B0H┴B0H▀E╗┐x| <text:s/>▐ <text:s text:c="3"/>H▀EпH▀M─H+│ q <text:s/>H▀M╗H A@H┴A@H▀┘xЪЪЪH▀M─Hc<text:tab/>H▀U─H┐б HаА H йH┴ H▀EпH▀M─▀1┴В┐г ┴9HcнH▀U─H┐б HаА H йH┴B ИФ <text:s text:c="2"/>Hг┘pЪЪЪ <text:s text:c="3"/>H▀E─┐8 <text:s/>▌О <text:s text:c="2"/>H▀E─▀ ┐И ┴ H▀E─Hc H▀U─H┐б HаЮ H бH▀B H┴┘pЪЪЪH▀┘xЪЪЪH▀U─Hc H▀u─H┐ф HаБ H жH; <text:s/>└² <text:s text:c="2"/>H▀┘xЪЪЪH┐x <text:s text:c="2"/>└D <text:s text:c="2"/>H█5┘1 <text:s/>H▀ ⌡V <text:s/>H▀8H▀┘xЪЪЪH▀P H▀┘xЪЪЪH▀H H▀┘xЪЪЪL▀@ ╟ Х╦√ЪЪ┴┘ ЪЪЪИ) <text:s text:c="2"/>H█5r1 <text:s/>H▀ WV <text:s/>H▀8H▀┘xЪЪЪH▀P ╟ Х┼√ЪЪ┴┘ ЪЪЪH▀}─H▀E─▀ ┐а ┴нХ─кЪЪ© <text:s text:c="3"/>Хv√ЪЪH▀E─┐8 <text:s/>▄' <text:s text:c="2"/>H▀E─▀ ┐И HcаH▀U─H┐б HаЮ H бH▀ H┴E╗И <text:s text:c="3"/>H▀E≤H▀@(H┴E╗H▀}─H▀E─▀0H▀U╗ХЁйЪЪH▀}─H▀E─▀0H▀∙xЪЪЪХ²йЪЪH▀EпH+┘pЪЪЪH┴┘hЪЪЪH▀}╗H▀╣xЪЪЪH▀∙hЪЪЪХ╢юЪЪH▀EпH▀U─H+┌ q <text:s/>H▀∙xЪЪЪH B0H┴B0H▀┘xЪЪЪ┐x| <text:s/>┘ <text:s text:c="3"/>H▀EпH▀M─H+│ q <text:s/>H▀█xЪЪЪH A@H┴A@H▀EпH▀M─H┴│ q <text:s/>ИЦШЪЪHг┘`ЪЪЪ <text:s text:c="3"/>г┘\ЪЪЪ <text:s text:c="3"/>│╫\ЪЪЪ ─ <text:s text:c="2"/>█▄ <text:s text:c="2"/>Hc┘\ЪЪЪH▀MюH▀Dа H┴┘PЪЪЪH┐╫PЪЪЪ <text:s/>┘ <text:s text:c="3"/>ИN <text:s text:c="2"/>H▀┘PЪЪЪH▀─ q <text:s/>H▀█PЪЪЪH+│ q <text:s/>H ┘`ЪЪЪH┴┘`ЪЪЪг┘LЪЪЪ <text:s text:c="3"/>▀┘LЪЪЪH▀█PЪЪЪ; <text:s/>█ <text:s text:c="3"/>┐╫LЪЪЪ <text:s/>┘ <text:s text:c="3"/>H▀E≤H▀@(H┴E╗И% <text:s text:c="2"/>▀┘LЪЪЪ┐Х HcхH▀∙PЪЪЪH┐б HаА H йH▀</text:span></text:p>
      <text:p text:style-name="P1"><text:span text:style-name="T1">H┴M╗Hc┘LЪЪЪH▀█PЪЪЪH┐а HаЮ H аH▀ H┴┘@ЪЪЪH▀╫PЪЪЪ▀╣LЪЪЪH▀U╗ХЪхЪЪH▀╫PЪЪЪ▀╣LЪЪЪH▀∙@ЪЪЪХФхЪЪHc┘LЪЪЪH▀█PЪЪЪH┐а HаЮ H аH▀A H┴┘8ЪЪЪH▀┘PЪЪЪH▀─ q <text:s/>H+┘8ЪЪЪH┴┘0ЪЪЪH▀}╗H▀╣@ЪЪЪH▀∙0ЪЪЪХо╬ЪЪ▀┘LЪЪЪ┐ю ┴┘LЪЪЪИКЧЪЪИ <text:s text:c="3"/>▀┘\ЪЪЪ┐ю ┴┘\ЪЪЪИdЧЪЪH▀E≤H▀@(H┴E╗H▀┘`ЪЪЪH▀M╗H┴A8H┐}╟ <text:s/>└ <text:s text:c="3"/>H▀┘`ЪЪЪH▀M╟H┴ H▀}═ХУ■ЪЪH▀}≤H┴}х┴┘ ЪЪЪH▀EхdH▀ %( <text:s text:c="2"/>H▀UЬH9яH┴┘ ЪЪЪ ┘ <text:s text:c="3"/>H▀┘ ЪЪЪH│д <text:s text:c="3"/>]цХЯ⌠ЪЪ░UH┴ЕH┐Л0HгюЪЪЪЪ╧ <text:s text:c="3"/>┴йH┴}ЬH▀}ЬHc <text:s/>H┴EьH┴ЬHВБ@ ░фH▀}ьH @гH┴г@┬uвХ°⌠ЪЪH┴EПгEЛ <text:s text:c="3"/>▀EЛH▀MЬ;A <text:s/>█5 <text:s text:c="2"/>HcEЛH▀MЬHiю┬ <text:s text:c="2"/>H A(H┴EЮH▀EЮHcMЛH▀UПH┴ й▀EЛ┐ю ┴EЛИ╩ЪЪЪH▀EПH┐д0]цf░UH┴ЕH┐Л0H┴}ЬH┴uП┴UЛH┴MЮ┐=</text:span></text:p>
      <text:p text:style-name="P1"><text:span text:style-name="T1">T <text:s text:c="3"/>└ <text:s text:c="3"/>H▀=uS <text:s/>H▀5ЧS <text:s/>╟ ХВ▓ЪЪ┴EэХ_хЪЪH▀}П▀uЛH▀UЮХoиЪЪH▀}П▀uЛH▀UЮХорЪЪH▀}ЬH▀uП▀UЛХоьЪЪH▀}ЬH▀uЮХ"щЪЪH▀}ЬH▀uП▀UЛХ╡ХЪЪH▀}ЬH▀uЮХ%ЛЪЪ┐=├S <text:s text:c="3"/>└ <text:s text:c="3"/>H█=N' <text:s/>H▀5РR <text:s/>╟ Хs▓ЪЪ┴EьH┐д0]цf. <text:s/>└ <text:s text:c="4"/>UH┴ЕH┐Л0H┴}ПH┴uХH▀uПH▀6H┴uЮH▀uХH▀6H┴uьH▀uЮH┐~ <text:s text:c="2"/>└ <text:s text:c="3"/>H▀EьH┐x <text:s text:c="2"/>┘ <text:s text:c="3"/>H▀}ПH▀uХХo°ЪЪ┴EЭИg <text:s text:c="2"/>H▀EЮH▀x H▀EьH▀p Х▓▒ЪЪ┴Eт┐}т <text:s/>┘? <text:s text:c="2"/>H▀EЮH▀x H▀EьH▀p Хp▒ЪЪ┴Eт┐}т <text:s/>┘ <text:s text:c="3"/>H▀EЮH▀x H▀EьH▀p ХN▒ЪЪ┴EЭИ <text:s text:c="3"/>▀Eт┴EЭ▀EЭH┐д0]ц <text:s/>─ <text:s text:c="3"/>UH┴ЕH┐Л@dH▀ %( <text:s text:c="2"/>H┴EЬH┴}ь┴uтH┴UПгEп <text:s text:c="3"/>▀Eп;Eт █U <text:s text:c="2"/>HcEпH▀MьH▀ аH┴EХH┐}Х <text:s/>└' <text:s text:c="2"/>H█EПH█MХH┴оH┴фХоЧЪЪ┐Ь <text:s/>┘<text:line-break/> <text:s text:c="2"/>▀Eп┴EДИ <text:s text:c="3"/>И <text:s text:c="3"/>▀Eп┐ю ┴EпИ÷ЪЪЪгEДЪЪЪЪ▀EДdH▀ %( <text:s text:c="2"/>H▀UЬH9я┴Eл ┘<text:tab/> <text:s text:c="2"/>▀EлH┐д@]цХВ░ЪЪ <text:s/>─ <text:s text:c="3"/>UH┴ЕH┴}ПH┴uХH▀uПH┴uЮH▀uХH┴uьH▀uЮH▀v H▀}ьH;w <text:s/>█ <text:s text:c="3"/>гEЭ <text:s text:c="3"/>И) <text:s text:c="2"/>H▀EЮH▀@ H▀MьH;A <text:s/>▌ <text:s text:c="3"/>гEЭЪЪЪЪИ <text:s text:c="3"/>гEЭ <text:s text:c="3"/>▀EЭ]ц <text:s/>@ UH┴ЕH┴}ПH┴uХH▀uПH┴uЮH▀uХH┴uьH▀uЮH▀v H▀}ьH;w <text:s/>█ <text:s text:c="3"/>гEЭ <text:s text:c="3"/>И) <text:s text:c="2"/>H▀EЮH▀@ H▀MьH;A <text:s/>▌ <text:s text:c="3"/>гEЭЪЪЪЪИ <text:s text:c="3"/>гEЭ <text:s text:c="3"/>▀EЭ]ц <text:s/>@ UH┴ЕH│ЛPP <text:s/>╨ ( <text:s/>H█╣ПвЪЪdH▀ %( <text:s text:c="2"/>H┴EЬH┴╫Х╞ЪЪH▀┘Х╞ЪЪH▀x Хe▓ЪЪ╨ ( <text:s/>H█╣П╞ЪЪH┴┘Ю╞ЪЪH▀┘Х╞ЪЪH▀x ХB▓ЪЪH┴┘ь╞ЪЪ┐=|P <text:s text:c="3"/>└ <text:s text:c="3"/>H█=ч) <text:s/>╟ Хp▐ЪЪ┴┘т╞ЪЪH█=т) <text:s/>H▀╣Ю╞ЪЪH▀∙ь╞ЪЪ╟ ХN▐ЪЪ┐=?P <text:s text:c="2"/>┴┘п╞ЪЪ └ <text:s text:c="3"/>H█=╛) <text:s/>╟ Х-▐ЪЪ┴┘л╞ЪЪH█=╒) <text:s/>H▀┘Х╞ЪЪH▀p0╟ Х ▐ЪЪ┐=ЪO <text:s text:c="2"/>┴┘х╞ЪЪ └ <text:s text:c="3"/>H█=l) <text:s/>╟ ХМ▌ЪЪ┴┘д╞ЪЪH█=b) <text:s/>H▀┘Х╞ЪЪH▀p8╟ Хн▌ЪЪ┐=©O <text:s text:c="2"/>┴┘ю╞ЪЪ └ <text:s text:c="3"/>H█=,) <text:s/>╟ Х╜▌ЪЪ┴┘╪╞ЪЪH█=') <text:s/>H▀┘Х╞ЪЪ▀pp╟ Х▐▌ЪЪ┐=─O <text:s text:c="2"/>┴┘╦╞ЪЪ └ <text:s text:c="3"/>H█= ) <text:s/>╟ Хn▌ЪЪ┴┘╢╞ЪЪdH▀ %( <text:s text:c="2"/>H▀MЬH9х ┘<text:tab/> <text:s text:c="2"/>H│дPP <text:s/>]цХd▌ЪЪ <text:s/>@ UH┴ЕH│Л╟Q <text:s/>dH▀ %( <text:s text:c="2"/>H┴EЬH┴╫Х╞ЪЪH┴╣Ю╞ЪЪH▀╫Х╞ЪЪХ&gt;ЗЪЪH┴┘ь╞ЪЪH▀╫Ю╞ЪЪХ+ЗЪЪ╧ <text:s text:c="3"/>┴йH█</text:span></text:p>
      <text:p text:style-name="P1"><text:span text:style-name="T1">}∙ЪЪH┴┘п╞ЪЪH▀┘ь╞ЪЪH▀╣Х╞ЪЪHcv H┴гХЭ█ЪЪг┘л╞ЪЪ <text:s text:c="3"/>▀┘л╞ЪЪH▀█Х╞ЪЪ;A <text:s/>█/ <text:s text:c="2"/>▀┘л╞ЪЪHc█л╞ЪЪH▀∙ь╞ЪЪH▀ й┴Ax▀┘л╞ЪЪ┐ю ┴┘л╞ЪЪИ╩ЪЪЪ╦ <text:s text:c="3"/>┴бH█</text:span></text:p>
      <text:p text:style-name="P1"><text:span text:style-name="T1">Ъ■ЪЪH▀╣п╞ЪЪH▀╫Ю╞ЪЪHc <text:s/>H┴╫P╞ЪЪH┴ВH▀╣P╞ЪЪХw█ЪЪг┘х╞ЪЪ <text:s text:c="3"/>▀┘х╞ЪЪH▀█Ю╞ЪЪ;A <text:s/>█/ <text:s text:c="2"/>▀┘х╞ЪЪHc█х╞ЪЪH▀∙п╞ЪЪH▀ й┴Ax▀┘х╞ЪЪ┐ю ┴┘х╞ЪЪИ╩ЪЪЪH▀┘Х╞ЪЪ▀H H▀┘Ю╞ЪЪ;H <text:s/>█ <text:s text:c="3"/>H▀┘Ю╞ЪЪ▀H ┴█L╞ЪЪИ <text:s text:c="3"/>H▀┘Х╞ЪЪ▀H ┴█L╞ЪЪ▀┘L╞ЪЪHгаЪЪЪЪ╨0 <text:s text:c="2"/>┴ж┴┘д╞ЪЪ▀┘д╞ЪЪ┐ю ┴┘д╞ЪЪHc┘д╞ЪЪHВФ@ ░гH @а@┬╫K╞ЪЪH┴гХ ▄ЪЪ1ЖH┴┘╦╞ЪЪH▀┘╦╞ЪЪHc█д╞ЪЪHkи0H┴гH┴йХ≥▄ЪЪH▀┘╦╞ЪЪH┴┘╟╞ЪЪг┘╛╞ЪЪ <text:s text:c="3"/>г┘╗╞ЪЪ <text:s text:c="3"/>▀┘╗╞ЪЪH▀█Х╞ЪЪ;A <text:s/>█&gt; <text:s text:c="2"/>H▀╫п╞ЪЪH▀┘Ю╞ЪЪ▀p Hc┘╗╞ЪЪH▀█ь╞ЪЪH▀ аХYЗЪЪ┴┘╓╞ЪЪ┐╫╓╞ЪЪ <text:s/>▄Й <text:s text:c="2"/>Hc┘╗╞ЪЪH▀█ь╞ЪЪH▀ аH▀█╟╞ЪЪH┴ Hc┘╓╞ЪЪH▀█п╞ЪЪH▀ аH▀█╟╞ЪЪH┴A H▀┘╟╞ЪЪH▀ H▀@0H┴┘≤╞ЪЪH▀┘╟╞ЪЪH▀@ H▀@0H┴┘░╞ЪЪH┐╫≤╞ЪЪ <text:s/>├y <text:s text:c="2"/>Р <text:s text:c="2"/>| <text:s text:c="2"/>H▀┘░╞ЪЪH▀█≤╞ЪЪH)хH▀█╟╞ЪЪH┴A <text:s/>(</text:span></text:p>
      <text:p text:style-name="P1"><text:span text:style-name="T1">9 <text:s text:c="2"/>С ~∙░╞ЪЪf bяf ( 5 <text:s text:c="2"/>f \сf pБNf XБС ~∙≤╞ЪЪf bяf \сf pйNf XйР ^АР YЮH▀┘╟╞ЪЪР <text:s/>` H▀┘╟╞ЪЪH▀ H▀@8H┴┘┬╞ЪЪH▀┘╟╞ЪЪH▀@ H▀@8H┴┘─╞ЪЪH┐╫┬╞ЪЪ <text:s/>├y <text:s text:c="2"/>Р <text:s text:c="2"/>й <text:s text:c="2"/>H▀┘─╞ЪЪH▀█┬╞ЪЪH)хH▀█╟╞ЪЪH┴A <text:s/>(</text:span></text:p>
      <text:p text:style-name="P1"><text:span text:style-name="T1">┤ <text:s text:c="2"/>С ~∙─╞ЪЪf bяf ( ┐ <text:s text:c="2"/>f \сf pБNf XБС ~∙┬╞ЪЪf bяf \сf pйNf XйР ^АР YЮH▀┘╟╞ЪЪР <text:s/>`(Hc┘╗╞ЪЪH▀█ь╞ЪЪHг а <text:s text:c="3"/>Hc┘╓╞ЪЪH▀█п╞ЪЪHг а <text:s text:c="3"/>H▀┘╟╞ЪЪH┐ю0H┴┘╟╞ЪЪ▀∙╛╞ЪЪ┐б ┴∙╛╞ЪЪИ <text:s text:c="3"/>▀┘╗╞ЪЪ┐ю ┴┘╗╞ЪЪИ╛ЩЪЪ╦0 <text:s text:c="2"/>┴бH█</text:span></text:p>
      <text:p text:style-name="P1"><text:span text:style-name="T1">УЬЪЪH▀╣╟╞ЪЪHг <text:s text:c="4"/>H▀╣╟╞ЪЪHгF <text:s text:c="4"/>H▀╣╦╞ЪЪHc╫╛╞ЪЪH┴╫@╞ЪЪH┴ВH▀╣@╞ЪЪХ╢┴ЪЪH▀█╦╞ЪЪH┴█╟╞ЪЪ┐=gJ <text:s text:c="3"/>└Д <text:s text:c="2"/>H▀=рI <text:s/>H▀5[J <text:s/>╟ ХT┴ЪЪH█=Ц# <text:s/>┴┘&lt;╞ЪЪ╟ Х@┴ЪЪH█=Ф <text:s text:c="2"/>┴┘8╞ЪЪ╟ Х,┴ЪЪH█=в# <text:s/>┴┘4╞ЪЪ╟ Х ┴ЪЪH█=К# <text:s/>┴┘0╞ЪЪ╟ Х ┴ЪЪH█=Ъ# <text:s/>┴┘,╞ЪЪ╟ ХП┬ЪЪH█=Р# <text:s/>H▀5бI <text:s/>┴┘(╞ЪЪ╟ Ху┬ЪЪH█=Ф# <text:s/>H▀5÷I <text:s/>┴┘$╞ЪЪ╟ Х╨┬ЪЪH█=з# <text:s/>┴┘ ╞ЪЪ╟ Х╕┬ЪЪH█5 $ <text:s/>H▀= I <text:s/>┴┘ ╞ЪЪ╟ Х▀┬ЪЪ┴┘ ╞ЪЪ1ю┬аH▀∙╟╞ЪЪH┐: ┬█ ╞ЪЪ └ <text:s text:c="3"/>H▀┘╟╞ЪЪH┐x <text:s text:c="2"/>∙а┬█ ╞ЪЪ┼┘ ╞ЪЪ╗ <text:s/>┘ <text:s text:c="3"/>ИT <text:s text:c="2"/>┐=3I <text:s text:c="3"/>└ <text:s text:c="3"/>H█=∙" <text:s/>╟ Х'┬ЪЪ┴┘ ╞ЪЪ╨ ( <text:s/>H█╣ПвЪЪH▀┘╟╞ЪЪH▀ H▀x Х╡┼ЪЪ╨ ( <text:s/>H█╣П╞ЪЪH┴┘x╞ЪЪH▀┘╟╞ЪЪH▀ H▀x Х▄┼ЪЪH█=F" <text:s/>H┴┘p╞ЪЪH▀╣x╞ЪЪH▀∙p╞ЪЪ╟ Х╧┤ЪЪ┐=╙H <text:s text:c="2"/>┴┘ ╞ЪЪ └ <text:s text:c="3"/>H█= " <text:s/>╟ Х≤┤ЪЪ┴┘ ╞ЪЪH█=</text:span></text:p>
      <text:p text:style-name="P1"><text:span text:style-name="T1">" <text:s/>H▀┘╟╞ЪЪH▀ H▀p0╟ Хv┤ЪЪ┐=gH <text:s text:c="2"/>┴┘ ╞ЪЪ └ <text:s text:c="3"/>H█=т! <text:s/>╟ ХU┤ЪЪ┴┘ ╞ЪЪH█=й! <text:s/>H▀┘╟╞ЪЪH▀@ H▀p0╟ Х2┤ЪЪ┐=#H <text:s text:c="2"/>┴┘Э╝ЪЪ └ <text:s text:c="3"/>H█=░! <text:s/>╟ Х ┤ЪЪ┴┘Ь╝ЪЪH█=├! <text:s/>H▀┘╟╞ЪЪH▀p ╟ ХР├ЪЪ┐=ЦG <text:s text:c="2"/>┴┘Т╝ЪЪ └ <text:s text:c="3"/>H█=P! <text:s/>╟ Хя├ЪЪ┴┘П╝ЪЪH█=6" <text:s/>H▀┘╟╞ЪЪР <text:s/>@ ╟ Х╠├ЪЪ┐=╒G <text:s text:c="2"/>┴┘Л╝ЪЪ └ <text:s text:c="3"/>H█="! <text:s/>╟ Х░├ЪЪ┴┘Х╝ЪЪH█=</text:span></text:p>
      <text:p text:style-name="P1"><text:span text:style-name="T1">! <text:s/>H▀┘╟╞ЪЪH▀ ▀pp╟ Хo├ЪЪ┐=`G <text:s text:c="2"/>┴┘Д╝ЪЪ └ <text:s text:c="3"/>H█=Ю <text:s text:c="2"/>╟ ХN├ЪЪ┴┘Ю╝ЪЪH█=х <text:s text:c="2"/>H▀┘╟╞ЪЪH▀@ ▀pp╟ Х,├ЪЪ┐= G <text:s text:c="2"/>┴┘э╝ЪЪ └ <text:s text:c="3"/>H█=┼! <text:s/>╟ Х<text:line-break/>├ЪЪ┴┘ь╝ЪЪH▀┘╟╞ЪЪH┐ю0H┴┘╟╞ЪЪИiЩЪЪ┐=ъF <text:s text:c="3"/>└ <text:s text:c="3"/>H█=^! <text:s/>╟ Хс┘ЪЪ┴┘т╝ЪЪ┐=╬F <text:s text:c="3"/>└─ <text:s text:c="2"/>H▀=)F <text:s/>H▀5╡F <text:s/>╟ Х╚┘ЪЪH█=╜ <text:s text:c="2"/>H▀5}F <text:s/>┴┘п╝ЪЪ╟ Х░┘ЪЪH█=║ <text:s text:c="2"/>H▀5ZF <text:s/>┴┘л╝ЪЪ╟ Хu┘ЪЪH█=Э <text:s text:c="2"/>┴┘х╝ЪЪ╟ Хa┘ЪЪH█5#! <text:s/>H▀=шE <text:s/>┴┘д╝ЪЪ╟ ХF┘ЪЪ┴┘ю╝ЪЪ╦0 <text:s text:c="2"/>┴бH█</text:span></text:p>
      <text:p text:style-name="P1"><text:span text:style-name="T1">рТЪЪH▀╣╦╞ЪЪHc╫╛╞ЪЪH┴╫╦╝ЪЪH┴ВH▀╣╦╝ЪЪХ&gt;┘ЪЪH▀█╦╞ЪЪH┴█╟╞ЪЪ1ю┬аH▀∙╟╞ЪЪH┐: ┬█╥╝ЪЪ └ <text:s text:c="3"/>H▀┘╟╞ЪЪH┐x <text:s text:c="2"/>∙а┬█╥╝ЪЪ┼┘╥╝ЪЪ╗ <text:s/>┘ <text:s text:c="3"/>ИT <text:s text:c="2"/>┐=╝E <text:s text:c="3"/>└ <text:s text:c="3"/>H█= <text:s text:c="3"/>╟ Х╒└ЪЪ┴┘╟╝ЪЪ╨ ( <text:s/>H█╣ПвЪЪH▀┘╟╞ЪЪH▀ H▀x Х-┤ЪЪ╨ ( <text:s/>H█╣П╞ЪЪH┴┘h╞ЪЪH▀┘╟╞ЪЪH▀ H▀x Х ┤ЪЪH█=а <text:s text:c="2"/>H┴┘`╞ЪЪH▀╣h╞ЪЪH▀∙`╞ЪЪ╟ Х4└ЪЪ┐=%E <text:s text:c="2"/>┴┘╛╝ЪЪ └ <text:s text:c="3"/>H█=▓ <text:s text:c="2"/>╟ Х └ЪЪ┴┘╗╝ЪЪH█=┬ <text:s text:c="2"/>H▀┘╟╞ЪЪH▀ H▀p8╟ ХЯ┐ЪЪ┐=БD <text:s text:c="2"/>┴┘╓╝ЪЪ └ <text:s text:c="3"/>H█=O <text:s text:c="2"/>╟ Хп┐ЪЪ┴┘═╝ЪЪH█=E <text:s text:c="2"/>H▀┘╟╞ЪЪH▀@ H▀p8╟ Х╜┐ЪЪ┐=·D <text:s text:c="2"/>┴┘°╝ЪЪ └ <text:s text:c="3"/>H█=<text:line-break/> <text:s text:c="2"/>╟ Х▄┐ЪЪ┴┘≤╝ЪЪH█= <text:s text:c="3"/>H▀┘╟╞ЪЪH▀p ╟ Хm┐ЪЪ┐=^D <text:s text:c="2"/>┴┘■╝ЪЪ └ <text:s text:c="3"/>H█=к <text:s text:c="2"/>╟ ХL┐ЪЪ┴┘░╝ЪЪH█=╠ <text:s text:c="2"/>H▀┘╟╞ЪЪР <text:s/>@(╟ Х,┐ЪЪ┐= D <text:s text:c="2"/>┴┘▄╝ЪЪ └ <text:s text:c="3"/>H█=² <text:s text:c="2"/>╟ Х<text:line-break/>┐ЪЪ┴┘┬╝ЪЪH█=┘ <text:s text:c="2"/>H▀┘╟╞ЪЪH▀ ▀pp╟ ХЙ┌ЪЪ┐=шC <text:s text:c="2"/>┴┘└╝ЪЪ └ <text:s text:c="3"/>H█=[ <text:s text:c="2"/>╟ Хи┌ЪЪ┴┘─╝ЪЪH█=C <text:s text:c="2"/>H▀┘╟╞ЪЪH▀@ ▀pp╟ Х╖┌ЪЪ┐=≤C <text:s text:c="2"/>┴┘|╝ЪЪ └ <text:s text:c="3"/>H█= <text:s text:c="3"/>╟ Х├┌ЪЪ┴┘x╝ЪЪH▀┘╟╞ЪЪH┐ю0H┴┘╟╞ЪЪИiЩЪЪ┐=ZC <text:s text:c="3"/>└C <text:s text:c="2"/>H█=ы <text:s text:c="2"/>╟ ХN┌ЪЪH█= <text:s text:c="3"/>┴┘t╝ЪЪ╟ Х:┌ЪЪH█56 <text:s text:c="2"/>H▀=╪B <text:s/>┴┘p╝ЪЪ╟ Х ┌ЪЪ┴┘l╝ЪЪг┘\╞ЪЪ <text:s text:c="3"/>▀┘\╞ЪЪH▀█Х╞ЪЪ;A <text:s/>█I <text:s text:c="2"/>Hc┘\╞ЪЪH▀█ь╞ЪЪH┐&lt;а <text:s/>└ <text:s text:c="3"/>Hc┘\╞ЪЪH▀█ь╞ЪЪH▀&lt;аХыЯЪЪИ <text:s text:c="3"/>▀┘\╞ЪЪ┐ю ┴┘\╞ЪЪИ║ЪЪЪ┐=║B <text:s text:c="3"/>└C <text:s text:c="2"/>H█= <text:s text:c="3"/>╟ Х∙│ЪЪH█=⌠ <text:s text:c="2"/>┴┘h╝ЪЪ╟ Х││ЪЪH█5} <text:s text:c="2"/>H▀= B <text:s/>┴┘d╝ЪЪ╟ Хf│ЪЪ┴┘`╝ЪЪг┘X╞ЪЪ <text:s text:c="3"/>▀┘X╞ЪЪH▀█Ю╞ЪЪ;A <text:s/>█I <text:s text:c="2"/>Hc┘X╞ЪЪH▀█п╞ЪЪH┐&lt;а <text:s/>└ <text:s text:c="3"/>Hc┘X╞ЪЪH▀█п╞ЪЪH▀&lt;аХ ЯЪЪИ <text:s text:c="3"/>▀┘X╞ЪЪ┐ю ┴┘X╞ЪЪИ║ЪЪЪ┐=ХA <text:s text:c="3"/>└ <text:s text:c="3"/>H█= <text:s text:c="3"/>╟ Хэ─ЪЪ┴┘\╝ЪЪdH▀ %( <text:s text:c="2"/>H▀MЬH9х ┘<text:tab/> <text:s text:c="2"/>H│д╟Q <text:s/>]цХр─ЪЪf░UH┴ЕH┐Л0H█5ъ <text:s text:c="2"/>H▀ б? <text:s/>H┴}ЬH▀8╟ ХЭ ЪЪH█5Ь <text:s text:c="2"/>H▀=╕? <text:s/>H▀?H▀UЬ┴EТ╟ Хщ ЪЪH█5* <text:s text:c="2"/>H▀ ┤? <text:s/>H▀:┴EП╟ Хб ЪЪH█5= <text:s text:c="2"/>H▀ l? <text:s/>H▀:┴EЛ╟ Х╖ ЪЪH█5T <text:s text:c="2"/>H▀ Q? <text:s/>H▀:┴EХ╟ Х▄ ЪЪH█5┤ <text:s text:c="2"/>H▀ 6? <text:s/>H▀:┴EД╟ Хq ЪЪH█5≥ <text:s text:c="2"/>H▀ <text:s/>? <text:s/>H▀:┴EЮ╟ ХV ЪЪH█5б <text:s text:c="2"/>H▀ <text:s/>? <text:s/>H▀:┴Eэ╟ Х; ЪЪH█5О <text:s text:c="2"/>H▀ Е&gt; <text:s/>H▀:┴Eь╟ Х <text:s/>ЪЪ╧ <text:s text:c="3"/>┴Eт┴хH┐д0]цUH┴ЕH┐Л0┴}ЬH┴uПH█ <text:s text:c="4"/>▀}ЬH▀uПХн─ЪЪ┴EЛ┐}ЛЪ ┘ <text:s text:c="3"/>Иф <text:s text:c="2"/>▀EЛ┐ю°┴а┐Х H┴MЮ┴Eэ ┤² <text:s text:c="2"/>H█ u <text:s text:c="2"/>H▀MЮHc ┬H бЪБH▀ i&gt; <text:s/>H▀ H┴ <text:s/>@ <text:s/>И <text:s text:c="3"/>H▀ S&gt; <text:s/>H▀ H┴ <text:s/>@ <text:s/>Иi <text:s text:c="2"/>г З? <text:s text:c="5"/>ИZ <text:s text:c="2"/>г С? <text:s text:c="5"/>ИK <text:s text:c="2"/>г Ю? <text:s text:c="5"/>И&lt; <text:s text:c="2"/>H▀ <text:s/>&gt; <text:s/>H▀ H┴ ж? <text:s/>И&amp; <text:s text:c="2"/>H▀ З= <text:s/>H▀8ХR~ЪЪ┴ д? <text:s/>И <text:s text:c="3"/>гEЭ <text:s text:c="3"/>И <text:s text:c="3"/>И ЪЪЪгEЭ <text:s text:c="3"/>▀EЭH┐д0]цf <text:s/>D <text:s/>UH┴ЕH│Л═ <text:s text:c="2"/>dH▀ %( <text:s text:c="2"/>H┴EЬг┘╓ЪСЪ <text:s text:c="3"/>┴╫═ЪСЪH┴╣≤ЪСЪг _? <text:s/>ЪЪЪЪ▀╫═ЪСЪH▀╣≤ЪСЪХ╔ЧЪЪ┐Ь <text:s/>┘ <text:s text:c="3"/>H▀ m= <text:s/>▀█═ЪСЪ+ ┐Ы <text:s/>└ <text:s text:c="3"/>H▀┘≤ЪСЪH▀8ХeЩЪЪ┴┘╓ЪСЪИЛ <text:s text:c="2"/>H▀ ;= <text:s/>Hc H▀█≤ЪСЪH▀ аH┴ ф&gt; <text:s/>┐=О&gt; <text:s text:c="3"/>▄ <text:s text:c="3"/>╦d <text:s text:c="2"/>; ч&gt; <text:s text:c="2"/>▐</text:span></text:p>
      <text:p text:style-name="P1"><text:span text:style-name="T1"><text:s text:c="3"/>г н&gt; <text:s text:c="5"/>┐=Ё&gt; <text:s text:c="3"/>└ <text:s text:c="3"/>ХТ║ЪЪг┘╓ЪСЪ <text:s text:c="3"/>И┤ <text:s text:c="2"/>H█╫ьЪЫЪH█∙╟ЪСЪHг┘╟ЪСЪ <text:s text:c="3"/>H▀5]&gt; <text:s/>Х═БЪЪH┴┘░ЪСЪH┐╫░ЪСЪ <text:s/>┘/ <text:s text:c="2"/>H█5Й <text:s text:c="2"/>H▀ ┘&lt; <text:s/>H▀8H▀ +&gt; <text:s/>╟ Х╪|ЪЪ© <text:s text:c="3"/>┴┘|ЪСЪХ╪|ЪЪH┐= &gt; <text:s text:c="3"/>└┌ <text:s text:c="2"/>H█╫╦ЪСЪH█∙╗ЪСЪH▀5Ы= <text:s/>Х4БЪЪH┴┘┬ЪСЪH┐╫┬ЪСЪ <text:s/>┘/ <text:s text:c="2"/>H█5~ <text:s text:c="2"/>H▀ <text:s/>&lt; <text:s/>H▀8H▀ г= <text:s/>╟ ХP|ЪЪ© <text:s text:c="3"/>┴┘xЪСЪХP|ЪЪH▀╫┬ЪСЪH▀╣░ЪСЪХ}НЪЪH▀╫┬ЪСЪХ ▀ЪЪИx <text:s text:c="2"/>H▀╫░ЪСЪХпХЪЪH█╫ьЪЫЪH┴┘─ЪСЪH▀╣─ЪСЪH▀┘░ЪСЪ▀P H▀█╟ЪСЪХEИЪЪH┐=U= <text:s text:c="3"/>└ <text:s text:c="3"/>H▀╫░ЪСЪХ⌡╨ЪЪH▀┘─ЪСЪH┐Ь H┴┘pЪСЪ └ <text:s text:c="3"/>H▀┘pЪСЪH┴гХД{ЪЪH▀╫░ЪСЪХx┼ЪЪг┘╓ЪСЪ <text:s text:c="3"/>▀┘╓ЪСЪdH▀ %( <text:s text:c="2"/>H▀UЬH9я┴┘lЪСЪ ┘ <text:s text:c="3"/>▀┘lЪСЪH│д═ <text:s text:c="2"/>]цХ |ЪЪ <text:s/>└ <text:s text:c="4"/>H┴l$ьL┴d$ЮH█-/lЪЪL█%(lЪЪL┴l$ХL┴t$ПL┴|$ЬH┴\$пH┐Л8L)ЕA┴ЩI┴ЖHаЩ I┴вХ╩zЪЪH┘Мt 1ш <text:s/>@ L┴ЗL┴ЖD┴ОAЪ эH┐ц H9КuЙH▀\$ H▀l$ L▀d$ L▀l$ L▀t$(L▀|$0H┐д8ц <text:s/>─ <text:s text:c="3"/>Сцf░UH┴ЕSH█ П7 <text:s/>RH▀ H┐ЬЪt ЪпH┐К КОX[]цf░H┐Л Х+}ЪЪH┐д ц <text:s text:c="27"/>0C <text:s/>0E <text:s text:c="13"/>0C <text:s text:c="5"/>0E <text:s text:c="5"/>Y@≤ШЪЪ!ЭЪЪ!ЭЪЪ╝ШЪЪсШЪЪ!ЭЪЪ!ЭЪЪдШЪЪ!ЭЪЪ!ЭЪЪ!ЭЪЪБШЪЪ!ЭЪЪ!ЭЪЪ!ЭЪЪЯШЪЪ ЭЪЪ&lt;html&gt;</text:span></text:p>
      <text:p text:style-name="P1"><text:span text:style-name="T1">&lt;head&gt;</text:span></text:p>
      <text:p text:style-name="P1"><text:span text:style-name="T1">&lt;script type="text/javascript" src="%ssortable.js"&gt;&lt;/script&gt;</text:span></text:p>
      <text:p text:style-name="P1"><text:span text:style-name="T1">&lt;script langugage="javascript"&gt;</text:span></text:p>
      <text:p text:style-name="P1"><text:span text:style-name="T1">function toggle(item) {</text:span></text:p>
      <text:p text:style-name="P1"><text:soft-page-break/><text:span text:style-name="T1"><text:s text:c="4"/>obj=document.getElementById(item);</text:span></text:p>
      <text:p text:style-name="P1"><text:span text:style-name="T1"><text:s text:c="4"/>visible=(obj.style.display!="none" &amp;&amp; obj.style.display!="");</text:span></text:p>
      <text:p text:style-name="P1"><text:span text:style-name="T1"><text:s text:c="4"/>key=document.getElementById("x" + item);</text:span></text:p>
      <text:p text:style-name="P1"><text:span text:style-name="T1"><text:s text:c="4"/>if (visible) {</text:span></text:p>
      <text:p text:style-name="P1"><text:span text:style-name="T1"><text:s text:c="8"/>obj.style.display="none";</text:span></text:p>
      <text:p text:style-name="P1"><text:span text:style-name="T1"><text:s text:c="8"/>key.innerHTML="+";</text:span></text:p>
      <text:p text:style-name="P1"><text:span text:style-name="T1"><text:s text:c="4"/>} else {</text:span></text:p>
      <text:p text:style-name="P1"><text:span text:style-name="T1"><text:s text:c="8"/>obj.style.display="block";</text:span></text:p>
      <text:p text:style-name="P1"><text:span text:style-name="T1"><text:s text:c="8"/>key.innerHTML="-"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function onMouseOver(obj) {</text:span></text:p>
      <text:p text:style-name="P1"><text:span text:style-name="T1"><text:s text:c="4"/>obj.style.background="lightblue";</text:span></text:p>
      <text:p text:style-name="P1"><text:span text:style-name="T1">}</text:span></text:p>
      <text:p text:style-name="P1"><text:span text:style-name="T1">function onMouseOut(obj) {</text:span></text:p>
      <text:p text:style-name="P1"><text:span text:style-name="T1"><text:s text:c="4"/>obj.style.background="white";</text:span></text:p>
      <text:p text:style-name="P1"><text:span text:style-name="T1">}</text:span></text:p>
      <text:p text:style-name="P1"><text:span text:style-name="T1">&lt;/script&gt;</text:span></text:p>
      <text:p text:style-name="P1"><text:span text:style-name="T1">&lt;style type="text/css"&gt;</text:span></text:p>
      <text:p text:style-name="P1"><text:span text:style-name="T1">div { font-family: courier; font-size: 13 }</text:span></text:p>
      <text:p text:style-name="P1"><text:span text:style-name="T1">div.parent { margin-left: 15; display: none }</text:span></text:p>
      <text:p text:style-name="P1"><text:soft-page-break/><text:span text:style-name="T1">div.leaf { margin-left: 10 }</text:span></text:p>
      <text:p text:style-name="P1"><text:span text:style-name="T1">div.header { margin-left: 10 }</text:span></text:p>
      <text:p text:style-name="P1"><text:span text:style-name="T1">div.link { margin-left: 10; cursor: move }</text:span></text:p>
      <text:p text:style-name="P1"><text:span text:style-name="T1">span.parent { padding-right: 10; }</text:span></text:p>
      <text:p text:style-name="P1"><text:span text:style-name="T1">span.leaf { padding-right: 10; }</text:span></text:p>
      <text:p text:style-name="P1"><text:span text:style-name="T1">a img { border: 0;}</text:span></text:p>
      <text:p text:style-name="P1"><text:span text:style-name="T1">table.sortable th { border-width: 0px 1px 1px 1px; background-color: #ccc;}</text:span></text:p>
      <text:p text:style-name="P1"><text:span text:style-name="T1">a { text-decoration: none; }</text:span></text:p>
      <text:p text:style-name="P1"><text:span text:style-name="T1">a:hover { text-decoration: underline; }</text:span></text:p>
      <text:p text:style-name="P1"><text:span text:style-name="T1">table.sortable th, table.sortable td { text-align: left;}table.sortable tr.odd td { background-color: #ddd; }</text:span></text:p>
      <text:p text:style-name="P1"><text:span text:style-name="T1">table.sortable tr.even td { background-color: #fff; }</text:span></text:p>
      <text:p text:style-name="P1"><text:span text:style-name="T1">&lt;/style&gt;</text:span></text:p>
      <text:p text:style-name="P1"><text:span text:style-name="T1">&lt;/head&gt;&lt;body&gt;</text:span></text:p>
      <text:p text:style-name="P2"/>
      <text:p text:style-name="P1"><text:span text:style-name="T1"><text:s/></text:span></text:p>
      <text:p text:style-name="P1"><text:span text:style-name="T1">&lt;/body&gt;</text:span></text:p>
      <text:p text:style-name="P1"><text:span text:style-name="T1">&lt;/html&gt;</text:span></text:p>
      <text:p text:style-name="P1"><text:span text:style-name="T1"><text:s/>====================================================================== &lt;table class='sortable' id='%s'&gt;&lt;tr&gt;</text:span></text:p>
      <text:p text:style-name="P1"><text:span text:style-name="T1">&lt;th&gt;Method&lt;/th&gt;</text:span></text:p>
      <text:p text:style-name="P1"><text:span text:style-name="T1">&lt;th&gt;Run 1 (us)&lt;/th&gt;</text:span></text:p>
      <text:p text:style-name="P1"><text:span text:style-name="T1">&lt;th&gt;Run 2 (us)&lt;/th&gt;</text:span></text:p>
      <text:p text:style-name="P1"><text:soft-page-break/><text:span text:style-name="T1">&lt;th&gt;Diff (us)&lt;/th&gt;</text:span></text:p>
      <text:p text:style-name="P1"><text:span text:style-name="T1">&lt;th&gt;Diff (%%)&lt;/th&gt;</text:span></text:p>
      <text:p text:style-name="P1"><text:span text:style-name="T1">&lt;th&gt;1: # calls&lt;/th&gt;</text:span></text:p>
      <text:p text:style-name="P1"><text:span text:style-name="T1">&lt;th&gt;2: # calls&lt;/th&gt;</text:span></text:p>
      <text:p text:style-name="P1"><text:span text:style-name="T1">&lt;/tr&gt;</text:span></text:p>
      <text:p text:style-name="P1"><text:span text:style-name="T1"><text:s/>&lt;table class='sortable' id='%s'&gt;</text:span></text:p>
      <text:p text:style-name="P1"><text:span text:style-name="T1">&lt;th&gt;Method&lt;/th&gt;</text:span></text:p>
      <text:p text:style-name="P1"><text:span text:style-name="T1">&lt;th&gt;Exclusive&lt;/th&gt;</text:span></text:p>
      <text:p text:style-name="P1"><text:span text:style-name="T1">&lt;th&gt;Inclusive&lt;/th&gt;</text:span></text:p>
      <text:p text:style-name="P1"><text:span text:style-name="T1">&lt;th&gt;# calls&lt;/th&gt;</text:span></text:p>
      <text:p text:style-name="P1"><text:span text:style-name="T1"><text:s/>htmlEscape(): buffer overflow</text:span></text:p>
      <text:p text:style-name="P1"><text:span text:style-name="T1"><text:s/>ERROR: not at start of %s (found '%.10s')</text:span></text:p>
      <text:p text:style-name="P1"><text:span text:style-name="T1"><text:s/>ERROR: '%s' not found (got '%.7s')</text:span></text:p>
      <text:p text:style-name="P1"><text:span text:style-name="T1"><text:s/>version ERROR: failed while reading version (found %d)</text:span></text:p>
      <text:p text:style-name="P1"><text:span text:style-name="T1"><text:s/>VERSION: %d</text:span></text:p>
      <text:p text:style-name="P1"><text:span text:style-name="T1"><text:s/>threads ERROR: failed while reading threads (found %d)</text:span></text:p>
      <text:p text:style-name="P1"><text:span text:style-name="T1"><text:s/>methods ERROR: failed while reading methods (found %d)</text:span></text:p>
      <text:p text:style-name="P1"><text:span text:style-name="T1"><text:s/>(toplevel) (unknown) ERROR: missing field on method line: '%s'</text:span></text:p>
      <text:p text:style-name="P1"><text:span text:style-name="T1"><text:s/>ERROR: bad method ID '%s'</text:span></text:p>
      <text:p text:style-name="P1"><text:span text:style-name="T1"><text:s/>end fseek Key file is empty.</text:span></text:p>
      <text:p text:style-name="P1"><text:span text:style-name="T1"><text:s/>ERROR: unable to alloc %lu bytes</text:span></text:p>
      <text:p text:style-name="P1"><text:soft-page-break/><text:span text:style-name="T1"><text:s/>ERROR: unable to read %lu bytes from trace file</text:span></text:p>
      <text:p text:style-name="P1"><text:span text:style-name="T1"><text:s/>Threads (%d):</text:span></text:p>
      <text:p text:style-name="P1"><text:span text:style-name="T1"><text:s/>%2d %s</text:span></text:p>
      <text:p text:style-name="P1"><text:span text:style-name="T1"><text:s/>Unsupported trace file version: %d</text:span></text:p>
      <text:p text:style-name="P1"><text:span text:style-name="T1"><text:s/>WARNING: hit EOF mid-record</text:span></text:p>
      <text:p text:style-name="P1"><text:span text:style-name="T1"><text:s/>ent xit unr ??? rb Trace (threadID action usecs class.method signature):</text:span></text:p>
      <text:p text:style-name="P1"><text:span text:style-name="T1"><text:s/>methodId: %#lx %2d %s%c %8lu%c%s%s.%s %s</text:span></text:p>
      <text:p text:style-name="P1"><text:span text:style-name="T1"><text:s/>%2d %s%c %8lu%c%s%s</text:span></text:p>
      <text:p text:style-name="P1"><text:span text:style-name="T1"><text:s text:c="9"/>&lt;/a&gt; [%d] &lt;a href="#m%d"&gt;[%d] %6s %5s <text:s text:c="2"/>%6s %s%6s%s %6d/%-6d %9lu %s.%s %s</text:span></text:p>
      <text:p text:style-name="P1"><text:span text:style-name="T1"><text:s/>%6s %5s <text:s text:c="2"/>%5.1f%% %s%6s%s %6d/%-6d %9lu %s.%s %s</text:span></text:p>
      <text:p text:style-name="P1"><text:span text:style-name="T1"><text:s/>%6s %5s <text:s text:c="2"/>%6s %s%6s%s %6d/%-6d %9lu %s</text:span></text:p>
      <text:p text:style-name="P1"><text:span text:style-name="T1"><text:s/>%6s %5s <text:s text:c="2"/>%5.1f%% %s%6s%s %6d/%-6d %9lu %s</text:span></text:p>
      <text:p text:style-name="P1"><text:span text:style-name="T1"><text:s text:c="3"/>%2d: %8lu %s.%s %s</text:span></text:p>
      <text:p text:style-name="P1"><text:span text:style-name="T1"><text:s text:c="3"/>%2d: %8lu %s</text:span></text:p>
      <text:p text:style-name="P1"><text:span text:style-name="T1"><text:s/>&lt;a name="contents"&gt;&lt;/a&gt;</text:span></text:p>
      <text:p text:style-name="P1"><text:span text:style-name="T1"><text:s/>&lt;h2&gt;Table of Contents&lt;/h2&gt;</text:span></text:p>
      <text:p text:style-name="P1"><text:span text:style-name="T1"><text:s/>&lt;ul&gt;</text:span></text:p>
      <text:p text:style-name="P1"><text:span text:style-name="T1"><text:s text:c="3"/>&lt;li&gt;&lt;a href="#exclusive"&gt;Exclusive profile&lt;/a&gt;&lt;/li&gt;</text:span></text:p>
      <text:p text:style-name="P1"><text:span text:style-name="T1"><text:s text:c="3"/>&lt;li&gt;&lt;a href="#inclusive"&gt;Inclusive profile&lt;/a&gt;&lt;/li&gt;</text:span></text:p>
      <text:p text:style-name="P1"><text:span text:style-name="T1"><text:s text:c="3"/>&lt;li&gt;&lt;a href="#class"&gt;Class/method profile&lt;/a&gt;&lt;/li&gt;</text:span></text:p>
      <text:p text:style-name="P1"><text:span text:style-name="T1"><text:s text:c="3"/>&lt;li&gt;&lt;a href="#method"&gt;Method/class profile&lt;/a&gt;&lt;/li&gt;</text:span></text:p>
      <text:p text:style-name="P1"><text:soft-page-break/><text:span text:style-name="T1"><text:s/>&lt;/ul&gt;</text:span></text:p>
      <text:p text:style-name="P2"/>
      <text:p text:style-name="P1"><text:span text:style-name="T1"><text:s/>&lt;a href="#contents"&gt;[Top]&lt;/a&gt;</text:span></text:p>
      <text:p text:style-name="P1"><text:span text:style-name="T1"><text:s/>&lt;a href="#exclusive"&gt;[Exclusive]&lt;/a&gt;</text:span></text:p>
      <text:p text:style-name="P1"><text:span text:style-name="T1"><text:s/>&lt;a href="#inclusive"&gt;[Inclusive]&lt;/a&gt;</text:span></text:p>
      <text:p text:style-name="P1"><text:span text:style-name="T1"><text:s/>&lt;a href="#class"&gt;[Class]&lt;/a&gt;</text:span></text:p>
      <text:p text:style-name="P1"><text:span text:style-name="T1"><text:s/>&lt;a href="#method"&gt;[Method]&lt;/a&gt;</text:span></text:p>
      <text:p text:style-name="P1"><text:span text:style-name="T1"><text:s/>&lt;br&gt;&lt;br&gt;</text:span></text:p>
      <text:p text:style-name="P1"><text:span text:style-name="T1"><text:s/>&lt;a name="exclusive"&gt;&lt;/a&gt;</text:span></text:p>
      <text:p text:style-name="P1"><text:span text:style-name="T1"><text:s/>&lt;hr&gt;</text:span></text:p>
      <text:p text:style-name="P1"><text:span text:style-name="T1"><text:s/></text:span></text:p>
      <text:p text:style-name="P1"><text:span text:style-name="T1">%s</text:span></text:p>
      <text:p text:style-name="P1"><text:span text:style-name="T1"><text:s/>Total cycles: %lu</text:span></text:p>
      <text:p text:style-name="P2"/>
      <text:p text:style-name="P1"><text:span text:style-name="T1"><text:s/>Exclusive elapsed times for each method, not including time spent in</text:span></text:p>
      <text:p text:style-name="P1"><text:span text:style-name="T1"><text:s/>children, sorted by exclusive time.</text:span></text:p>
      <text:p text:style-name="P2"/>
      <text:p text:style-name="P1"><text:span text:style-name="T1"><text:s/>&lt;br&gt;&lt;br&gt;</text:span></text:p>
      <text:p text:style-name="P1"><text:span text:style-name="T1">&lt;pre&gt;</text:span></text:p>
      <text:p text:style-name="P1"><text:span text:style-name="T1"><text:s text:c="5"/>Usecs <text:s/>self %% <text:s/>sum %% <text:s/>Method</text:span></text:p>
      <text:p text:style-name="P1"><text:span text:style-name="T1"><text:s/>&lt;a href="#m%d"&gt; %9lu <text:s/>%6.2f %6.2f <text:s/>%s[%d]%s %s.%s %s</text:span></text:p>
      <text:p text:style-name="P1"><text:soft-page-break/><text:span text:style-name="T1"><text:s/>%9lu <text:s/>%6.2f %6.2f <text:s/>%s[%d]%s %s</text:span></text:p>
      <text:p text:style-name="P1"><text:span text:style-name="T1"><text:s/>&lt;/pre&gt;</text:span></text:p>
      <text:p text:style-name="P1"><text:span text:style-name="T1"><text:s/>node%d[label = "[%d] %s.%s (%lu, %lu, %d)"]</text:span></text:p>
      <text:p text:style-name="P1"><text:span text:style-name="T1"><text:s/>node%d -&gt; node%d</text:span></text:p>
      <text:p text:style-name="P1"><text:span text:style-name="T1"><text:s/>%s.dot dot-%d-%d.dot w+ digraph g {</text:span></text:p>
      <text:p text:style-name="P1"><text:span text:style-name="T1">node [shape = record,height=.1];</text:span></text:p>
      <text:p text:style-name="P1"><text:span text:style-name="T1"><text:s/>} dot -Tpng -o "%s" "%s" &lt;a name="inclusive"&gt;&lt;/a&gt;</text:span></text:p>
      <text:p text:style-name="P1"><text:span text:style-name="T1"><text:s/></text:span></text:p>
      <text:p text:style-name="P1"><text:span text:style-name="T1">Inclusive elapsed times for each method and its parents and children,</text:span></text:p>
      <text:p text:style-name="P1"><text:span text:style-name="T1"><text:s/>sorted by inclusive time.</text:span></text:p>
      <text:p text:style-name="P2"/>
      <text:p text:style-name="P1"><text:span text:style-name="T1"><text:s/>index <text:s/>%%/total %%/self <text:s/>index <text:s text:c="4"/>calls <text:s text:c="8"/>usecs name</text:span></text:p>
      <text:p text:style-name="P1"><text:span text:style-name="T1"><text:s/>&lt;a name="m%d"&gt;&lt;/a&gt; ----------------------------------------------------</text:span></text:p>
      <text:p text:style-name="P1"><text:span text:style-name="T1"><text:s text:c="16"/>+++++++++++++++++++++++++</text:span></text:p>
      <text:p text:style-name="P1"><text:span text:style-name="T1"><text:s/>%-6s %5.1f%% <text:s text:c="2"/>%5s %6s %6d+%-6d %9lu %s.%s %s</text:span></text:p>
      <text:p text:style-name="P1"><text:span text:style-name="T1"><text:s/>%-6s %5.1f%% <text:s text:c="2"/>%5s %6s %6d+%-6d %9lu %s</text:span></text:p>
      <text:p text:style-name="P1"><text:span text:style-name="T1"><text:s/>%6s %5s <text:s text:c="2"/>%5.1f%% %6s %6s %6s %9lu</text:span></text:p>
      <text:p text:style-name="P1"><text:span text:style-name="T1"><text:s/>excl %s &amp;nbsp; &lt;a name="class"&gt;&lt;/a&gt;</text:span></text:p>
      <text:p text:style-name="P1"><text:span text:style-name="T1"><text:s/></text:span></text:p>
      <text:p text:style-name="P1"><text:span text:style-name="T1">No classes.</text:span></text:p>
      <text:p text:style-name="P1"><text:span text:style-name="T1"><text:s/></text:span></text:p>
      <text:p text:style-name="P1"><text:soft-page-break/><text:span text:style-name="T1">Exclusive elapsed time for each class, summed over all the methods</text:span></text:p>
      <text:p text:style-name="P1"><text:span text:style-name="T1"><text:s/>in the class.</text:span></text:p>
      <text:p text:style-name="P2"/>
      <text:p text:style-name="P1"><text:span text:style-name="T1"><text:s/>&lt;div class="header"&gt;&lt;span class="parent"&gt;&amp;nbsp;&lt;/span&gt;&amp;nbsp;&amp;nbsp;&amp;nbsp; Cycles %%/total Cumul.%% &amp;nbsp;Calls+Recur&amp;nbsp; Class&lt;/div&gt;</text:span></text:p>
      <text:p text:style-name="P1"><text:span text:style-name="T1"><text:s text:c="4"/>Cycles %%/total Cumul.%% <text:s/>Calls+Recur <text:s/>Class</text:span></text:p>
      <text:p text:style-name="P1"><text:span text:style-name="T1"><text:s/>&lt;div class="link" onClick="javascript:toggle('d%d')" onMouseOver="javascript:onMouseOver(this)" onMouseOut="javascript:onMouseOut(this)"&gt;&lt;span class="parent" id="xd%d"&gt;+&lt;/span&gt; %lu <text:s text:c="2"/>%.1f %d + &lt;/div&gt;</text:span></text:p>
      <text:p text:style-name="P1"><text:span text:style-name="T1"><text:s/>&lt;div class="parent" id="d%d"&gt;</text:span></text:p>
      <text:p text:style-name="P1"><text:span text:style-name="T1"><text:s/>---------------------------------------------</text:span></text:p>
      <text:p text:style-name="P1"><text:span text:style-name="T1"><text:s/>%9lu %7.1f %7.1f %6d+%-6d %s</text:span></text:p>
      <text:p text:style-name="P1"><text:span text:style-name="T1"><text:s/>&lt;div class="leaf"&gt;&lt;span class="leaf"&gt;&amp;nbsp;&lt;/span&gt; &lt;a href="#m%d"&gt;[%d]&lt;/a&gt;&amp;nbsp;%s&amp;nbsp;%s %9lu %9lu %7.1f %7.1f %6d+%-6d [%d] %s %s</text:span></text:p>
      <text:p text:style-name="P1"><text:span text:style-name="T1"><text:s/>&lt;a name="method"&gt;&lt;/a&gt;</text:span></text:p>
      <text:p text:style-name="P1"><text:span text:style-name="T1"><text:s/></text:span></text:p>
      <text:p text:style-name="P1"><text:span text:style-name="T1">Exclusive elapsed time for each method, summed over all the classes</text:span></text:p>
      <text:p text:style-name="P1"><text:span text:style-name="T1"><text:s/>that contain a method with the same name.</text:span></text:p>
      <text:p text:style-name="P2"/>
      <text:p text:style-name="P1"><text:span text:style-name="T1"><text:s/>Cycles %%/total Cumul.%% &amp;nbsp;Calls+Recur&amp;nbsp; Method&lt;/div&gt;</text:span></text:p>
      <text:p text:style-name="P1"><text:span text:style-name="T1"><text:s text:c="4"/>Cycles %%/total Cumul.%% <text:s/>Calls+Recur <text:s/>Method</text:span></text:p>
      <text:p text:style-name="P1"><text:span text:style-name="T1"><text:s/>&lt;div class="link" onClick="javascript:toggle('e%d')" onMouseOver="javascript:onMouseOver(this)" onMouseOut="javascript:onMouseOut(this)"&gt;&lt;span class="parent" id="xe%d"&gt;+&lt;/span&gt; &lt;div class="parent" id="e%d"&gt;</text:span></text:p>
      <text:p text:style-name="P1"><text:span text:style-name="T1"><text:s/>&lt;a href="#m%d"&gt;[%d]&lt;/a&gt;&amp;nbsp;%s.%s&amp;nbsp;%s %9lu %9lu %7.1f %7.1f %6d+%-6d [%d] %s.%s %s</text:span></text:p>
      <text:p text:style-name="P1"><text:span text:style-name="T1"><text:s/>Stack overflow (exceeded %d frames)</text:span></text:p>
      <text:p text:style-name="P1"><text:span text:style-name="T1"><text:s/>Exit from method %s.%s %s does not match stack:</text:span></text:p>
      <text:p text:style-name="P1"><text:soft-page-break/><text:span text:style-name="T1"><text:s/>Exit from method %s does not match stack:</text:span></text:p>
      <text:p text:style-name="P1"><text:span text:style-name="T1"><text:s/>&lt;tr&gt;&lt;td&gt;</text:span></text:p>
      <text:p text:style-name="P1"><text:span text:style-name="T1"><text:s/>%s.%s <text:s/>&lt;/td&gt;&lt;td&gt; %lu <text:s/>%d</text:span></text:p>
      <text:p text:style-name="P1"><text:span text:style-name="T1"><text:s/>&lt;/td&gt;&lt;td&gt;</text:span></text:p>
      <text:p text:style-name="P1"><text:span text:style-name="T1"><text:s/>&lt;h3&gt;Table of Contents&lt;/h3&gt;</text:span></text:p>
      <text:p text:style-name="P1"><text:span text:style-name="T1"><text:s/>&lt;li&gt;&lt;a href='#exclusive'&gt;Exclusive&lt;/a&gt;</text:span></text:p>
      <text:p text:style-name="P1"><text:span text:style-name="T1"><text:s/>&lt;li&gt;&lt;a href='#inclusive'&gt;Inclusive&lt;/a&gt;</text:span></text:p>
      <text:p text:style-name="P1"><text:span text:style-name="T1"><text:s/>&lt;/ul&gt;</text:span></text:p>
      <text:p text:style-name="P1"><text:span text:style-name="T1"><text:s/>Run 1: %s&lt;br&gt;</text:span></text:p>
      <text:p text:style-name="P1"><text:span text:style-name="T1"><text:s/>Run 2: %s&lt;br&gt;</text:span></text:p>
      <text:p text:style-name="P1"><text:span text:style-name="T1"><text:s/>&lt;a name="exclusive"&gt;&lt;/a&gt;&lt;h3 id="exclusive"&gt;Exclusive&lt;/h3&gt;</text:span></text:p>
      <text:p text:style-name="P1"><text:span text:style-name="T1"><text:s/>exclusive_table %.2f</text:span></text:p>
      <text:p text:style-name="P1"><text:span text:style-name="T1"><text:s/>&lt;/td&gt;&lt;/tr&gt;</text:span></text:p>
      <text:p text:style-name="P1"><text:span text:style-name="T1"><text:s/>&lt;/table&gt;</text:span></text:p>
      <text:p text:style-name="P1"><text:span text:style-name="T1"><text:s/>&lt;a name="inclusive"&gt;&lt;/a&gt;&lt;h3 id="inculisve"&gt;Inclusive&lt;/h3&gt;</text:span></text:p>
      <text:p text:style-name="P1"><text:span text:style-name="T1"><text:s/>inclusive_table &lt;h3&gt;Run 1 methods not found in Run 2&lt;/h3&gt; ? &lt;h3&gt;Run 2 methods not found in Run 1&lt;/h3&gt; &lt;/body&gt;&lt;/html</text:span></text:p>
      <text:p text:style-name="P1"><text:span text:style-name="T1"><text:s/>Copyright (C) 2006 The Android Open Source Project</text:span></text:p>
      <text:p text:style-name="P2"/>
      <text:p text:style-name="P1"><text:span text:style-name="T1"><text:s/>usage: %s [-ho] [-s sortable] [-d trace-file-name] [-g outfile] trace-file-name</text:span></text:p>
      <text:p text:style-name="P1"><text:span text:style-name="T1"><text:s text:c="3"/>-d trace-file-name <text:s/>- Diff with this trace</text:span></text:p>
      <text:p text:style-name="P1"><text:span text:style-name="T1"><text:s text:c="3"/>-g outfile <text:s text:c="9"/>- Write graph to 'outfile'</text:span></text:p>
      <text:p text:style-name="P1"><text:soft-page-break/><text:span text:style-name="T1"><text:s text:c="3"/>-k <text:s text:c="17"/>- When writing a graph, keep the intermediate DOT file</text:span></text:p>
      <text:p text:style-name="P1"><text:span text:style-name="T1"><text:s text:c="3"/>-h <text:s text:c="17"/>- Turn on HTML output</text:span></text:p>
      <text:p text:style-name="P1"><text:span text:style-name="T1"><text:s text:c="3"/>-o <text:s text:c="17"/>- Dump the dmtrace file instead of profiling</text:span></text:p>
      <text:p text:style-name="P1"><text:span text:style-name="T1"><text:s text:c="3"/>-s <text:s text:c="17"/>- URL base to where the sortable javascript file</text:span></text:p>
      <text:p text:style-name="P1"><text:span text:style-name="T1"><text:s text:c="3"/>-t threshold <text:s text:c="7"/>- Threshold percentage for including nodes in the graph</text:span></text:p>
      <text:p text:style-name="P1"><text:span text:style-name="T1"><text:s/>d:hg:kos:t: Cannot read "%s".</text:span></text:p>
      <text:p text:style-name="P1"><text:span text:style-name="T1"><text:s text:c="17"/>zR <text:s/>x <text:s text:c="5"/>░ <text:s text:c="10"/>ПcЪЪJ <text:s text:c="3"/>A <text:s/>├ C</text:span></text:p>
      <text:p text:style-name="P1"><text:span text:style-name="T1"><text:s text:c="12"/>&lt; <text:s text:c="3"/>fЪЪ( <text:s text:c="3"/>A <text:s/>├ C</text:span></text:p>
      <text:p text:style-name="P1"><text:span text:style-name="T1"><text:s text:c="12"/>\ <text:s text:c="2"/>0gЪЪQ <text:s text:c="3"/>A <text:s/>├ C</text:span></text:p>
      <text:p text:style-name="P1"><text:span text:style-name="T1"><text:s text:c="12"/>| <text:s text:c="2"/>phЪЪQ <text:s text:c="3"/>A <text:s/>├ C</text:span></text:p>
      <text:p text:style-name="P1"><text:span text:style-name="T1"><text:s text:c="12"/>° <text:s text:c="2"/>╟iЪЪc <text:s text:c="3"/>A <text:s/>├ C</text:span></text:p>
      <text:p text:style-name="P1"><text:span text:style-name="T1"><text:s text:c="12"/>╪ <text:s text:c="3"/>kЪЪ╜ <text:s text:c="3"/>A <text:s/>├ C</text:span></text:p>
      <text:p text:style-name="P1"><text:span text:style-name="T1"><text:s text:c="12"/>э <text:s text:c="2"/>░kЪЪ <text:s text:c="4"/>A <text:s/>├ C</text:span></text:p>
      <text:p text:style-name="P1"><text:span text:style-name="T1"><text:s text:c="12"/>Э <text:s text:c="2"/>─lЪЪ <text:s text:c="4"/>A <text:s/>├ C</text:span></text:p>
      <text:p text:style-name="P1"><text:span text:style-name="T1"><text:s text:c="16"/>pmЪЪ <text:s text:c="4"/>A <text:s/>├ C</text:span></text:p>
      <text:p text:style-name="P1"><text:span text:style-name="T1"><text:s text:c="12"/>&lt; <text:s text:c="2"/>pnЪЪ╒ <text:s text:c="3"/>A <text:s/>├ C</text:span></text:p>
      <text:p text:style-name="P1"><text:span text:style-name="T1"><text:s text:c="12"/>\ <text:s text:c="3"/>oЪЪp <text:s text:c="3"/>A <text:s/>├ C</text:span></text:p>
      <text:p text:style-name="P1"><text:span text:style-name="T1"><text:s text:c="12"/>| <text:s text:c="2"/>PoЪЪ▐ <text:s text:c="3"/>A <text:s/>├ C</text:span></text:p>
      <text:p text:style-name="P1"><text:span text:style-name="T1"><text:s text:c="12"/>° <text:s text:c="2"/>юoЪЪЗ <text:s text:c="3"/>A <text:s/>├ C</text:span></text:p>
      <text:p text:style-name="P1"><text:span text:style-name="T1"><text:s text:c="12"/>╪ <text:s text:c="2"/>═pЪЪЬ <text:s text:c="3"/>A <text:s/>├ C</text:span></text:p>
      <text:p text:style-name="P1"><text:span text:style-name="T1"><text:s text:c="12"/>э <text:s text:c="2"/>─rЪЪ <text:s text:c="4"/>A <text:s/>├ C</text:span></text:p>
      <text:p text:style-name="P1"><text:soft-page-break/><text:span text:style-name="T1"><text:s text:c="12"/>Э <text:s text:c="2"/>ptЪЪо <text:s text:c="3"/>A <text:s/>├ C</text:span></text:p>
      <text:p text:style-name="P1"><text:span text:style-name="T1"><text:s text:c="17"/>zЪЪ╝ <text:s text:c="3"/>A <text:s/>├ C</text:span></text:p>
      <text:p text:style-name="P1"><text:span text:style-name="T1"><text:s text:c="12"/>&lt; <text:s text:c="2"/>╟zЪЪ5 <text:s text:c="3"/>A <text:s/>├ C</text:span></text:p>
      <text:p text:style-name="P1"><text:span text:style-name="T1"><text:s text:c="12"/>\ <text:s text:c="2"/>пzЪЪ <text:s text:c="4"/>A <text:s/>├ C</text:span></text:p>
      <text:p text:style-name="P1"><text:span text:style-name="T1"><text:s text:c="12"/>| <text:s text:c="2"/>пzЪЪ5 <text:s text:c="3"/>A <text:s/>├ C</text:span></text:p>
      <text:p text:style-name="P1"><text:span text:style-name="T1"><text:s text:c="12"/>° <text:s text:c="2"/>ПzЪЪb <text:s text:c="3"/>A <text:s/>├ C</text:span></text:p>
      <text:p text:style-name="P1"><text:span text:style-name="T1"><text:s text:c="12"/>╪ <text:s text:c="2"/>@{ЪЪ <text:s text:c="4"/>A <text:s/>├ C</text:span></text:p>
      <text:p text:style-name="P1"><text:span text:style-name="T1"><text:s text:c="12"/>э <text:s text:c="3"/>~ЪЪ3 <text:s text:c="3"/>A <text:s/>├ C</text:span></text:p>
      <text:p text:style-name="P1"><text:span text:style-name="T1"><text:s text:c="12"/>Э <text:s text:c="2"/>@~ЪЪW <text:s text:c="3"/>A <text:s/>├ C</text:span></text:p>
      <text:p text:style-name="P1"><text:span text:style-name="T1"><text:s text:c="16"/>─~ЪЪн <text:s text:c="3"/>A <text:s/>├ C</text:span></text:p>
      <text:p text:style-name="P1"><text:span text:style-name="T1"><text:s text:c="12"/>&lt; <text:s text:c="2"/>0 ЪЪ? <text:s text:c="3"/>A <text:s/>├ C</text:span></text:p>
      <text:p text:style-name="P1"><text:span text:style-name="T1"><text:s text:c="12"/>\ <text:s text:c="2"/>P─ЪЪа <text:s text:c="3"/>A <text:s/>├ C</text:span></text:p>
      <text:p text:style-name="P1"><text:span text:style-name="T1"><text:s text:c="12"/>| <text:s text:c="3"/>│ЪЪ <text:s text:c="4"/>A <text:s/>├ C</text:span></text:p>
      <text:p text:style-name="P1"><text:span text:style-name="T1"><text:s text:c="12"/>° <text:s text:c="3"/>┌ЪЪ <text:s text:c="4"/>A <text:s/>├ C</text:span></text:p>
      <text:p text:style-name="P1"><text:span text:style-name="T1"><text:s/>J┐ ▌ <text:s text:c="6"/>╪ <text:s text:c="2"/>П┤ЪЪT <text:s text:c="3"/>A <text:s/>├ C</text:span></text:p>
      <text:p text:style-name="P1"><text:span text:style-name="T1"><text:s text:c="12"/>э <text:s text:c="2"/>0┼ЪЪ▓ <text:s text:c="3"/>A <text:s/>├ C</text:span></text:p>
      <text:p text:style-name="P1"><text:span text:style-name="T1"><text:s text:c="12"/>Э <text:s text:c="2"/>╟▀ЪЪ╨ <text:s text:c="3"/>A <text:s/>├ C</text:span></text:p>
      <text:p text:style-name="P1"><text:span text:style-name="T1"><text:s/>L┐ ▌ ▐ <text:s text:c="8"/>P▒ЪЪo <text:s text:c="3"/>A <text:s/>├ C</text:span></text:p>
      <text:p text:style-name="P1"><text:span text:style-name="T1"><text:s text:c="12"/>&lt; <text:s text:c="2"/>═▒ЪЪЛ <text:s text:c="3"/>A <text:s/>├ C</text:span></text:p>
      <text:p text:style-name="P1"><text:span text:style-name="T1"><text:s text:c="12"/>\ <text:s text:c="2"/>p▓ЪЪ√ <text:s text:c="3"/>A <text:s/>├ C</text:span></text:p>
      <text:p text:style-name="P1"><text:span text:style-name="T1"><text:s text:c="12"/>| <text:s text:c="2"/>П▓ЪЪt <text:s text:c="3"/>A <text:s/>├ C</text:span></text:p>
      <text:p text:style-name="P1"><text:soft-page-break/><text:span text:style-name="T1"><text:s text:c="12"/>° <text:s text:c="2"/>P⌠ЪЪЩ <text:s text:c="3"/>A <text:s/>├ C</text:span></text:p>
      <text:p text:style-name="P1"><text:span text:style-name="T1"><text:s text:c="12"/>╪ <text:s text:c="2"/>0≤ЪЪ▓ <text:s text:c="3"/>A <text:s/>├ C</text:span></text:p>
      <text:p text:style-name="P1"><text:span text:style-name="T1"><text:s text:c="12"/>э <text:s text:c="2"/>╟≤ЪЪ@ <text:s text:c="3"/>A <text:s/>├ C</text:span></text:p>
      <text:p text:style-name="P1"><text:span text:style-name="T1"><text:s/>G┐ ▌ <text:s text:c="6"/>Э <text:s text:c="2"/>п≥ЪЪи <text:s text:c="3"/>A <text:s/>├ C</text:span></text:p>
      <text:p text:style-name="P1"><text:span text:style-name="T1"><text:s text:c="16"/>─ ЪЪ╬ <text:s text:c="3"/>A <text:s/>├ C</text:span></text:p>
      <text:p text:style-name="P1"><text:span text:style-name="T1"><text:s text:c="12"/>&lt; <text:s text:c="3"/>°ЪЪ <text:s text:c="4"/>A <text:s/>├ C</text:span></text:p>
      <text:p text:style-name="P1"><text:span text:style-name="T1"><text:s text:c="12"/>\ <text:s text:c="3"/>╒ЪЪ} <text:s text:c="3"/>A <text:s/>├ C</text:span></text:p>
      <text:p text:style-name="P1"><text:span text:style-name="T1"><text:s text:c="12"/>| <text:s text:c="2"/>p╔ЪЪЮ <text:s text:c="3"/>A <text:s/>├ C</text:span></text:p>
      <text:p text:style-name="P1"><text:span text:style-name="T1"><text:s text:c="12"/>° <text:s text:c="2"/>0╕ЪЪ▒<text:line-break/> <text:s text:c="2"/>A <text:s/>├ C</text:span></text:p>
      <text:p text:style-name="P1"><text:span text:style-name="T1"><text:s text:c="12"/>╪ <text:s text:c="2"/>╟╠ЪЪy <text:s text:c="3"/>A <text:s/>├ C</text:span></text:p>
      <text:p text:style-name="P1"><text:span text:style-name="T1"><text:s text:c="12"/>э <text:s text:c="3"/>╣ЪЪ█<text:line-break/> <text:s text:c="2"/>A <text:s/>├ C</text:span></text:p>
      <text:p text:style-name="P1"><text:span text:style-name="T1"><text:s text:c="12"/>Э <text:s text:c="2"/>─юЪЪ <text:s text:c="4"/>A <text:s/>├ C</text:span></text:p>
      <text:p text:style-name="P1"><text:span text:style-name="T1"><text:s text:c="16"/>pгЪЪ· <text:s text:c="3"/>A <text:s/>├ C</text:span></text:p>
      <text:p text:style-name="P1"><text:span text:style-name="T1"><text:s text:c="12"/>&lt; <text:s text:c="2"/>ПгЪЪф <text:s text:c="3"/>A <text:s/>├ C</text:span></text:p>
      <text:p text:style-name="P1"><text:span text:style-name="T1"><text:s text:c="12"/>\ <text:s text:c="2"/>═хЪЪи <text:s text:c="3"/>A <text:s/>├ C</text:span></text:p>
      <text:p text:style-name="P1"><text:span text:style-name="T1"><text:s text:c="12"/>| <text:s text:c="2"/>PиЪЪ╧ <text:s text:c="3"/>A <text:s/>├ C</text:span></text:p>
      <text:p text:style-name="P1"><text:span text:style-name="T1"><text:s text:c="12"/>° <text:s text:c="2"/>ПиЪЪl <text:s text:c="3"/>A <text:s/>├ C</text:span></text:p>
      <text:p text:style-name="P1"><text:span text:style-name="T1"><text:s text:c="12"/>╪ <text:s text:c="2"/>@йЪЪl <text:s text:c="3"/>A <text:s/>├ C</text:span></text:p>
      <text:p text:style-name="P1"><text:span text:style-name="T1"><text:s text:c="12"/>э <text:s text:c="2"/>░йЪЪ╛ <text:s text:c="3"/>A <text:s/>├ C</text:span></text:p>
      <text:p text:style-name="P1"><text:span text:style-name="T1"><text:s text:c="12"/>Э <text:s text:c="3"/>лЪЪ▌</text:span></text:p>
      <text:p text:style-name="P1"><text:span text:style-name="T1"><text:s text:c="3"/>A <text:s/>├ C</text:span></text:p>
      <text:p text:style-name="P1"><text:soft-page-break/><text:span text:style-name="T1"><text:s text:c="16"/>░ыЪЪ <text:s text:c="4"/>A <text:s/>├ C</text:span></text:p>
      <text:p text:style-name="P1"><text:span text:style-name="T1"><text:s text:c="12"/>&lt; <text:s text:c="2"/>─зЪЪ</text:span></text:p>
      <text:p text:style-name="P1"><text:span text:style-name="T1"><text:s text:c="4"/>A <text:s/>├ C</text:span></text:p>
      <text:p text:style-name="P1"><text:span text:style-name="T1"><text:s text:c="12"/>\ <text:s text:c="2"/>pшЪЪ╗ <text:s text:c="3"/>A <text:s/>├ C</text:span></text:p>
      <text:p text:style-name="P1"><text:span text:style-name="T1"><text:s text:c="8"/>$ <text:s text:c="2"/>| <text:s text:c="3"/>чЪЪ┴ <text:s text:c="3"/>Q▄ ├ _ @┐ ▐ ▌ █ <text:s/>X <text:s text:c="8"/>╓ <text:s text:c="2"/>hчЪЪ <text:s text:c="11"/>$ <text:s text:c="2"/>╪ <text:s text:c="2"/>ЮXЪЪ <text:s text:c="6"/>F <text:s/>J <text:line-break/>w ─ ? ;*3$" <text:s text:c="10"/>; ЬЪЪ&gt; <text:s text:c="2"/>╪XЪЪтЪЪЪ,\ЪЪ4ЬЪЪ|^ЪЪTЬЪЪ╛_ЪЪtЬЪЪ aЪЪ■ЬЪЪlbЪЪ╢ЬЪЪэcЪЪтЬЪЪ▄dЪЪТЬЪЪ°eЪЪ ЫЪЪ╛fЪЪ4ЫЪЪлgЪЪTЫЪЪ|hЪЪtЫЪЪЛhЪЪ■ЫЪЪ|iЪЪ╢ЫЪЪ|jЪЪтЫЪЪ|lЪЪТЫЪЪ▄nЪЪ ЗЪЪ\tЪЪ4ЗЪЪ uЪЪTЗЪЪLuЪЪtЗЪЪluЪЪ■ЗЪЪ╛uЪЪ╢ЗЪЪ vЪЪтЗЪЪ yЪЪТЗЪЪ\yЪЪ ШЪЪ╪yЪЪ4ШЪЪ▄zЪЪTШЪЪл{ЪЪtШЪЪ°|ЪЪ■ШЪЪ╪}ЪЪ╢ШЪЪл┐ЪЪтШЪЪ,├ЪЪТШЪЪл┤ЪЪ ЭЪЪ▄█ЪЪ4ЭЪЪЭ█ЪЪTЭЪЪЛ▌ЪЪtЭЪЪ▄▐ЪЪ■ЭЪЪ ░ЪЪ╢ЭЪЪ ∙ЪЪтЭЪЪ╛∙ЪЪТЭЪЪЛ√ЪЪ ЩЪЪ╪≈ЪЪ4ЩЪЪ|≥ЪЪTЩЪЪ▄÷ЪЪtЩЪЪ ёЪЪ■ЩЪЪЛёЪЪ╢ЩЪЪ▄╞ЪЪтЩЪЪ ЁЪЪТЩЪЪ°╬ЪЪ ЧЪЪ╛еЪЪ4ЧЪЪLфЪЪTЧЪЪ гЪЪtЧЪЪЛгЪЪ■ЧЪЪ╛хЪЪ╢ЧЪЪ иЪЪтЧЪЪ▄иЪЪТЧЪЪ&lt;кЪЪ ЪЪЪльЪЪ4ЪЪЪэыЪЪTЪЪЪЛзЪЪtЪЪЪ°щЪЪ■ЪЪЪ,чЪЪ╪ЪЪЪ <text:s text:c="1071"/>ЪЪЪЪЪЪЪЪ <text:s text:c="7"/>ЪЪЪЪЪЪЪЪ <text:s text:c="23"/>Юн <text:s text:c="29"/>╗<text:line-break/> <text:s text:c="29"/>╟<text:tab/> <text:s text:c="13"/>Ь <text:s text:c="6"/><text:tab/> <text:s text:c="14"/>ЫЪЪo <text:s text:c="3"/></text:span></text:p>
      <text:p text:style-name="P1"><text:span text:style-name="T1"><text:s text:c="31"/>x <text:s text:c="6"/><text:line-break/> <text:s text:c="22"/>х <text:s text:c="6"/></text:span></text:p>
      <text:p text:style-name="P1"><text:span text:style-name="T1"><text:s text:c="7"/>Ш <text:s text:c="6"/>УЧЪo <text:s text:c="3"/>х <text:s text:c="14"/>╨ <text:s text:c="14"/>Ф <text:s text:c="14"/>д <text:s text:c="14"/>н <text:s text:c="30"/>ю <text:s text:c="6"/></text:span></text:p>
      <text:p text:style-name="P1"><text:span text:style-name="T1"><text:s text:c="7"/>x■ <text:s text:c="13"/>э <text:s text:c="22"/>ШЪЪo <text:s text:c="11"/>ПЪЪo <text:s text:c="4"/><text:tab/> <text:s text:c="5"/>ЧЪЪo <text:s text:c="3"/>\<text:tab/> <text:s text:c="5"/>ЪЪЪo <text:s text:c="107"/>P■ <text:s text:c="5"/>ю⌠ <text:s text:c="6"/>▒ <text:s text:c="69"/>xл <text:s text:c="21"/>Ж <text:s text:c="22"/>&amp; <text:s text:c="6"/>6 <text:s text:c="6"/>F <text:s text:c="6"/>V <text:s text:c="6"/>f <text:s text:c="6"/>v <text:s text:c="6"/>├ <text:s text:c="6"/>√ <text:s text:c="6"/>╕ <text:s text:c="6"/>╤ <text:s text:c="6"/>ф <text:s text:c="6"/>ж <text:s text:c="6"/>Ф <text:s text:c="6"/>Ж <text:s text:c="22"/>&amp; <text:s text:c="6"/>6 <text:s text:c="6"/>F <text:s text:c="6"/>V <text:s text:c="6"/>f <text:s text:c="6"/>v <text:s text:c="6"/>├ <text:s text:c="6"/>√ <text:s text:c="6"/>╕ <text:s text:c="6"/>╤ <text:s text:c="6"/>ф <text:s text:c="6"/>ж <text:s text:c="6"/>Ф <text:s text:c="6"/>Ж <text:s text:c="15"/>п <text:s text:c="6"/>∙ <text:s text:c="5"/>т≥ <text:s text:c="5"/>Ф≥ <text:s text:c="5"/>-  <text:s text:c="5"/>ъ  <text:s text:c="13"/>▐² <text:s text:c="5"/>⌠² <text:s text:c="5"/>≈² <text:s text:c="5"/>⌡² <text:s text:c="6"/>GCC: (GNU) 4.8 Android clang version 3.8.275480 <text:s/>(based on LLVM 3.8.275480) GCC: (Ubuntu/Linaro 4.6.3-1ubuntu5) 4.6.3 <text:s text:c="5"/><text:tab/> <text:s text:c="6"/>GNU gold 1.11 <text:s text:c="3"/>.symtab .strtab .shstrtab .interp .note.ABI-tag .dynsym .dynstr .gnu.hash .gnu.version .gnu.version_r .rela.dyn .rela.plt .init .text .fini .rodata .eh_frame .eh_frame_hdr .ctors .dtors .jcr .dynamic .got .got.plt .data .tm_clone_table .bss .comment .note.gnu.gold-version <text:s text:c="82"/>8 <text:s text:c="6"/>8 <text:s text:c="38"/># <text:s text:c="14"/>T <text:s text:c="6"/>T <text:s text:c="38"/>1 <text:s text:c="2"/><text:line-break/> <text:s text:c="10"/>x <text:s text:c="6"/>x <text:s text:c="6"/>P <text:s text:c="30"/>9 <text:s text:c="14"/>х <text:s text:c="6"/>х <text:s text:c="6"/>Ш <text:s text:c="30"/>A <text:s text:c="2"/>ЖЪЪo <text:s text:c="7"/>х <text:s text:c="6"/>х <text:s text:c="6"/>8 <text:s text:c="30"/>K <text:s text:c="2"/>ЪЪЪo <text:s text:c="8"/><text:tab/> <text:s text:c="6"/><text:tab/> <text:s text:c="5"/>\ <text:s text:c="30"/>X <text:s text:c="2"/>ЧЪЪo <text:s text:c="7"/>\<text:tab/> <text:s text:c="5"/>\<text:tab/> <text:s text:c="5"/>P <text:s text:c="30"/>g <text:s text:c="14"/>╟<text:tab/> <text:s text:c="5"/>╟<text:tab/> <text:s text:c="5"/>Ь <text:s text:c="30"/>q <text:s text:c="14"/>╗<text:line-break/> <text:s text:c="5"/>╗<text:line-break/> <text:s text:c="17"/><text:line-break/> <text:s text:c="18"/>{ <text:s text:c="14"/>ю <text:s text:c="6"/>ю <text:s text:c="38"/>v <text:s text:c="14"/>Ю <text:s text:c="6"/>Ю <text:s text:c="38"/>│ <text:s text:c="30"/>x┐ <text:s text:c="29"/>┤ <text:s text:c="14"/>x■ <text:s text:c="5"/>x■ <text:s text:c="37"/>█ <text:s text:c="14"/>░■ <text:s text:c="5"/>░■ <text:s text:c="5"/>╘ <text:s text:c="30"/>∙ <text:s text:c="14"/>@╝ <text:s text:c="5"/>@╝ <text:s text:c="5"/>Д <text:s text:c="30"/>÷ <text:s text:c="14"/>$╤ <text:s text:c="5"/>$╤ <text:s text:c="5"/>Э <text:s text:c="30"/>╜ <text:s text:c="14"/>Pл <text:s text:c="5"/>P╪ <text:s text:c="37"/>╢ <text:s text:c="14"/>`л <text:s text:c="5"/>`╪ <text:s text:c="37"/>╩ <text:s text:c="14"/>pл <text:s text:c="5"/>p╪ <text:s text:c="37"/>ю <text:s text:c="14"/>xл <text:s text:c="5"/>x╪ <text:s text:c="37"/>и <text:s text:c="14"/>┬н <text:s text:c="5"/>┬╬ <text:s text:c="5"/>X <text:s text:c="30"/>н <text:s text:c="14"/>Юн <text:s text:c="5"/>Ю╬ <text:s text:c="37"/>в <text:s text:c="15"/>п <text:s text:c="6"/>ю <text:s text:c="5"/>` <text:s text:c="30"/>щ <text:s text:c="14"/>`п <text:s text:c="5"/>`ю <text:s text:c="37"/>М <text:s text:c="14"/>`п <text:s text:c="5"/>`ю <text:s text:c="5"/>P <text:s text:c="30"/>Р <text:s text:c="6"/>0 <text:s text:c="14"/>`ю <text:s text:c="5"/>w <text:s text:c="30"/>Ш <text:s text:c="22"/>ью <text:s text:c="61"/>Тю <text:s text:c="61"/>хи <text:s text:c="5"/>≤</text:span></text:p>
      <text:p text:style-name="P1"><text:span text:style-name="T1"><text:s text:c="30"/><text:tab/> <text:s text:c="22"/>`в <text:s text:c="5"/>┤<text:tab/> <text:s text:c="59"/>ЯЪ <text:s text:c="21"/>ЯЪ <text:s text:c="21"/>ЯЪ <text:s text:c="23"/>8 <text:s text:c="22"/>T <text:s text:c="22"/>x <text:s text:c="22"/>х <text:s text:c="22"/>х <text:s text:c="23"/><text:tab/> <text:s text:c="21"/>\<text:tab/> <text:s text:c="21"/>╟<text:tab/> <text:s text:c="19"/><text:tab/> ╗<text:line-break/> <text:s text:c="19"/></text:span></text:p>
      <text:p text:style-name="P1"><text:span text:style-name="T1"><text:s/>ю <text:s text:c="20"/><text:line-break/> Ю <text:s text:c="44"/></text:span></text:p>
      <text:p text:style-name="P1"><text:span text:style-name="T1"><text:s/>x■ <text:s text:c="21"/>░■ <text:s text:c="21"/>@╝ <text:s text:c="21"/>$╤ <text:s text:c="21"/>Pл <text:s text:c="21"/>`л <text:s text:c="21"/>pл <text:s text:c="21"/>xл <text:s text:c="21"/>┬н <text:s text:c="21"/>Юн <text:s text:c="22"/>п <text:s text:c="21"/>`п <text:s text:c="21"/>`п <text:s text:c="61"/>/ <text:s text:c="6"/>P■ <text:s text:c="13"/>? <text:s text:c="22"/>F <text:s text:c="6"/>ю⌠ <text:s text:c="5"/>┴ <text:s text:c="6"/>V <text:s text:c="7"/>▒ <text:s text:c="5"/>╗ <text:s text:c="6"/>[ <text:s text:c="7"/>п <text:s text:c="13"/>f <text:s text:c="22"/>k <text:s text:c="6"/>░■ <text:s text:c="13"/>z <text:s text:c="22"/>▄ <text:s text:c="7"/>п <text:s text:c="13"/>≥ <text:s text:c="22"/>╗ <text:s text:c="4"/></text:span></text:p>
      <text:p text:style-name="P1"><text:span text:style-name="T1"><text:s/>ю <text:s text:c="14"/>╝ <text:s text:c="4"/></text:span></text:p>
      <text:p text:style-name="P1"><text:span text:style-name="T1"><text:s/>x■ <text:s text:c="13"/>╢ <text:s text:c="22"/>п <text:s text:c="22"/>Й <text:s text:c="22"/>О <text:s text:c="22"/>У <text:s text:c="2"/>" <text:s text:c="42"/><text:line-break/> <text:s text:c="46"/>&amp; <text:s text:c="22"/>- <text:s text:c="6"/>═ <text:s text:c="6"/>З <text:s text:c="6"/>C <text:s text:c="22"/>J <text:s text:c="6"/>`│ <text:s text:c="5"/>▌</text:span></text:p>
      <text:p text:style-name="P1"><text:span text:style-name="T1"><text:s text:c="6"/>f <text:s text:c="6"/>P <text:s text:c="6"/>J <text:s text:c="6"/>{ <text:s text:c="22"/>┌ <text:s text:c="7"/>M <text:s text:c="5"/>и <text:s text:c="6"/>╙ <text:s text:c="22"/>╡ <text:s text:c="6"/>пK <text:s text:c="5"/>@ <text:s text:c="6"/>ш <text:s text:c="22"/>Б <text:s text:c="6"/>═ <text:s text:c="6"/>p <text:s text:c="6"/>Ь <text:s text:c="22"/>Ъ <text:s text:c="6"/>П <text:s text:c="6"/>╒ <text:s text:c="30"/>" <text:s text:c="6"/>П1 <text:s text:c="5"/>а <text:s text:c="6"/>&gt; <text:s text:c="22"/>F <text:s text:c="6"/>╟$ <text:s text:c="5"/>о <text:s text:c="6"/>b <text:s text:c="22"/>k <text:s text:c="7"/>░ <text:s text:c="5"/></text:span></text:p>
      <text:p text:style-name="P1"><text:span text:style-name="T1"><text:s text:c="7"/>─ <text:s text:c="22"/>┤ <text:s text:c="6"/>═" <text:s text:c="13"/>ё <text:s text:c="22"/>╙ <text:s text:c="6"/>═ <text:s text:c="6"/>Ь <text:s text:c="6"/>г <text:s text:c="22"/>м <text:s text:c="6"/>p| <text:s text:c="5"/>ф <text:s text:c="6"/>З <text:s text:c="22"/>Ъ <text:s text:c="6"/>юt <text:s text:c="13"/>! <text:s text:c="22"/>' <text:s text:c="6"/>0K <text:s text:c="5"/>▓ <text:s text:c="6"/>K <text:s text:c="22"/>S <text:s text:c="6"/>0Y <text:s text:c="5"/>Ю <text:s text:c="6"/>i <text:s text:c="22"/>n <text:s text:c="6"/>ю2 <text:s text:c="13"/>· <text:s text:c="6"/>░+ <text:s text:c="5"/>5 <text:s text:c="6"/>╩ <text:s text:c="22"/>б <text:s text:c="6"/>0+ <text:s text:c="5"/>5 <text:s text:c="6"/>ъ <text:s text:c="22"/>Д <text:s text:c="6"/>╟U <text:s text:c="5"/>} <text:s text:c="14"/>═ <text:s text:c="6"/>( <text:s text:c="6"/>E <text:s text:c="6"/>╟0 <text:s text:c="5"/>? <text:s text:c="6"/>p <text:s text:c="22"/>w <text:s text:c="6"/>П9 <text:s text:c="5"/>T <text:s text:c="6"/>· <text:s text:c="22"/>╔ <text:s text:c="14"/>╜ <text:s text:c="6"/>а <text:s text:c="22"/>г <text:s text:c="14"/>▐ <text:s text:c="6"/>А <text:s text:c="22"/>Г <text:s text:c="6"/>ю <text:s text:c="38"/><text:line-break/> <text:s text:c="30"/>░ <text:s text:c="6"/>c <text:s text:c="6"/>9 <text:s text:c="22"/>&gt; <text:s text:c="6"/>п{ <text:s text:c="5"/>· <text:s text:c="6"/>_ <text:s text:c="7"/>Z <text:s text:c="5"/>▒<text:line-break/> <text:s text:c="5"/>┌ <text:s text:c="6"/>╟ <text:s text:c="6"/>╛ <text:s text:c="6"/>╖ <text:s text:c="6"/>╟E <text:s text:c="5"/>t <text:s text:c="6"/>ю <text:s text:c="6"/>0i <text:s text:c="5"/>█<text:line-break/> <text:s text:c="5"/>Д <text:s text:c="6"/>P&lt; <text:s text:c="5"/>▓ <text:s text:c="14"/>П= <text:s text:c="5"/>╨ <text:s text:c="6"/>C <text:s text:c="6"/>╟ <text:s text:c="14"/>c <text:s text:c="6"/>╟C <text:s text:c="5"/>o <text:s text:c="6"/>≈ <text:s text:c="7"/>E <text:s text:c="5"/>√ <text:s text:c="6"/>╡ <text:s text:c="6"/>0F <text:s text:c="5"/>Щ <text:s text:c="6"/>щ <text:s text:c="6"/>═O <text:s text:c="21"/>п <text:s text:c="14"/>) <text:s text:c="6"/>╟e <text:s text:c="5"/>y <text:s text:c="6"/>_ <text:s text:c="6"/>п <text:s text:c="6"/>Q <text:s text:c="6"/>│ <text:s text:c="6"/>0 <text:s text:c="6"/>Q <text:s text:c="6"/>ё <text:s text:c="6"/>@} <text:s text:c="5"/>и <text:s text:c="6"/>г <text:s text:c="6"/>п~ <text:s text:c="5"/>l <text:s text:c="6"/>М <text:s text:c="6"/>@ <text:s text:c="6"/>l <text:s text:c="14"/>ЮM <text:s text:c="5"/>╬ <text:s text:c="6"/>@ <text:s text:c="6"/>П▌ <text:s text:c="13"/>L <text:s text:c="6"/>@/ <text:s text:c="5"/>3 <text:s text:c="6"/>a <text:s text:c="6"/>─/ <text:s text:c="5"/>W <text:s text:c="6"/>v <text:s text:c="6"/>Ю/ <text:s text:c="5"/>н <text:s text:c="6"/>▀ <text:s text:c="6"/>─* <text:s text:c="5"/>╝ <text:s text:c="6"/>╒ <text:s text:c="6"/>Ю3 <text:s text:c="13"/>╟ <text:s text:c="7"/>~ <text:s text:c="5"/>╧ <text:s text:c="6"/>п <text:s text:c="6"/>@, <text:s text:c="13"/>Х <text:s text:c="7"/>D <text:s text:c="5"/>Л <text:s text:c="7"/><text:tab/> <text:s text:c="22"/><text:tab/> <text:s text:c="22"/><text:tab/> <text:s text:c="22"/><text:tab/> <text:s text:c="22"/><text:tab/> <text:s text:c="6"/>п <text:s text:c="13"/>&amp;<text:tab/> <text:s text:c="6"/>п <text:s text:c="13"/>1<text:tab/> <text:s text:c="6"/>п <text:s text:c="13"/>B<text:tab/> <text:s text:c="5"/>(п <text:s text:c="13"/>N<text:tab/> <text:s text:c="5"/>0п <text:s text:c="13"/>a<text:tab/> <text:s text:c="5"/>pп <text:s text:c="13"/>o<text:tab/> <text:s text:c="3"/>ЯЪ╟п <text:s text:c="13"/>t<text:tab/> <text:s text:c="3"/>ЯЪ`п <text:s text:c="13"/>{<text:tab/> <text:s text:c="3"/>ЯЪ`п <text:s text:c="14"/>crtstuff.c art/tools/dmtracedump/tracedump.cc __libc_csu_fini _start __libc_csu_init main data_start time _IO_stdin_used __libc_start_main __data_start __gmon_start__ _init _fini _ITM_deregisterTMCloneTable _ITM_registerTMCloneTable rand qsort __cxa_finalize rewind remove _Jv_RegisterClasses perror _Z10checkTokenPKciS0_ optind _Z10createDiffP8DataKeysS0_ _Z10htmlEscapePKcPci printf _Z11createLinksP8_IO_FILEP11MethodEntry strncmp _Z12createLabelsP8_IO_FILEP11MethodEntry strlen _Z12findNextCharPKcic system _Z12freeDataKeysP8DataKeys strtoul _Z12lookupMethodP8DataKeysl sprintf _Z12parseMethodsP8DataKeysl snprintf _Z12parseOptionsiPPc strcmp _Z12parseThreadsP8DataKeysl stderr _Z12parseVersionP8DataKeysli fopen _Z12profileTraceP9TraceDataPP11MethodEntryim feof _Z13parseDataKeysP9TraceDataPKcPm fread _Z14checkThresholdP11MethodEntryS0_ fprintf _Z14printHtmlFieldPci atoi _Z14readDataRecordP8_IO_FILEP10DataHeaderPiPjPm _Z14sortMethodListP8DataKeys fclose _Z14sortThreadListP8DataKeys exit _Z15createClassListP9TraceDataPP11MethodEntryi _Z15initMethodEntryP11MethodEntrylPKcS2_S2_S2_S2_ _Z15parseDataHeaderP8_IO_FILEP10DataHeader optarg _Z16addInclusiveTimeP11MethodEntryS0_m memset _Z17compareClassNamesPKvS0_ ftell _Z17countLinesToTokenPKci fseek _Z18compareMethodNamesPKvS0_ getopt __stack_chk_fail _Z18compareTimedMethodPKvS0_ getc _Z18parseMethodEntriesP8DataKeys _Z18printClassProfilesP9TraceDatam _Z18printMissingMethodP11MethodEntry _Z19outputNavigationBarv _Z19printMethodProfilesP9TraceDatam _Z19sortTimedMethodListP11TimedMethodPi _Z20printInclusiveMethodP11MethodEntryP11TimedMethodii _Z21compareClassExclusivePKvS0_ _Z21countRecursiveEntriesP9CallStackiP11MethodEntry _Z21outputTableOfContentsv _Z21printExclusiveProfilePP11MethodEntryim _Z21printInclusiveProfilePP11MethodEntryim _Z22compareUniqueExclusivePKvS0_ _Z22createUniqueMethodListP9TraceDataPP11MethodEntryi _Z23compareElapsedExclusivePKvS0_ _Z23compareElapsedInclusivePKvS0_ _Z25compareMethodNamesForDiffPKvS0_ _Z27compareDiffEntriesExculsivePKvS0_ _Z27compareDiffEntriesInculsivePKvS0_ _Z30createInclusiveProfileGraphNewP8DataKeys _Z5usagePKc _Z7read2LEP8_IO_FILE _Z7read4LEP8_IO_FILE _Z7read8LEP8_IO_FILE _Z8parseEndP8DataKeysl _Z9dumpTracev _Z9findMatchPP11MethodEntryiS0_ _Z9parseKeysP8_IO_FILEi _Z9stackDumpP9CallStacki _ZdaPv _ZdlPv _Znam _Znwm htmlFooter htmlHeader profileSeparator tableHeader tableHeaderMissing versionNumber _end _edata __bss_star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6" meta:paragraph-count="321" meta:word-count="5646" meta:character-count="57247" meta:non-whitespace-character-count="37442"/>
    <meta:generator>LibreOfficeDev/5.1.0.3$Linux_X86_64 LibreOffice_project/</meta:generator>
  </office:meta>
</office:document-meta>
</file>